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9492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1.0693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7638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4256in"/>
    </style:style>
    <style:style style:name="co10" style:family="table-column">
      <style:table-column-properties fo:break-before="auto" style:column-width="0.7965in"/>
    </style:style>
    <style:style style:name="co11" style:family="table-column">
      <style:table-column-properties fo:break-before="auto" style:column-width="0.2291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5346in"/>
    </style:style>
    <style:style style:name="co14" style:family="table-column">
      <style:table-column-properties fo:break-before="auto" style:column-width="0.6874in"/>
    </style:style>
    <style:style style:name="co15" style:family="table-column">
      <style:table-column-properties fo:break-before="auto" style:column-width="1.6366in"/>
    </style:style>
    <style:style style:name="co16" style:family="table-column">
      <style:table-column-properties fo:break-before="auto" style:column-width="0.698in"/>
    </style:style>
    <style:style style:name="co17" style:family="table-column">
      <style:table-column-properties fo:break-before="auto" style:column-width="0.8075in"/>
    </style:style>
    <style:style style:name="co18" style:family="table-column">
      <style:table-column-properties fo:break-before="auto" style:column-width="0.4799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502in"/>
    </style:style>
    <style:style style:name="co21" style:family="table-column">
      <style:table-column-properties fo:break-before="auto" style:column-width="0.5673in"/>
    </style:style>
    <style:style style:name="co22" style:family="table-column">
      <style:table-column-properties fo:break-before="auto" style:column-width="0.9819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319in" fo:break-before="auto" style:use-optimal-row-height="true"/>
    </style:style>
    <style:style style:name="ro5" style:family="table-row">
      <style:table-row-properties style:row-height="0.1543in" fo:break-before="auto" style:use-optimal-row-height="false"/>
    </style:style>
    <style:style style:name="ro6" style:family="table-row">
      <style:table-row-properties style:row-height="0.1457in" fo:break-before="auto" style:use-optimal-row-height="false"/>
    </style:style>
    <style:style style:name="ro7" style:family="table-row">
      <style:table-row-properties style:row-height="0.1457in" fo:break-before="page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PageStyle_5f_Valore_20_futuro">
      <style:table-properties table:display="true" style:writing-mode="lr-tb"/>
    </style:style>
    <style:style style:name="ta2" style:family="table" style:master-page-name="PageStyle_5f_15">
      <style:table-properties table:display="true" style:writing-mode="lr-tb"/>
    </style:style>
    <style:style style:name="ta3" style:family="table" style:master-page-name="PageStyle_5f_16">
      <style:table-properties table:display="true" style:writing-mode="lr-tb"/>
    </style:style>
    <style:style style:name="ta4" style:family="table" style:master-page-name="PageStyle_5f_17">
      <style:table-properties table:display="true" style:writing-mode="lr-tb"/>
    </style:style>
    <style:style style:name="ta5" style:family="table" style:master-page-name="PageStyle_5f_15_5f__5f_17">
      <style:table-properties table:display="true" style:writing-mode="lr-tb"/>
    </style:style>
    <style:style style:name="ta6" style:family="table" style:master-page-name="PageStyle_5f_Centro_20_storico">
      <style:table-properties table:display="true" style:writing-mode="lr-tb"/>
    </style:style>
    <style:style style:name="ta7" style:family="table" style:master-page-name="PageStyle_5f_T01">
      <style:table-properties table:display="true" style:writing-mode="lr-tb"/>
    </style:style>
    <style:style style:name="ta8" style:family="table" style:master-page-name="PageStyle_5f_2003">
      <style:table-properties table:display="true" style:writing-mode="lr-tb"/>
    </style:style>
    <style:style style:name="ta9" style:family="table" style:master-page-name="PageStyle_5f_2004">
      <style:table-properties table:display="true" style:writing-mode="lr-tb"/>
    </style:style>
    <style:style style:name="ta10" style:family="table" style:master-page-name="PageStyle_5f_2005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0d0d0" style:diagonal-bl-tr="none" style:diagonal-tl-br="none" fo:border="0.0138in solid #000000"/>
      <style:text-properties fo:color="#33996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ackground-color="#d0d0d0" style:diagonal-bl-tr="none" style:diagonal-tl-br="none" fo:border="0.0138in solid #000000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d0d0d0" style:diagonal-bl-tr="none" style:diagonal-tl-br="none" fo:border="0.0138in solid #000000"/>
      <style:text-properties fo:color="#ff99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ackground-color="transparent" fo:border="non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138in solid #000000" fo:background-color="#d0d0d0" style:diagonal-bl-tr="none" style:diagonal-tl-br="none" fo:border-left="0.0138in solid #000000" fo:border-right="none" fo:border-top="0.0138in solid #000000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11">
      <style:table-cell-properties style:diagonal-bl-tr="none" style:diagonal-tl-br="none" fo:background-color="transparent" fo:border="0.0138in solid #000000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ackground-color="transparent" fo:border="0.0138in solid #000000"/>
      <style:text-properties fo:color="#3366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7">
      <style:table-cell-properties fo:border-bottom="0.0138in solid #000000" style:diagonal-bl-tr="none" style:diagonal-tl-br="none" fo:border-left="0.0346in solid #000000" fo:border-right="0.0138in solid #000000" fo:border-top="0.0346in solid #000000"/>
    </style:style>
    <style:style style:name="ce11" style:family="table-cell" style:parent-style-name="Default">
      <style:table-cell-properties fo:border-bottom="0.0138in solid #000000" style:diagonal-bl-tr="none" style:diagonal-tl-br="none" fo:background-color="transparent" fo:border-left="0.0346in solid #000000" fo:border-right="0.0138in solid #000000" fo:border-top="0.0138in solid #000000"/>
      <style:text-properties fo:color="#3366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0346in solid #000000" style:diagonal-bl-tr="none" style:diagonal-tl-br="none" fo:background-color="transparent" fo:border-left="0.0346in solid #000000" fo:border-right="0.0138in solid #000000" fo:border-top="0.0138in solid #000000"/>
      <style:text-properties fo:color="#3366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d0d0d0" style:diagonal-bl-tr="none" style:diagonal-tl-br="none" fo:border-left="0.0138in solid #000000" fo:border-right="0.0138in solid #000000" fo:border-top="0.0138in solid #000000"/>
      <style:text-properties fo:color="#339966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 style:data-style-name="N11">
      <style:table-cell-properties fo:border-bottom="0.0138in solid #000000" style:diagonal-bl-tr="none" style:diagonal-tl-br="none" fo:background-color="transparent" fo:border-left="0.0138in solid #000000" fo:border-right="0.0138in solid #000000" fo:border-top="0.0346in solid #000000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7">
      <style:table-cell-properties style:diagonal-bl-tr="none" style:diagonal-tl-br="none" fo:border="0.0138in solid #000000"/>
    </style:style>
    <style:style style:name="ce16" style:family="table-cell" style:parent-style-name="Default" style:data-style-name="N107">
      <style:table-cell-properties fo:border-bottom="0.0346in solid #000000" style:diagonal-bl-tr="none" style:diagonal-tl-br="none" fo:border-left="0.0138in solid #000000" fo:border-right="0.0138in solid #000000" fo:border-top="0.0138in solid #000000"/>
    </style:style>
    <style:style style:name="ce17" style:family="table-cell" style:parent-style-name="Default" style:data-style-name="N11">
      <style:table-cell-properties fo:border-bottom="0.0138in solid #000000" style:diagonal-bl-tr="none" style:diagonal-tl-br="none" fo:background-color="transparent" fo:border-left="0.0138in solid #000000" fo:border-right="0.0346in solid #000000" fo:border-top="0.0346in solid #000000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7">
      <style:table-cell-properties fo:border-bottom="0.0138in solid #000000" style:diagonal-bl-tr="none" style:diagonal-tl-br="none" fo:border-left="0.0138in solid #000000" fo:border-right="0.0346in solid #000000" fo:border-top="0.0138in solid #000000"/>
    </style:style>
    <style:style style:name="ce19" style:family="table-cell" style:parent-style-name="Default" style:data-style-name="N107">
      <style:table-cell-properties fo:border-bottom="0.0346in solid #000000" style:diagonal-bl-tr="none" style:diagonal-tl-br="none" fo:border-left="0.0138in solid #000000" fo:border-right="0.0346in solid #000000" fo:border-top="0.0138in solid #000000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0.0138in solid #008080" style:direction="ltr" fo:border-right="none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138in solid #00808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808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0555in solid #008080" fo:background-color="#ffffff" style:diagonal-bl-tr="none" style:diagonal-tl-br="none" style:text-align-source="value-type" style:repeat-content="false" fo:wrap-option="no-wrap" fo:border-left="0.0138in solid #00808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108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7" style:family="table-cell" style:parent-style-name="Excel_5f_BuiltIn_5f_Comma" style:data-style-name="N121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5f_BuiltIn_5f_Comma" style:data-style-name="N121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121">
      <style:table-cell-properties style:glyph-orientation-vertical="0" fo:border-bottom="0.0555in solid #00808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0108">
      <style:table-cell-properties style:glyph-orientation-vertical="0" fo:border-bottom="0.0138in solid #000000" fo:background-color="#c0c0c0" style:diagonal-bl-tr="none" style:diagonal-tl-br="none" style:text-align-source="fix" style:repeat-content="false" fo:wrap-option="no-wrap" fo:border-left="none" style:direction="ltr" fo:border-right="0.0138in solid #008080" style:rotation-angle="0" style:rotation-align="none" style:shrink-to-fit="false" fo:border-top="0.0555in solid #008080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1" style:family="table-cell" style:parent-style-name="Excel_5f_BuiltIn_5f_Comma" style:data-style-name="N121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808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5f_BuiltIn_5f_Comma" style:data-style-name="N12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808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5f_BuiltIn_5f_Comma" style:data-style-name="N121">
      <style:table-cell-properties style:glyph-orientation-vertical="0" fo:border-bottom="0.0555in solid #00808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8080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6" style:family="table-cell" style:parent-style-name="Default">
      <style:table-cell-properties fo:border-bottom="0.0138in solid #000080" fo:background-color="#ccffff" style:diagonal-bl-tr="none" style:diagonal-tl-br="none" fo:border-left="0.0138in solid #000080" fo:border-right="none" fo:border-top="non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7" style:family="table-cell" style:parent-style-name="Default">
      <style:table-cell-properties fo:border-bottom="none" fo:background-color="#ccffff" style:diagonal-bl-tr="none" style:diagonal-tl-br="none" fo:border-left="0.0138in solid #000080" fo:border-right="none" fo:border-top="non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138in solid #000080" fo:background-color="#ff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" style:family="table-cell" style:parent-style-name="Default">
      <style:table-cell-properties fo:border-bottom="0.0138in solid #000080" fo:background-color="#ccffff" style:diagonal-bl-tr="none" style:diagonal-tl-br="none" fo:border-left="none" fo:border-right="none" fo:border-top="non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8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fo:border-left="0.013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Valuta_20__28_0_29__5f_TOTALE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00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Valuta_20__28_0_29__5f_TOTALE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138in solid #000080" style:direction="ltr" fo:border-right="0.000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 style:data-style-name="N3">
      <style:table-cell-properties fo:border-bottom="none" style:diagonal-bl-tr="none" style:diagonal-tl-br="none" fo:border-left="0.013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 style:data-style-name="N3">
      <style:table-cell-properties fo:border-bottom="0.0138in solid #000080" style:diagonal-bl-tr="none" style:diagonal-tl-br="none" fo:border-left="0.013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008in solid #000080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54" style:family="table-cell" style:parent-style-name="Default" style:data-style-name="N3">
      <style:table-cell-properties fo:border-bottom="none" fo:background-color="#ffffff" style:diagonal-bl-tr="none" style:diagonal-tl-br="none" fo:border-left="0.000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Valuta_20__28_0_29__5f_TOTALE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008in solid #000080" style:direction="ltr" fo:border-right="0.000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Valuta_20__28_0_29__5f_TOTALE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000080" style:direction="ltr" fo:border-right="0.000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 style:data-style-name="N3">
      <style:table-cell-properties fo:border-bottom="none" style:diagonal-bl-tr="none" style:diagonal-tl-br="none" fo:border-left="0.000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 style:data-style-name="N3">
      <style:table-cell-properties fo:border-bottom="0.0138in solid #000080" style:diagonal-bl-tr="none" style:diagonal-tl-br="none" fo:border-left="0.000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 style:data-style-name="N3">
      <style:table-cell-properties fo:border-bottom="0.0138in solid #000080" fo:background-color="#ffffff" style:diagonal-bl-tr="none" style:diagonal-tl-br="none" fo:border-left="0.000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 style:data-style-name="N3">
      <style:table-cell-properties fo:background-color="#ffffff"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0008in solid #000080" fo:border-right="0.000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 style:data-style-name="N3">
      <style:table-cell-properties fo:background-color="#ffffff" style:diagonal-bl-tr="none" style:diagonal-tl-br="none" fo:border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3" style:family="table-cell" style:parent-style-name="Default" style:data-style-name="N3">
      <style:table-cell-properties fo:border-bottom="0.0138in solid #000080" fo:background-color="#ffffff" style:diagonal-bl-tr="none" style:diagonal-tl-br="none" fo:border-left="none" fo:border-right="none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0.0138in solid #000080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6" style:family="table-cell" style:parent-style-name="Default">
      <style:table-cell-properties fo:border-bottom="0.0138in solid #000080" fo:background-color="#ccffff" style:diagonal-bl-tr="none" style:diagonal-tl-br="none" fo:border-left="none" fo:border-right="0.0138in solid #000080" fo:border-top="non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" style:family="table-cell" style:parent-style-name="Default" style:data-style-name="N3">
      <style:table-cell-properties fo:border-bottom="none" fo:background-color="#ffffff" style:diagonal-bl-tr="none" style:diagonal-tl-br="none" fo:border-left="0.0008in solid #000080" fo:border-right="0.013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Valuta_20__28_0_29__5f_TOTALE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0008in solid #000080" style:direction="ltr" fo:border-right="0.013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Valuta_20__28_0_29__5f_TOTALE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008in solid #000080" style:direction="ltr" fo:border-right="0.0138in solid #000080" style:rotation-angle="0" style:rotation-align="none" style:shrink-to-fit="false" fo:border-top="none" style:vertical-align="top"/>
      <style:paragraph-properties fo:text-align="end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 style:data-style-name="N3">
      <style:table-cell-properties fo:border-bottom="0.0138in solid #000080" fo:background-color="#ffffff" style:diagonal-bl-tr="none" style:diagonal-tl-br="none" fo:border-left="0.0008in solid #000080" fo:border-right="0.0138in solid #000080" fo:border-top="none"/>
      <style:text-properties fo:color="#000080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2" style:family="table-cell" style:parent-style-name="Default" style:data-style-name="N135">
      <style:table-cell-properties fo:background-color="#ffffff"/>
    </style:style>
    <style:style style:name="ce7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8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0103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2" style:family="table-cell" style:parent-style-name="Default" style:data-style-name="N10103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3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8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2">
      <style:table-cell-properties style:glyph-orientation-vertical="0" fo:background-color="#ccffff" style:diagonal-bl-tr="none" style:diagonal-tl-br="none" style:text-align-source="fix" style:repeat-content="false" fo:wrap-option="no-wrap" fo:border="0.0138in solid #00008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5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6" style:family="table-cell" style:parent-style-name="Default" style:data-style-name="N2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8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2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3" style:family="table-cell" style:parent-style-name="Default" style:data-style-name="N2"/>
    <style:style style:name="ce9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96" style:family="table-cell" style:parent-style-name="Default" style:data-style-name="N10108">
      <style:table-cell-properties style:glyph-orientation-vertical="0" fo:border-bottom="none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7" style:family="table-cell" style:parent-style-name="Default" style:data-style-name="N10108">
      <style:table-cell-properties style:glyph-orientation-vertical="0" fo:border-bottom="0.0138in solid #000080" style:diagonal-bl-tr="none" style:diagonal-tl-br="none" style:text-align-source="fix" style:repeat-content="false" fo:wrap-option="no-wrap" fo:border-left="0.0138in solid #000080" style:direction="ltr" fo:border-right="0.0138in solid #00008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Valore futu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number-columns-repeated="6" table:default-cell-style-name="Default"/>
        <table:table-column table:style-name="co1" table:number-columns-repeated="247" table:default-cell-style-name="Default"/>
        <table:table-row table:style-name="ro1">
          <table:table-cell>
            <office:annotation draw:style-name="gr2" draw:text-style-name="P2" svg:width="1.3921in" svg:height="0.7165in" svg:x="0.8524in" svg:y="0.0193in" draw:caption-point-x="-0.8524in" draw:caption-point-y="-0.0193in">
              <dc:creator>MC</dc:creator>
              <dc:date>2006-07-14T00:00:00</dc:date>
              <text:p text:style-name="P2"><text:span text:style-name="T1">Marco:</text:span></text:p>
              <text:p text:style-name="P2"><text:span text:style-name="T2">Valori ipotetici</text:span></text:p>
            </office:annotation>
          </table:table-cell>
          <table:table-cell/>
          <table:table-cell table:style-name="Default"/>
          <table:table-cell table:number-columns-repeated="253"/>
        </table:table-row>
        <table:table-row table:style-name="ro1">
          <table:table-cell/>
          <table:table-cell table:style-name="ce1" office:value-type="string">
            <text:p>Tasso</text:p>
          </table:table-cell>
          <table:table-cell table:style-name="ce6" office:value-type="percentage" office:value="0.035">
            <text:p>3,50%</text:p>
          </table:table-cell>
          <table:table-cell table:number-columns-repeated="253"/>
        </table:table-row>
        <table:table-row table:style-name="ro1">
          <table:table-cell/>
          <table:table-cell table:style-name="ce2" office:value-type="string">
            <text:p>Periodi</text:p>
          </table:table-cell>
          <table:table-cell table:style-name="ce7" office:value-type="float" office:value="10">
            <text:p>10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Valore attuale</text:p>
          </table:table-cell>
          <table:table-cell table:style-name="ce8" office:value-type="float" office:value="1000000">
            <text:p><text:s/>€ 1.000.000,00 </text:p>
          </table:table-cell>
          <table:table-cell table:number-columns-repeated="253"/>
        </table:table-row>
        <table:table-row table:style-name="ro1">
          <table:table-cell/>
          <table:table-cell table:style-name="ce4"/>
          <table:table-cell table:style-name="ce9"/>
          <table:table-cell table:number-columns-repeated="253"/>
        </table:table-row>
        <table:table-row table:style-name="ro1">
          <table:table-cell table:number-columns-repeated="2"/>
          <table:table-cell table:style-name="Default"/>
          <table:table-cell table:style-name="ce13" office:value-type="string">
            <text:p>Tasso</text:p>
          </table:table-cell>
          <table:table-cell>
            <draw:line table:end-cell-address="'Valore futuro'.I6" table:end-x="1.0567in" table:end-y="0.0827in" draw:z-index="0" draw:style-name="gr1" draw:text-style-name="P1" svg:x1="0.0004in" svg:y1="0.0823in" svg:x2="5.3181in" svg:y2="0.0823in">
              <text:p/>
            </draw:line>
          </table:table-cell>
          <table:table-cell table:number-columns-repeated="251"/>
        </table:table-row>
        <table:table-row table:style-name="ro1">
          <table:table-cell table:number-columns-repeated="2"/>
          <table:table-cell table:style-name="ce10"/>
          <table:table-cell table:style-name="ce14" office:value-type="percentage" office:value="0.03">
            <text:p>3,00%</text:p>
          </table:table-cell>
          <table:table-cell table:style-name="ce14" office:value-type="percentage" office:value="0.031">
            <text:p>3,10%</text:p>
          </table:table-cell>
          <table:table-cell table:style-name="ce14" office:value-type="percentage" office:value="0.032">
            <text:p>3,20%</text:p>
          </table:table-cell>
          <table:table-cell table:style-name="ce14" office:value-type="percentage" office:value="0.033">
            <text:p>3,30%</text:p>
          </table:table-cell>
          <table:table-cell table:style-name="ce14" office:value-type="percentage" office:value="0.034">
            <text:p>3,40%</text:p>
          </table:table-cell>
          <table:table-cell table:style-name="ce17" office:value-type="percentage" office:value="0.035">
            <text:p>3,50%</text:p>
          </table:table-cell>
          <table:table-cell table:number-columns-repeated="247"/>
        </table:table-row>
        <table:table-row table:style-name="ro1">
          <table:table-cell/>
          <table:table-cell table:style-name="ce5" office:value-type="string">
            <text:p>Periodi</text:p>
          </table:table-cell>
          <table:table-cell office:value-type="float" office:value="9">
            <text:p>9</text:p>
          </table:table-cell>
          <table:table-cell table:style-name="ce15" table:number-columns-repeated="5"/>
          <table:table-cell table:style-name="ce18"/>
          <table:table-cell table:number-columns-repeated="247"/>
        </table:table-row>
        <table:table-row table:style-name="ro1">
          <table:table-cell/>
          <table:table-cell>
            <draw:line table:end-cell-address="'Valore futuro'.B11" table:end-x="0.4031in" table:end-y="0.1472in" draw:z-index="1" draw:style-name="gr1" draw:text-style-name="P1" svg:x1="0.402in" svg:y1="0.0098in" svg:x2="0.4028in" svg:y2="0.4764in">
              <text:p/>
            </draw:line>
          </table:table-cell>
          <table:table-cell office:value-type="float" office:value="10">
            <text:p>10</text:p>
          </table:table-cell>
          <table:table-cell table:style-name="ce15" table:number-columns-repeated="5"/>
          <table:table-cell table:style-name="ce18"/>
          <table:table-cell table:number-columns-repeated="247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15" table:number-columns-repeated="5"/>
          <table:table-cell table:style-name="ce18"/>
          <table:table-cell table:number-columns-repeated="247"/>
        </table:table-row>
        <table:table-row table:style-name="ro1">
          <table:table-cell table:number-columns-repeated="2"/>
          <table:table-cell table:style-name="ce12" office:value-type="float" office:value="12">
            <text:p>12</text:p>
          </table:table-cell>
          <table:table-cell table:style-name="ce16" table:number-columns-repeated="5"/>
          <table:table-cell table:style-name="ce19"/>
          <table:table-cell table:number-columns-repeated="247"/>
        </table:table-row>
      </table:table>
      <table:table table:name="15" table:style-name="ta2">
        <table:table-column table:style-name="co5" table:default-cell-style-name="ce22"/>
        <table:table-column table:style-name="co6" table:number-columns-repeated="2" table:default-cell-style-name="ce27"/>
        <table:table-column table:style-name="co7" table:default-cell-style-name="ce27"/>
        <table:table-column table:style-name="co6" table:number-columns-repeated="4" table:default-cell-style-name="ce27"/>
        <table:table-column table:style-name="co6" table:default-cell-style-name="ce31"/>
        <table:table-column table:style-name="co1" table:number-columns-repeated="247" table:default-cell-style-name="Default"/>
        <table:table-row table:style-name="ro2">
          <table:table-cell table:style-name="ce20" office:value-type="string" table:number-columns-spanned="9" table:number-rows-spanned="1">
            <text:p>Dati Auditel</text:p>
          </table:table-cell>
          <table:covered-table-cell table:number-columns-repeated="8" table:style-name="ce25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1" office:value-type="string">
            <text:p>Fascia oraria</text:p>
          </table:table-cell>
          <table:table-cell table:style-name="ce26" office:value-type="time" office:time-value="PT02H00M00S">
            <text:p>2.00</text:p>
          </table:table-cell>
          <table:table-cell table:style-name="ce26" office:value-type="time" office:time-value="PT07H00M00S">
            <text:p>7.00</text:p>
          </table:table-cell>
          <table:table-cell table:style-name="ce26" office:value-type="time" office:time-value="PT09H00M00S">
            <text:p>9.00</text:p>
          </table:table-cell>
          <table:table-cell table:style-name="ce26" office:value-type="time" office:time-value="PT12H00M00S">
            <text:p>12.00</text:p>
          </table:table-cell>
          <table:table-cell table:style-name="ce26" office:value-type="time" office:time-value="PT15H00M00S">
            <text:p>15.00</text:p>
          </table:table-cell>
          <table:table-cell table:style-name="ce26" office:value-type="time" office:time-value="PT18H00M00S">
            <text:p>18.00</text:p>
          </table:table-cell>
          <table:table-cell table:style-name="ce26" office:value-type="time" office:time-value="PT20H30M00S">
            <text:p>20.30</text:p>
          </table:table-cell>
          <table:table-cell table:style-name="ce30" office:value-type="time" office:time-value="PT22H30M00S">
            <text:p>22.30</text:p>
          </table:table-cell>
          <table:table-cell table:number-columns-repeated="247"/>
        </table:table-row>
        <table:table-row table:style-name="ro1">
          <table:table-cell office:value-type="string">
            <text:p>Rai 1</text:p>
          </table:table-cell>
          <table:table-cell office:value-type="float" office:value="2019">
            <text:p><text:s/>2.019 </text:p>
          </table:table-cell>
          <table:table-cell office:value-type="float" office:value="1542">
            <text:p><text:s/>1.542 </text:p>
          </table:table-cell>
          <table:table-cell office:value-type="float" office:value="932">
            <text:p><text:s/>932 </text:p>
          </table:table-cell>
          <table:table-cell office:value-type="float" office:value="2474">
            <text:p><text:s/>2.474 </text:p>
          </table:table-cell>
          <table:table-cell office:value-type="float" office:value="2098">
            <text:p><text:s/>2.098 </text:p>
          </table:table-cell>
          <table:table-cell office:value-type="float" office:value="4250">
            <text:p><text:s/>4.250 </text:p>
          </table:table-cell>
          <table:table-cell office:value-type="float" office:value="5143">
            <text:p><text:s/>5.143 </text:p>
          </table:table-cell>
          <table:table-cell office:value-type="float" office:value="2006">
            <text:p><text:s/>2.006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Rai 2</text:p>
          </table:table-cell>
          <table:table-cell table:style-name="ce28" office:value-type="float" office:value="1022">
            <text:p><text:s/>1.022 </text:p>
          </table:table-cell>
          <table:table-cell table:style-name="ce28" office:value-type="float" office:value="499">
            <text:p><text:s/>499 </text:p>
          </table:table-cell>
          <table:table-cell table:style-name="ce28" office:value-type="float" office:value="393">
            <text:p><text:s/>393 </text:p>
          </table:table-cell>
          <table:table-cell table:style-name="ce28" office:value-type="float" office:value="1903">
            <text:p><text:s/>1.903 </text:p>
          </table:table-cell>
          <table:table-cell table:style-name="ce28" office:value-type="float" office:value="1128">
            <text:p><text:s/>1.128 </text:p>
          </table:table-cell>
          <table:table-cell table:style-name="ce28" office:value-type="float" office:value="1021">
            <text:p><text:s/>1.021 </text:p>
          </table:table-cell>
          <table:table-cell table:style-name="ce28" office:value-type="float" office:value="3644">
            <text:p><text:s/>3.644 </text:p>
          </table:table-cell>
          <table:table-cell table:style-name="ce32" office:value-type="float" office:value="831">
            <text:p><text:s/>831 </text:p>
          </table:table-cell>
          <table:table-cell table:number-columns-repeated="247"/>
        </table:table-row>
        <table:table-row table:style-name="ro1">
          <table:table-cell office:value-type="string">
            <text:p>Rai 3</text:p>
          </table:table-cell>
          <table:table-cell office:value-type="float" office:value="840">
            <text:p><text:s/>840 </text:p>
          </table:table-cell>
          <table:table-cell office:value-type="float" office:value="205">
            <text:p><text:s/>205 </text:p>
          </table:table-cell>
          <table:table-cell office:value-type="float" office:value="335">
            <text:p><text:s/>335 </text:p>
          </table:table-cell>
          <table:table-cell office:value-type="float" office:value="1189">
            <text:p><text:s/>1.189 </text:p>
          </table:table-cell>
          <table:table-cell office:value-type="float" office:value="1111">
            <text:p><text:s/>1.111 </text:p>
          </table:table-cell>
          <table:table-cell office:value-type="float" office:value="1307">
            <text:p><text:s/>1.307 </text:p>
          </table:table-cell>
          <table:table-cell office:value-type="float" office:value="2522">
            <text:p><text:s/>2.522 </text:p>
          </table:table-cell>
          <table:table-cell office:value-type="float" office:value="877">
            <text:p><text:s/>877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Canale 5</text:p>
          </table:table-cell>
          <table:table-cell table:style-name="ce28" office:value-type="float" office:value="2224">
            <text:p><text:s/>2.224 </text:p>
          </table:table-cell>
          <table:table-cell table:style-name="ce28" office:value-type="float" office:value="985">
            <text:p><text:s/>985 </text:p>
          </table:table-cell>
          <table:table-cell table:style-name="ce28" office:value-type="float" office:value="552">
            <text:p><text:s/>552 </text:p>
          </table:table-cell>
          <table:table-cell table:style-name="ce28" office:value-type="float" office:value="3311">
            <text:p><text:s/>3.311 </text:p>
          </table:table-cell>
          <table:table-cell table:style-name="ce28" office:value-type="float" office:value="2171">
            <text:p><text:s/>2.171 </text:p>
          </table:table-cell>
          <table:table-cell table:style-name="ce28" office:value-type="float" office:value="3830">
            <text:p><text:s/>3.830 </text:p>
          </table:table-cell>
          <table:table-cell table:style-name="ce28" office:value-type="float" office:value="6573">
            <text:p><text:s/>6.573 </text:p>
          </table:table-cell>
          <table:table-cell table:style-name="ce32" office:value-type="float" office:value="2727">
            <text:p><text:s/>2.727 </text:p>
          </table:table-cell>
          <table:table-cell table:number-columns-repeated="247"/>
        </table:table-row>
        <table:table-row table:style-name="ro1">
          <table:table-cell office:value-type="string">
            <text:p>Italia 1</text:p>
          </table:table-cell>
          <table:table-cell office:value-type="float" office:value="964">
            <text:p><text:s/>964 </text:p>
          </table:table-cell>
          <table:table-cell office:value-type="float" office:value="272">
            <text:p><text:s/>272 </text:p>
          </table:table-cell>
          <table:table-cell office:value-type="float" office:value="388">
            <text:p><text:s/>388 </text:p>
          </table:table-cell>
          <table:table-cell office:value-type="float" office:value="1595">
            <text:p><text:s/>1.595 </text:p>
          </table:table-cell>
          <table:table-cell office:value-type="float" office:value="704">
            <text:p><text:s/>704 </text:p>
          </table:table-cell>
          <table:table-cell office:value-type="float" office:value="1239">
            <text:p><text:s/>1.239 </text:p>
          </table:table-cell>
          <table:table-cell office:value-type="float" office:value="2688">
            <text:p><text:s/>2.688 </text:p>
          </table:table-cell>
          <table:table-cell office:value-type="float" office:value="1519">
            <text:p><text:s/>1.519 </text:p>
          </table:table-cell>
          <table:table-cell table:number-columns-repeated="247"/>
        </table:table-row>
        <table:table-row table:style-name="ro1">
          <table:table-cell table:style-name="ce24" office:value-type="string">
            <text:p>Rete 4</text:p>
          </table:table-cell>
          <table:table-cell table:style-name="ce29" office:value-type="float" office:value="750">
            <text:p><text:s/>750 </text:p>
          </table:table-cell>
          <table:table-cell table:style-name="ce29" office:value-type="float" office:value="303">
            <text:p><text:s/>303 </text:p>
          </table:table-cell>
          <table:table-cell table:style-name="ce29" office:value-type="float" office:value="373">
            <text:p><text:s/>373 </text:p>
          </table:table-cell>
          <table:table-cell table:style-name="ce29" office:value-type="float" office:value="1387">
            <text:p><text:s/>1.387 </text:p>
          </table:table-cell>
          <table:table-cell table:style-name="ce29" office:value-type="float" office:value="491">
            <text:p><text:s/>491 </text:p>
          </table:table-cell>
          <table:table-cell table:style-name="ce29" office:value-type="float" office:value="682">
            <text:p><text:s/>682 </text:p>
          </table:table-cell>
          <table:table-cell table:style-name="ce29" office:value-type="float" office:value="2115">
            <text:p><text:s/>2.115 </text:p>
          </table:table-cell>
          <table:table-cell table:style-name="ce33" office:value-type="float" office:value="1100">
            <text:p><text:s/>1.100 </text:p>
          </table:table-cell>
          <table:table-cell table:number-columns-repeated="247"/>
        </table:table-row>
      </table:table>
      <table:table table:name="16" table:style-name="ta3">
        <table:table-column table:style-name="co5" table:default-cell-style-name="ce22"/>
        <table:table-column table:style-name="co6" table:number-columns-repeated="2" table:default-cell-style-name="ce27"/>
        <table:table-column table:style-name="co7" table:default-cell-style-name="ce27"/>
        <table:table-column table:style-name="co6" table:number-columns-repeated="4" table:default-cell-style-name="ce27"/>
        <table:table-column table:style-name="co6" table:default-cell-style-name="ce31"/>
        <table:table-column table:style-name="co1" table:number-columns-repeated="247" table:default-cell-style-name="Default"/>
        <table:table-row table:style-name="ro2">
          <table:table-cell table:style-name="ce20" office:value-type="string" table:number-columns-spanned="9" table:number-rows-spanned="1">
            <text:p>Dati Auditel</text:p>
          </table:table-cell>
          <table:covered-table-cell table:number-columns-repeated="8" table:style-name="ce25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1" office:value-type="string">
            <text:p>Fascia oraria</text:p>
          </table:table-cell>
          <table:table-cell table:style-name="ce26" office:value-type="time" office:time-value="PT02H00M00S">
            <text:p>2.00</text:p>
          </table:table-cell>
          <table:table-cell table:style-name="ce26" office:value-type="time" office:time-value="PT07H00M00S">
            <text:p>7.00</text:p>
          </table:table-cell>
          <table:table-cell table:style-name="ce26" office:value-type="time" office:time-value="PT09H00M00S">
            <text:p>9.00</text:p>
          </table:table-cell>
          <table:table-cell table:style-name="ce26" office:value-type="time" office:time-value="PT12H00M00S">
            <text:p>12.00</text:p>
          </table:table-cell>
          <table:table-cell table:style-name="ce26" office:value-type="time" office:time-value="PT15H00M00S">
            <text:p>15.00</text:p>
          </table:table-cell>
          <table:table-cell table:style-name="ce26" office:value-type="time" office:time-value="PT18H00M00S">
            <text:p>18.00</text:p>
          </table:table-cell>
          <table:table-cell table:style-name="ce26" office:value-type="time" office:time-value="PT20H30M00S">
            <text:p>20.30</text:p>
          </table:table-cell>
          <table:table-cell table:style-name="ce30" office:value-type="time" office:time-value="PT22H30M00S">
            <text:p>22.30</text:p>
          </table:table-cell>
          <table:table-cell table:number-columns-repeated="247"/>
        </table:table-row>
        <table:table-row table:style-name="ro1">
          <table:table-cell office:value-type="string">
            <text:p>Rai 1</text:p>
          </table:table-cell>
          <table:table-cell office:value-type="float" office:value="2034">
            <text:p><text:s/>2.034 </text:p>
          </table:table-cell>
          <table:table-cell office:value-type="float" office:value="1375">
            <text:p><text:s/>1.375 </text:p>
          </table:table-cell>
          <table:table-cell office:value-type="float" office:value="717">
            <text:p><text:s/>717 </text:p>
          </table:table-cell>
          <table:table-cell office:value-type="float" office:value="2445">
            <text:p><text:s/>2.445 </text:p>
          </table:table-cell>
          <table:table-cell office:value-type="float" office:value="1558">
            <text:p><text:s/>1.558 </text:p>
          </table:table-cell>
          <table:table-cell office:value-type="float" office:value="3583">
            <text:p><text:s/>3.583 </text:p>
          </table:table-cell>
          <table:table-cell office:value-type="float" office:value="6563">
            <text:p><text:s/>6.563 </text:p>
          </table:table-cell>
          <table:table-cell office:value-type="float" office:value="2487">
            <text:p><text:s/>2.487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Rai 2</text:p>
          </table:table-cell>
          <table:table-cell table:style-name="ce28" office:value-type="float" office:value="971">
            <text:p><text:s/>971 </text:p>
          </table:table-cell>
          <table:table-cell table:style-name="ce28" office:value-type="float" office:value="488">
            <text:p><text:s/>488 </text:p>
          </table:table-cell>
          <table:table-cell table:style-name="ce28" office:value-type="float" office:value="403">
            <text:p><text:s/>403 </text:p>
          </table:table-cell>
          <table:table-cell table:style-name="ce28" office:value-type="float" office:value="1872">
            <text:p><text:s/>1.872 </text:p>
          </table:table-cell>
          <table:table-cell table:style-name="ce28" office:value-type="float" office:value="1019">
            <text:p><text:s/>1.019 </text:p>
          </table:table-cell>
          <table:table-cell table:style-name="ce28" office:value-type="float" office:value="904">
            <text:p><text:s/>904 </text:p>
          </table:table-cell>
          <table:table-cell table:style-name="ce28" office:value-type="float" office:value="2408">
            <text:p><text:s/>2.408 </text:p>
          </table:table-cell>
          <table:table-cell table:style-name="ce32" office:value-type="float" office:value="1435">
            <text:p><text:s/>1.435 </text:p>
          </table:table-cell>
          <table:table-cell table:number-columns-repeated="247"/>
        </table:table-row>
        <table:table-row table:style-name="ro1">
          <table:table-cell office:value-type="string">
            <text:p>Rai 3</text:p>
          </table:table-cell>
          <table:table-cell office:value-type="float" office:value="1002">
            <text:p><text:s/>1.002 </text:p>
          </table:table-cell>
          <table:table-cell office:value-type="float" office:value="202">
            <text:p><text:s/>202 </text:p>
          </table:table-cell>
          <table:table-cell office:value-type="float" office:value="314">
            <text:p><text:s/>314 </text:p>
          </table:table-cell>
          <table:table-cell office:value-type="float" office:value="1187">
            <text:p><text:s/>1.187 </text:p>
          </table:table-cell>
          <table:table-cell office:value-type="float" office:value="1225">
            <text:p><text:s/>1.225 </text:p>
          </table:table-cell>
          <table:table-cell office:value-type="float" office:value="1552">
            <text:p><text:s/>1.552 </text:p>
          </table:table-cell>
          <table:table-cell office:value-type="float" office:value="3373">
            <text:p><text:s/>3.373 </text:p>
          </table:table-cell>
          <table:table-cell office:value-type="float" office:value="1258">
            <text:p><text:s/>1.258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Canale 5</text:p>
          </table:table-cell>
          <table:table-cell table:style-name="ce28" office:value-type="float" office:value="1933">
            <text:p><text:s/>1.933 </text:p>
          </table:table-cell>
          <table:table-cell table:style-name="ce28" office:value-type="float" office:value="949">
            <text:p><text:s/>949 </text:p>
          </table:table-cell>
          <table:table-cell table:style-name="ce28" office:value-type="float" office:value="458">
            <text:p><text:s/>458 </text:p>
          </table:table-cell>
          <table:table-cell table:style-name="ce28" office:value-type="float" office:value="3170">
            <text:p><text:s/>3.170 </text:p>
          </table:table-cell>
          <table:table-cell table:style-name="ce28" office:value-type="float" office:value="2082">
            <text:p><text:s/>2.082 </text:p>
          </table:table-cell>
          <table:table-cell table:style-name="ce28" office:value-type="float" office:value="3425">
            <text:p><text:s/>3.425 </text:p>
          </table:table-cell>
          <table:table-cell table:style-name="ce28" office:value-type="float" office:value="5485">
            <text:p><text:s/>5.485 </text:p>
          </table:table-cell>
          <table:table-cell table:style-name="ce32" office:value-type="float" office:value="1836">
            <text:p><text:s/>1.836 </text:p>
          </table:table-cell>
          <table:table-cell table:number-columns-repeated="247"/>
        </table:table-row>
        <table:table-row table:style-name="ro1">
          <table:table-cell office:value-type="string">
            <text:p>Italia 1</text:p>
          </table:table-cell>
          <table:table-cell office:value-type="float" office:value="771">
            <text:p><text:s/>771 </text:p>
          </table:table-cell>
          <table:table-cell office:value-type="float" office:value="421">
            <text:p><text:s/>421 </text:p>
          </table:table-cell>
          <table:table-cell office:value-type="float" office:value="280">
            <text:p><text:s/>280 </text:p>
          </table:table-cell>
          <table:table-cell office:value-type="float" office:value="1548">
            <text:p><text:s/>1.548 </text:p>
          </table:table-cell>
          <table:table-cell office:value-type="float" office:value="824">
            <text:p><text:s/>824 </text:p>
          </table:table-cell>
          <table:table-cell office:value-type="float" office:value="1126">
            <text:p><text:s/>1.126 </text:p>
          </table:table-cell>
          <table:table-cell office:value-type="float" office:value="1958">
            <text:p><text:s/>1.958 </text:p>
          </table:table-cell>
          <table:table-cell office:value-type="float" office:value="636">
            <text:p><text:s/>636 </text:p>
          </table:table-cell>
          <table:table-cell table:number-columns-repeated="247"/>
        </table:table-row>
        <table:table-row table:style-name="ro1">
          <table:table-cell table:style-name="ce24" office:value-type="string">
            <text:p>Rete 4</text:p>
          </table:table-cell>
          <table:table-cell table:style-name="ce29" office:value-type="float" office:value="728">
            <text:p><text:s/>728 </text:p>
          </table:table-cell>
          <table:table-cell table:style-name="ce29" office:value-type="float" office:value="314">
            <text:p><text:s/>314 </text:p>
          </table:table-cell>
          <table:table-cell table:style-name="ce29" office:value-type="float" office:value="371">
            <text:p><text:s/>371 </text:p>
          </table:table-cell>
          <table:table-cell table:style-name="ce29" office:value-type="float" office:value="1279">
            <text:p><text:s/>1.279 </text:p>
          </table:table-cell>
          <table:table-cell table:style-name="ce29" office:value-type="float" office:value="571">
            <text:p><text:s/>571 </text:p>
          </table:table-cell>
          <table:table-cell table:style-name="ce29" office:value-type="float" office:value="834">
            <text:p><text:s/>834 </text:p>
          </table:table-cell>
          <table:table-cell table:style-name="ce29" office:value-type="float" office:value="2148">
            <text:p><text:s/>2.148 </text:p>
          </table:table-cell>
          <table:table-cell table:style-name="ce33" office:value-type="float" office:value="896">
            <text:p><text:s/>896 </text:p>
          </table:table-cell>
          <table:table-cell table:number-columns-repeated="247"/>
        </table:table-row>
      </table:table>
      <table:table table:name="17" table:style-name="ta4">
        <table:table-column table:style-name="co5" table:default-cell-style-name="ce22"/>
        <table:table-column table:style-name="co6" table:number-columns-repeated="2" table:default-cell-style-name="ce27"/>
        <table:table-column table:style-name="co7" table:default-cell-style-name="ce27"/>
        <table:table-column table:style-name="co6" table:number-columns-repeated="4" table:default-cell-style-name="ce27"/>
        <table:table-column table:style-name="co6" table:default-cell-style-name="ce31"/>
        <table:table-column table:style-name="co1" table:number-columns-repeated="247" table:default-cell-style-name="Default"/>
        <table:table-row table:style-name="ro2">
          <table:table-cell table:style-name="ce20" office:value-type="string" table:number-columns-spanned="9" table:number-rows-spanned="1">
            <text:p>Dati Auditel</text:p>
          </table:table-cell>
          <table:covered-table-cell table:number-columns-repeated="8" table:style-name="ce25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1" office:value-type="string">
            <text:p>Fascia oraria</text:p>
          </table:table-cell>
          <table:table-cell table:style-name="ce26" office:value-type="time" office:time-value="PT02H00M00S">
            <text:p>2.00</text:p>
          </table:table-cell>
          <table:table-cell table:style-name="ce26" office:value-type="time" office:time-value="PT07H00M00S">
            <text:p>7.00</text:p>
          </table:table-cell>
          <table:table-cell table:style-name="ce26" office:value-type="time" office:time-value="PT09H00M00S">
            <text:p>9.00</text:p>
          </table:table-cell>
          <table:table-cell table:style-name="ce26" office:value-type="time" office:time-value="PT12H00M00S">
            <text:p>12.00</text:p>
          </table:table-cell>
          <table:table-cell table:style-name="ce26" office:value-type="time" office:time-value="PT15H00M00S">
            <text:p>15.00</text:p>
          </table:table-cell>
          <table:table-cell table:style-name="ce26" office:value-type="time" office:time-value="PT18H00M00S">
            <text:p>18.00</text:p>
          </table:table-cell>
          <table:table-cell table:style-name="ce26" office:value-type="time" office:time-value="PT20H30M00S">
            <text:p>20.30</text:p>
          </table:table-cell>
          <table:table-cell table:style-name="ce30" office:value-type="time" office:time-value="PT22H30M00S">
            <text:p>22.30</text:p>
          </table:table-cell>
          <table:table-cell table:number-columns-repeated="247"/>
        </table:table-row>
        <table:table-row table:style-name="ro1">
          <table:table-cell office:value-type="string">
            <text:p>Rai 1</text:p>
          </table:table-cell>
          <table:table-cell office:value-type="float" office:value="1815">
            <text:p><text:s/>1.815 </text:p>
          </table:table-cell>
          <table:table-cell office:value-type="float" office:value="1470">
            <text:p><text:s/>1.470 </text:p>
          </table:table-cell>
          <table:table-cell office:value-type="float" office:value="807">
            <text:p><text:s/>807 </text:p>
          </table:table-cell>
          <table:table-cell office:value-type="float" office:value="2316">
            <text:p><text:s/>2.316 </text:p>
          </table:table-cell>
          <table:table-cell office:value-type="float" office:value="1666">
            <text:p><text:s/>1.666 </text:p>
          </table:table-cell>
          <table:table-cell office:value-type="float" office:value="3468">
            <text:p><text:s/>3.468 </text:p>
          </table:table-cell>
          <table:table-cell office:value-type="float" office:value="4627">
            <text:p><text:s/>4.627 </text:p>
          </table:table-cell>
          <table:table-cell office:value-type="float" office:value="2046">
            <text:p><text:s/>2.046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Rai 2</text:p>
          </table:table-cell>
          <table:table-cell table:style-name="ce28" office:value-type="float" office:value="945">
            <text:p><text:s/>945 </text:p>
          </table:table-cell>
          <table:table-cell table:style-name="ce28" office:value-type="float" office:value="470">
            <text:p><text:s/>470 </text:p>
          </table:table-cell>
          <table:table-cell table:style-name="ce28" office:value-type="float" office:value="411">
            <text:p><text:s/>411 </text:p>
          </table:table-cell>
          <table:table-cell table:style-name="ce28" office:value-type="float" office:value="1849">
            <text:p><text:s/>1.849 </text:p>
          </table:table-cell>
          <table:table-cell table:style-name="ce28" office:value-type="float" office:value="1088">
            <text:p><text:s/>1.088 </text:p>
          </table:table-cell>
          <table:table-cell table:style-name="ce28" office:value-type="float" office:value="803">
            <text:p><text:s/>803 </text:p>
          </table:table-cell>
          <table:table-cell table:style-name="ce28" office:value-type="float" office:value="3023">
            <text:p><text:s/>3.023 </text:p>
          </table:table-cell>
          <table:table-cell table:style-name="ce32" office:value-type="float" office:value="883">
            <text:p><text:s/>883 </text:p>
          </table:table-cell>
          <table:table-cell table:number-columns-repeated="247"/>
        </table:table-row>
        <table:table-row table:style-name="ro1">
          <table:table-cell office:value-type="string">
            <text:p>Rai 3</text:p>
          </table:table-cell>
          <table:table-cell office:value-type="float" office:value="694">
            <text:p><text:s/>694 </text:p>
          </table:table-cell>
          <table:table-cell office:value-type="float" office:value="197">
            <text:p><text:s/>197 </text:p>
          </table:table-cell>
          <table:table-cell office:value-type="float" office:value="333">
            <text:p><text:s/>333 </text:p>
          </table:table-cell>
          <table:table-cell office:value-type="float" office:value="1164">
            <text:p><text:s/>1.164 </text:p>
          </table:table-cell>
          <table:table-cell office:value-type="float" office:value="454">
            <text:p><text:s/>454 </text:p>
          </table:table-cell>
          <table:table-cell office:value-type="float" office:value="1413">
            <text:p><text:s/>1.413 </text:p>
          </table:table-cell>
          <table:table-cell office:value-type="float" office:value="1988">
            <text:p><text:s/>1.988 </text:p>
          </table:table-cell>
          <table:table-cell office:value-type="float" office:value="724">
            <text:p><text:s/>724 </text:p>
          </table:table-cell>
          <table:table-cell table:number-columns-repeated="247"/>
        </table:table-row>
        <table:table-row table:style-name="ro1">
          <table:table-cell table:style-name="ce23" office:value-type="string">
            <text:p>Canale 5</text:p>
          </table:table-cell>
          <table:table-cell table:style-name="ce28" office:value-type="float" office:value="2016">
            <text:p><text:s/>2.016 </text:p>
          </table:table-cell>
          <table:table-cell table:style-name="ce28" office:value-type="float" office:value="1065">
            <text:p><text:s/>1.065 </text:p>
          </table:table-cell>
          <table:table-cell table:style-name="ce28" office:value-type="float" office:value="553">
            <text:p><text:s/>553 </text:p>
          </table:table-cell>
          <table:table-cell table:style-name="ce28" office:value-type="float" office:value="3409">
            <text:p><text:s/>3.409 </text:p>
          </table:table-cell>
          <table:table-cell table:style-name="ce28" office:value-type="float" office:value="1935">
            <text:p><text:s/>1.935 </text:p>
          </table:table-cell>
          <table:table-cell table:style-name="ce28" office:value-type="float" office:value="3186">
            <text:p><text:s/>3.186 </text:p>
          </table:table-cell>
          <table:table-cell table:style-name="ce28" office:value-type="float" office:value="6014">
            <text:p><text:s/>6.014 </text:p>
          </table:table-cell>
          <table:table-cell table:style-name="ce32" office:value-type="float" office:value="2045">
            <text:p><text:s/>2.045 </text:p>
          </table:table-cell>
          <table:table-cell table:number-columns-repeated="247"/>
        </table:table-row>
        <table:table-row table:style-name="ro1">
          <table:table-cell office:value-type="string">
            <text:p>Italia 1</text:p>
          </table:table-cell>
          <table:table-cell office:value-type="float" office:value="957">
            <text:p><text:s/>957 </text:p>
          </table:table-cell>
          <table:table-cell office:value-type="float" office:value="345">
            <text:p><text:s/>345 </text:p>
          </table:table-cell>
          <table:table-cell office:value-type="float" office:value="340">
            <text:p><text:s/>340 </text:p>
          </table:table-cell>
          <table:table-cell office:value-type="float" office:value="1670">
            <text:p><text:s/>1.670 </text:p>
          </table:table-cell>
          <table:table-cell office:value-type="float" office:value="996">
            <text:p><text:s/>996 </text:p>
          </table:table-cell>
          <table:table-cell office:value-type="float" office:value="1184">
            <text:p><text:s/>1.184 </text:p>
          </table:table-cell>
          <table:table-cell office:value-type="float" office:value="2830">
            <text:p><text:s/>2.830 </text:p>
          </table:table-cell>
          <table:table-cell office:value-type="float" office:value="1186">
            <text:p><text:s/>1.186 </text:p>
          </table:table-cell>
          <table:table-cell table:number-columns-repeated="247"/>
        </table:table-row>
        <table:table-row table:style-name="ro1">
          <table:table-cell table:style-name="ce24" office:value-type="string">
            <text:p>Rete 4</text:p>
          </table:table-cell>
          <table:table-cell table:style-name="ce29" office:value-type="float" office:value="748">
            <text:p><text:s/>748 </text:p>
          </table:table-cell>
          <table:table-cell table:style-name="ce29" office:value-type="float" office:value="281">
            <text:p><text:s/>281 </text:p>
          </table:table-cell>
          <table:table-cell table:style-name="ce29" office:value-type="float" office:value="401">
            <text:p><text:s/>401 </text:p>
          </table:table-cell>
          <table:table-cell table:style-name="ce29" office:value-type="float" office:value="1406">
            <text:p><text:s/>1.406 </text:p>
          </table:table-cell>
          <table:table-cell table:style-name="ce29" office:value-type="float" office:value="587">
            <text:p><text:s/>587 </text:p>
          </table:table-cell>
          <table:table-cell table:style-name="ce29" office:value-type="float" office:value="845">
            <text:p><text:s/>845 </text:p>
          </table:table-cell>
          <table:table-cell table:style-name="ce29" office:value-type="float" office:value="2441">
            <text:p><text:s/>2.441 </text:p>
          </table:table-cell>
          <table:table-cell table:style-name="ce33" office:value-type="float" office:value="765">
            <text:p><text:s/>765 </text:p>
          </table:table-cell>
          <table:table-cell table:number-columns-repeated="247"/>
        </table:table-row>
      </table:table>
      <table:table table:name="15__17" table:style-name="ta5">
        <table:table-column table:style-name="co5" table:default-cell-style-name="ce22"/>
        <table:table-column table:style-name="co6" table:number-columns-repeated="2" table:default-cell-style-name="ce27"/>
        <table:table-column table:style-name="co7" table:default-cell-style-name="ce27"/>
        <table:table-column table:style-name="co6" table:number-columns-repeated="4" table:default-cell-style-name="ce27"/>
        <table:table-column table:style-name="co6" table:default-cell-style-name="ce31"/>
        <table:table-column table:style-name="co1" table:number-columns-repeated="247" table:default-cell-style-name="Default"/>
        <table:table-row table:style-name="ro2">
          <table:table-cell table:style-name="ce20" office:value-type="string" table:number-columns-spanned="9" table:number-rows-spanned="1">
            <text:p>Dati Auditel</text:p>
          </table:table-cell>
          <table:covered-table-cell table:number-columns-repeated="8" table:style-name="ce25"/>
          <table:table-cell table:number-columns-repeated="247"/>
        </table:table-row>
        <table:table-row table:style-name="ro1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1" office:value-type="string">
            <text:p>Fascia oraria</text:p>
          </table:table-cell>
          <table:table-cell table:style-name="ce26" office:value-type="time" office:time-value="PT02H00M00S">
            <text:p>2.00</text:p>
          </table:table-cell>
          <table:table-cell table:style-name="ce26" office:value-type="time" office:time-value="PT07H00M00S">
            <text:p>7.00</text:p>
          </table:table-cell>
          <table:table-cell table:style-name="ce26" office:value-type="time" office:time-value="PT09H00M00S">
            <text:p>9.00</text:p>
          </table:table-cell>
          <table:table-cell table:style-name="ce26" office:value-type="time" office:time-value="PT12H00M00S">
            <text:p>12.00</text:p>
          </table:table-cell>
          <table:table-cell table:style-name="ce26" office:value-type="time" office:time-value="PT15H00M00S">
            <text:p>15.00</text:p>
          </table:table-cell>
          <table:table-cell table:style-name="ce26" office:value-type="time" office:time-value="PT18H00M00S">
            <text:p>18.00</text:p>
          </table:table-cell>
          <table:table-cell table:style-name="ce26" office:value-type="time" office:time-value="PT20H30M00S">
            <text:p>20.30</text:p>
          </table:table-cell>
          <table:table-cell table:style-name="ce30" office:value-type="time" office:time-value="PT22H30M00S">
            <text:p>22.30</text:p>
          </table:table-cell>
          <table:table-cell table:number-columns-repeated="247"/>
        </table:table-row>
        <table:table-row table:style-name="ro1">
          <table:table-cell office:value-type="string">
            <text:p>Rai 1</text:p>
          </table:table-cell>
          <table:table-cell table:number-columns-repeated="255"/>
        </table:table-row>
        <table:table-row table:style-name="ro1">
          <table:table-cell table:style-name="ce23" office:value-type="string">
            <text:p>Rai 2</text:p>
          </table:table-cell>
          <table:table-cell table:style-name="ce28" table:number-columns-repeated="7"/>
          <table:table-cell table:style-name="ce32"/>
          <table:table-cell table:number-columns-repeated="247"/>
        </table:table-row>
        <table:table-row table:style-name="ro1">
          <table:table-cell office:value-type="string">
            <text:p>Rai 3</text:p>
          </table:table-cell>
          <table:table-cell table:number-columns-repeated="255"/>
        </table:table-row>
        <table:table-row table:style-name="ro1">
          <table:table-cell table:style-name="ce23" office:value-type="string">
            <text:p>Canale 5</text:p>
          </table:table-cell>
          <table:table-cell table:style-name="ce28" table:number-columns-repeated="7"/>
          <table:table-cell table:style-name="ce32"/>
          <table:table-cell table:number-columns-repeated="247"/>
        </table:table-row>
        <table:table-row table:style-name="ro1">
          <table:table-cell office:value-type="string">
            <text:p>Italia 1</text:p>
          </table:table-cell>
          <table:table-cell table:number-columns-repeated="255"/>
        </table:table-row>
        <table:table-row table:style-name="ro1">
          <table:table-cell table:style-name="ce24" office:value-type="string">
            <text:p>Rete 4</text:p>
          </table:table-cell>
          <table:table-cell table:style-name="ce29" table:number-columns-repeated="7"/>
          <table:table-cell table:style-name="ce33"/>
          <table:table-cell table:number-columns-repeated="247"/>
        </table:table-row>
      </table:table>
      <table:table table:name="Centro storico" table:style-name="ta6">
        <table:table-column table:style-name="co8" table:default-cell-style-name="Default"/>
        <table:table-row table:style-name="ro1">
          <table:table-cell/>
        </table:table-row>
        <table:table-row table:style-name="ro1">
          <table:table-cell>
            <draw:frame table:end-cell-address="'Centro storico'.L36" table:end-x="0.024in" table:end-y="0.1433in" draw:z-index="0" svg:width="9.6059in" svg:height="5.7091in" svg:x="0.1969in" svg:y="0.0323in">
              <draw:object draw:notify-on-update-of-ranges="T01.A5:T01.C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01" table:style-name="ta7" table:print-ranges="T01.A1:T01.K68">
        <table:table-column table:style-name="co9" table:default-cell-style-name="ce41"/>
        <table:table-column table:style-name="co10" table:number-columns-repeated="255" table:default-cell-style-name="ce41"/>
        <table:table-header-rows>
          <table:table-row table:style-name="ro1">
            <table:table-cell table:style-name="ce34" office:value-type="string" table:number-columns-spanned="11" table:number-rows-spanned="1">
              <text:p><text:s text:c="41"/>IL MOVIMENTO TURISTICO NEL COMUNE DI VENEZIA <text:s text:c="28"/></text:p>
            </table:table-cell>
            <table:covered-table-cell table:number-columns-repeated="9" table:style-name="ce42"/>
            <table:covered-table-cell table:style-name="ce64"/>
            <table:table-cell table:number-columns-repeated="245"/>
          </table:table-row>
          <table:table-row table:style-name="ro1">
            <table:table-cell table:style-name="ce35" office:value-type="string" table:number-columns-spanned="11" table:number-rows-spanned="1">
              <text:p><text:s text:c="42"/>(esercizi alberghieri ed extralberghieri) <text:s text:c="30"/></text:p>
            </table:table-cell>
            <table:covered-table-cell table:number-columns-repeated="9" table:style-name="ce43"/>
            <table:covered-table-cell table:style-name="ce65"/>
            <table:table-cell table:number-columns-repeated="245"/>
          </table:table-row>
          <table:table-row table:style-name="ro1">
            <table:table-cell table:style-name="ce36" office:value-type="string">
              <text:p><text:s text:c="8"/></text:p>
            </table:table-cell>
            <table:table-cell table:number-columns-repeated="5" table:style-name="ce44" office:value-type="string">
              <text:p><text:s text:c="42"/></text:p>
            </table:table-cell>
            <table:table-cell table:style-name="ce44" table:number-columns-repeated="4"/>
            <table:table-cell table:style-name="ce66"/>
            <table:table-cell table:number-columns-repeated="245"/>
          </table:table-row>
          <table:table-row table:style-name="ro3">
            <table:table-cell table:style-name="ce37" office:value-type="string">
              <text:p><text:s text:c="4"/></text:p>
            </table:table-cell>
            <table:table-cell table:style-name="ce45" office:value-type="string" table:number-columns-spanned="2" table:number-rows-spanned="1">
              <text:p>VE CENTRO STORICO</text:p>
            </table:table-cell>
            <table:covered-table-cell table:style-name="ce53"/>
            <table:table-cell table:style-name="ce45" office:value-type="string" table:number-columns-spanned="2" table:number-rows-spanned="1">
              <text:p>LIDO DI VENEZIA <text:s/></text:p>
            </table:table-cell>
            <table:covered-table-cell table:style-name="ce53"/>
            <table:table-cell table:style-name="ce45" office:value-type="string" table:number-columns-spanned="2" table:number-rows-spanned="1">
              <text:p>MESTRE-MARGHERA</text:p>
            </table:table-cell>
            <table:covered-table-cell table:style-name="ce53"/>
            <table:table-cell table:style-name="ce45" office:value-type="string" table:number-columns-spanned="2" table:number-rows-spanned="1">
              <text:p><text:s text:c="2"/>LIT. DEL CAVALLINO </text:p>
            </table:table-cell>
            <table:covered-table-cell table:style-name="ce53"/>
            <table:table-cell table:style-name="ce45" office:value-type="string" table:number-columns-spanned="2" table:number-rows-spanned="1">
              <text:p>COMUNE DI VENEZIA </text:p>
            </table:table-cell>
            <table:covered-table-cell table:style-name="ce53"/>
            <table:table-cell table:style-name="ce71" table:number-columns-repeated="245"/>
          </table:table-row>
          <table:table-row table:style-name="ro4">
            <table:table-cell table:style-name="ce37" office:value-type="string">
              <text:p>ANNO</text:p>
            </table:table-cell>
            <table:table-cell table:style-name="ce46" office:value-type="string">
              <text:p>ARRIVI 1</text:p>
            </table:table-cell>
            <table:table-cell table:style-name="ce46" office:value-type="string">
              <text:p>PRESENZE 1</text:p>
            </table:table-cell>
            <table:table-cell table:style-name="ce46" office:value-type="string">
              <text:p>ARRIVI 2</text:p>
            </table:table-cell>
            <table:table-cell table:style-name="ce46" office:value-type="string">
              <text:p>PRESENZE 2</text:p>
            </table:table-cell>
            <table:table-cell table:style-name="ce46" office:value-type="string">
              <text:p>ARRIVI 3</text:p>
            </table:table-cell>
            <table:table-cell table:style-name="ce46" office:value-type="string">
              <text:p>PRESENZE 3</text:p>
            </table:table-cell>
            <table:table-cell table:style-name="ce46" office:value-type="string">
              <text:p>ARRIVI 4</text:p>
            </table:table-cell>
            <table:table-cell table:style-name="ce46" office:value-type="string">
              <text:p>PRESENZE 4</text:p>
            </table:table-cell>
            <table:table-cell table:style-name="ce46" office:value-type="string">
              <text:p>ARRIVI 5</text:p>
            </table:table-cell>
            <table:table-cell table:style-name="ce46" office:value-type="string">
              <text:p>PRESENZE 5</text:p>
            </table:table-cell>
            <table:table-cell table:style-name="ce71" table:number-columns-repeated="245"/>
          </table:table-row>
        </table:table-header-rows>
        <table:table-row table:style-name="ro5">
          <table:table-cell table:style-name="ce38" office:value-type="float" office:value="1949">
            <text:p>1949</text:p>
          </table:table-cell>
          <table:table-cell table:style-name="ce47" office:value-type="float" office:value="382760">
            <text:p>382.760</text:p>
          </table:table-cell>
          <table:table-cell table:style-name="ce54" office:value-type="float" office:value="985085">
            <text:p>985.085</text:p>
          </table:table-cell>
          <table:table-cell table:style-name="ce54" office:value-type="float" office:value="43719">
            <text:p>43.719</text:p>
          </table:table-cell>
          <table:table-cell table:style-name="ce54" office:value-type="float" office:value="346708">
            <text:p>346.708</text:p>
          </table:table-cell>
          <table:table-cell table:style-name="ce54" office:value-type="float" office:value="31019">
            <text:p>31.019</text:p>
          </table:table-cell>
          <table:table-cell table:style-name="ce54" office:value-type="float" office:value="58038">
            <text:p>58.038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457498">
            <text:p>457.498</text:p>
          </table:table-cell>
          <table:table-cell table:style-name="ce67" office:value-type="float" office:value="1389831">
            <text:p>1.389.831</text:p>
          </table:table-cell>
          <table:table-cell table:number-columns-repeated="245"/>
        </table:table-row>
        <table:table-row table:style-name="ro5">
          <table:table-cell table:style-name="ce38" office:value-type="float" office:value="1950">
            <text:p>1950</text:p>
          </table:table-cell>
          <table:table-cell table:style-name="ce47" office:value-type="float" office:value="456871">
            <text:p>456.871</text:p>
          </table:table-cell>
          <table:table-cell table:style-name="ce54" office:value-type="float" office:value="1097366">
            <text:p>1.097.366</text:p>
          </table:table-cell>
          <table:table-cell table:style-name="ce54" office:value-type="float" office:value="48184">
            <text:p>48.184</text:p>
          </table:table-cell>
          <table:table-cell table:style-name="ce54" office:value-type="float" office:value="297974">
            <text:p>297.974</text:p>
          </table:table-cell>
          <table:table-cell table:style-name="ce54" office:value-type="float" office:value="38513">
            <text:p>38.513</text:p>
          </table:table-cell>
          <table:table-cell table:style-name="ce54" office:value-type="float" office:value="80557">
            <text:p>80.55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543568">
            <text:p>543.568</text:p>
          </table:table-cell>
          <table:table-cell table:style-name="ce67" office:value-type="float" office:value="1475897">
            <text:p>1.475.897</text:p>
          </table:table-cell>
          <table:table-cell table:number-columns-repeated="245"/>
        </table:table-row>
        <table:table-row table:style-name="ro5">
          <table:table-cell table:style-name="ce38" office:value-type="float" office:value="1951">
            <text:p>1951</text:p>
          </table:table-cell>
          <table:table-cell table:style-name="ce47" office:value-type="float" office:value="475614">
            <text:p>475.614</text:p>
          </table:table-cell>
          <table:table-cell table:style-name="ce54" office:value-type="float" office:value="1128699">
            <text:p>1.128.699</text:p>
          </table:table-cell>
          <table:table-cell table:style-name="ce54" office:value-type="float" office:value="57956">
            <text:p>57.956</text:p>
          </table:table-cell>
          <table:table-cell table:style-name="ce54" office:value-type="float" office:value="330914">
            <text:p>330.914</text:p>
          </table:table-cell>
          <table:table-cell table:style-name="ce54" office:value-type="float" office:value="49148">
            <text:p>49.148</text:p>
          </table:table-cell>
          <table:table-cell table:style-name="ce54" office:value-type="float" office:value="99415">
            <text:p>99.41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582718">
            <text:p>582.718</text:p>
          </table:table-cell>
          <table:table-cell table:style-name="ce67" office:value-type="float" office:value="1559028">
            <text:p>1.559.028</text:p>
          </table:table-cell>
          <table:table-cell table:number-columns-repeated="245"/>
        </table:table-row>
        <table:table-row table:style-name="ro5">
          <table:table-cell table:style-name="ce38" office:value-type="float" office:value="1952">
            <text:p>1952</text:p>
          </table:table-cell>
          <table:table-cell table:style-name="ce47" office:value-type="float" office:value="526803">
            <text:p>526.803</text:p>
          </table:table-cell>
          <table:table-cell table:style-name="ce54" office:value-type="float" office:value="1209733">
            <text:p>1.209.733</text:p>
          </table:table-cell>
          <table:table-cell table:style-name="ce54" office:value-type="float" office:value="66718">
            <text:p>66.718</text:p>
          </table:table-cell>
          <table:table-cell table:style-name="ce54" office:value-type="float" office:value="335032">
            <text:p>335.032</text:p>
          </table:table-cell>
          <table:table-cell table:style-name="ce54" office:value-type="float" office:value="57515">
            <text:p>57.515</text:p>
          </table:table-cell>
          <table:table-cell table:style-name="ce54" office:value-type="float" office:value="125320">
            <text:p>125.32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651036">
            <text:p>651.036</text:p>
          </table:table-cell>
          <table:table-cell table:style-name="ce67" office:value-type="float" office:value="1670085">
            <text:p>1.670.085</text:p>
          </table:table-cell>
          <table:table-cell table:number-columns-repeated="245"/>
        </table:table-row>
        <table:table-row table:style-name="ro5">
          <table:table-cell table:style-name="ce38" office:value-type="float" office:value="1953">
            <text:p>1953</text:p>
          </table:table-cell>
          <table:table-cell table:style-name="ce47" office:value-type="float" office:value="562724">
            <text:p>562.724</text:p>
          </table:table-cell>
          <table:table-cell table:style-name="ce54" office:value-type="float" office:value="1259477">
            <text:p>1.259.477</text:p>
          </table:table-cell>
          <table:table-cell table:style-name="ce54" office:value-type="float" office:value="75192">
            <text:p>75.192</text:p>
          </table:table-cell>
          <table:table-cell table:style-name="ce54" office:value-type="float" office:value="350370">
            <text:p>350.370</text:p>
          </table:table-cell>
          <table:table-cell table:style-name="ce54" office:value-type="float" office:value="66512">
            <text:p>66.512</text:p>
          </table:table-cell>
          <table:table-cell table:style-name="ce54" office:value-type="float" office:value="134492">
            <text:p>134.492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704428">
            <text:p>704.428</text:p>
          </table:table-cell>
          <table:table-cell table:style-name="ce67" office:value-type="float" office:value="1744339">
            <text:p>1.744.339</text:p>
          </table:table-cell>
          <table:table-cell table:number-columns-repeated="245"/>
        </table:table-row>
        <table:table-row table:style-name="ro5">
          <table:table-cell table:style-name="ce38" office:value-type="float" office:value="1954">
            <text:p>1954</text:p>
          </table:table-cell>
          <table:table-cell table:style-name="ce47" office:value-type="float" office:value="590077">
            <text:p>590.077</text:p>
          </table:table-cell>
          <table:table-cell table:style-name="ce54" office:value-type="float" office:value="1317402">
            <text:p>1.317.402</text:p>
          </table:table-cell>
          <table:table-cell table:style-name="ce54" office:value-type="float" office:value="82438">
            <text:p>82.438</text:p>
          </table:table-cell>
          <table:table-cell table:style-name="ce54" office:value-type="float" office:value="392647">
            <text:p>392.647</text:p>
          </table:table-cell>
          <table:table-cell table:style-name="ce54" office:value-type="float" office:value="97797">
            <text:p>97.797</text:p>
          </table:table-cell>
          <table:table-cell table:style-name="ce54" office:value-type="float" office:value="175541">
            <text:p>175.54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770312">
            <text:p>770.312</text:p>
          </table:table-cell>
          <table:table-cell table:style-name="ce67" office:value-type="float" office:value="1885590">
            <text:p>1.885.590</text:p>
          </table:table-cell>
          <table:table-cell table:number-columns-repeated="245"/>
        </table:table-row>
        <table:table-row table:style-name="ro5">
          <table:table-cell table:style-name="ce38" office:value-type="float" office:value="1955">
            <text:p>1955</text:p>
          </table:table-cell>
          <table:table-cell table:style-name="ce47" office:value-type="float" office:value="654681">
            <text:p>654.681</text:p>
          </table:table-cell>
          <table:table-cell table:style-name="ce54" office:value-type="float" office:value="1420749">
            <text:p>1.420.749</text:p>
          </table:table-cell>
          <table:table-cell table:style-name="ce54" office:value-type="float" office:value="96336">
            <text:p>96.336</text:p>
          </table:table-cell>
          <table:table-cell table:style-name="ce54" office:value-type="float" office:value="403896">
            <text:p>403.896</text:p>
          </table:table-cell>
          <table:table-cell table:style-name="ce54" office:value-type="float" office:value="139809">
            <text:p>139.809</text:p>
          </table:table-cell>
          <table:table-cell table:style-name="ce54" office:value-type="float" office:value="251557">
            <text:p>251.557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890826">
            <text:p>890.826</text:p>
          </table:table-cell>
          <table:table-cell table:style-name="ce67" office:value-type="float" office:value="2076202">
            <text:p>2.076.202</text:p>
          </table:table-cell>
          <table:table-cell table:number-columns-repeated="245"/>
        </table:table-row>
        <table:table-row table:style-name="ro5">
          <table:table-cell table:style-name="ce38" office:value-type="float" office:value="1956">
            <text:p>1956</text:p>
          </table:table-cell>
          <table:table-cell table:style-name="ce47" office:value-type="float" office:value="659955">
            <text:p>659.955</text:p>
          </table:table-cell>
          <table:table-cell table:style-name="ce54" office:value-type="float" office:value="1468555">
            <text:p>1.468.555</text:p>
          </table:table-cell>
          <table:table-cell table:style-name="ce54" office:value-type="float" office:value="110636">
            <text:p>110.636</text:p>
          </table:table-cell>
          <table:table-cell table:style-name="ce54" office:value-type="float" office:value="495313">
            <text:p>495.313</text:p>
          </table:table-cell>
          <table:table-cell table:style-name="ce54" office:value-type="float" office:value="161945">
            <text:p>161.945</text:p>
          </table:table-cell>
          <table:table-cell table:style-name="ce54" office:value-type="float" office:value="292223">
            <text:p>292.223</text:p>
          </table:table-cell>
          <table:table-cell table:number-columns-repeated="2" table:style-name="ce61" office:value-type="float" office:value="0">
            <text:p>0</text:p>
          </table:table-cell>
          <table:table-cell table:style-name="ce54" office:value-type="float" office:value="932536">
            <text:p>932.536</text:p>
          </table:table-cell>
          <table:table-cell table:style-name="ce67" office:value-type="float" office:value="2256091">
            <text:p>2.256.091</text:p>
          </table:table-cell>
          <table:table-cell table:number-columns-repeated="245"/>
        </table:table-row>
        <table:table-row table:style-name="ro5">
          <table:table-cell table:style-name="ce38" office:value-type="float" office:value="1957">
            <text:p>1957</text:p>
          </table:table-cell>
          <table:table-cell table:style-name="ce47" office:value-type="float" office:value="663991">
            <text:p>663.991</text:p>
          </table:table-cell>
          <table:table-cell table:style-name="ce54" office:value-type="float" office:value="1539111">
            <text:p>1.539.111</text:p>
          </table:table-cell>
          <table:table-cell table:style-name="ce54" office:value-type="float" office:value="83800">
            <text:p>83.800</text:p>
          </table:table-cell>
          <table:table-cell table:style-name="ce54" office:value-type="float" office:value="404404">
            <text:p>404.404</text:p>
          </table:table-cell>
          <table:table-cell table:style-name="ce54" office:value-type="float" office:value="176012">
            <text:p>176.012</text:p>
          </table:table-cell>
          <table:table-cell table:style-name="ce54" office:value-type="float" office:value="357611">
            <text:p>357.611</text:p>
          </table:table-cell>
          <table:table-cell table:style-name="ce54" office:value-type="float" office:value="32053">
            <text:p>32.053</text:p>
          </table:table-cell>
          <table:table-cell table:style-name="ce54" office:value-type="float" office:value="234978">
            <text:p>234.978</text:p>
          </table:table-cell>
          <table:table-cell table:style-name="ce54" office:value-type="float" office:value="955856">
            <text:p>955.856</text:p>
          </table:table-cell>
          <table:table-cell table:style-name="ce67" office:value-type="float" office:value="2536104">
            <text:p>2.536.104</text:p>
          </table:table-cell>
          <table:table-cell table:number-columns-repeated="245"/>
        </table:table-row>
        <table:table-row table:style-name="ro5">
          <table:table-cell table:style-name="ce38" office:value-type="float" office:value="1958">
            <text:p>1958</text:p>
          </table:table-cell>
          <table:table-cell table:style-name="ce47" office:value-type="float" office:value="659467">
            <text:p>659.467</text:p>
          </table:table-cell>
          <table:table-cell table:style-name="ce54" office:value-type="float" office:value="1489286">
            <text:p>1.489.286</text:p>
          </table:table-cell>
          <table:table-cell table:style-name="ce54" office:value-type="float" office:value="77402">
            <text:p>77.402</text:p>
          </table:table-cell>
          <table:table-cell table:style-name="ce54" office:value-type="float" office:value="380508">
            <text:p>380.508</text:p>
          </table:table-cell>
          <table:table-cell table:style-name="ce54" office:value-type="float" office:value="189982">
            <text:p>189.982</text:p>
          </table:table-cell>
          <table:table-cell table:style-name="ce54" office:value-type="float" office:value="389306">
            <text:p>389.306</text:p>
          </table:table-cell>
          <table:table-cell table:style-name="ce54" office:value-type="float" office:value="36287">
            <text:p>36.287</text:p>
          </table:table-cell>
          <table:table-cell table:style-name="ce54" office:value-type="float" office:value="181878">
            <text:p>181.878</text:p>
          </table:table-cell>
          <table:table-cell table:style-name="ce54" office:value-type="float" office:value="963138">
            <text:p>963.138</text:p>
          </table:table-cell>
          <table:table-cell table:style-name="ce67" office:value-type="float" office:value="2440978">
            <text:p>2.440.978</text:p>
          </table:table-cell>
          <table:table-cell table:number-columns-repeated="245"/>
        </table:table-row>
        <table:table-row table:style-name="ro5">
          <table:table-cell table:style-name="ce38" office:value-type="float" office:value="1959">
            <text:p>1959</text:p>
          </table:table-cell>
          <table:table-cell table:style-name="ce47" office:value-type="float" office:value="669357">
            <text:p>669.357</text:p>
          </table:table-cell>
          <table:table-cell table:style-name="ce54" office:value-type="float" office:value="1503674">
            <text:p>1.503.674</text:p>
          </table:table-cell>
          <table:table-cell table:style-name="ce54" office:value-type="float" office:value="66557">
            <text:p>66.557</text:p>
          </table:table-cell>
          <table:table-cell table:style-name="ce54" office:value-type="float" office:value="359550">
            <text:p>359.550</text:p>
          </table:table-cell>
          <table:table-cell table:style-name="ce54" office:value-type="float" office:value="225280">
            <text:p>225.280</text:p>
          </table:table-cell>
          <table:table-cell table:style-name="ce54" office:value-type="float" office:value="413838">
            <text:p>413.838</text:p>
          </table:table-cell>
          <table:table-cell table:style-name="ce54" office:value-type="float" office:value="45849">
            <text:p>45.849</text:p>
          </table:table-cell>
          <table:table-cell table:style-name="ce54" office:value-type="float" office:value="159447">
            <text:p>159.447</text:p>
          </table:table-cell>
          <table:table-cell table:style-name="ce54" office:value-type="float" office:value="1007043">
            <text:p>1.007.043</text:p>
          </table:table-cell>
          <table:table-cell table:style-name="ce67" office:value-type="float" office:value="2436509">
            <text:p>2.436.509</text:p>
          </table:table-cell>
          <table:table-cell table:number-columns-repeated="245"/>
        </table:table-row>
        <table:table-row table:style-name="ro5">
          <table:table-cell table:style-name="ce38" office:value-type="float" office:value="1960">
            <text:p>1960</text:p>
          </table:table-cell>
          <table:table-cell table:style-name="ce47" office:value-type="float" office:value="691646">
            <text:p>691.646</text:p>
          </table:table-cell>
          <table:table-cell table:style-name="ce54" office:value-type="float" office:value="1563427">
            <text:p>1.563.427</text:p>
          </table:table-cell>
          <table:table-cell table:style-name="ce54" office:value-type="float" office:value="73343">
            <text:p>73.343</text:p>
          </table:table-cell>
          <table:table-cell table:style-name="ce54" office:value-type="float" office:value="394450">
            <text:p>394.450</text:p>
          </table:table-cell>
          <table:table-cell table:style-name="ce54" office:value-type="float" office:value="235923">
            <text:p>235.923</text:p>
          </table:table-cell>
          <table:table-cell table:style-name="ce54" office:value-type="float" office:value="453432">
            <text:p>453.432</text:p>
          </table:table-cell>
          <table:table-cell table:style-name="ce54" office:value-type="float" office:value="38574">
            <text:p>38.574</text:p>
          </table:table-cell>
          <table:table-cell table:style-name="ce54" office:value-type="float" office:value="293364">
            <text:p>293.364</text:p>
          </table:table-cell>
          <table:table-cell table:style-name="ce54" office:value-type="float" office:value="1039486">
            <text:p>1.039.486</text:p>
          </table:table-cell>
          <table:table-cell table:style-name="ce67" office:value-type="float" office:value="2704673">
            <text:p>2.704.673</text:p>
          </table:table-cell>
          <table:table-cell table:number-columns-repeated="245"/>
        </table:table-row>
        <table:table-row table:style-name="ro5">
          <table:table-cell table:style-name="ce38" office:value-type="float" office:value="1961">
            <text:p>1961</text:p>
          </table:table-cell>
          <table:table-cell table:style-name="ce47" office:value-type="float" office:value="698567">
            <text:p>698.567</text:p>
          </table:table-cell>
          <table:table-cell table:style-name="ce54" office:value-type="float" office:value="1575724">
            <text:p>1.575.724</text:p>
          </table:table-cell>
          <table:table-cell table:style-name="ce54" office:value-type="float" office:value="71671">
            <text:p>71.671</text:p>
          </table:table-cell>
          <table:table-cell table:style-name="ce54" office:value-type="float" office:value="386851">
            <text:p>386.851</text:p>
          </table:table-cell>
          <table:table-cell table:style-name="ce54" office:value-type="float" office:value="236208">
            <text:p>236.208</text:p>
          </table:table-cell>
          <table:table-cell table:style-name="ce54" office:value-type="float" office:value="426225">
            <text:p>426.225</text:p>
          </table:table-cell>
          <table:table-cell table:style-name="ce54" office:value-type="float" office:value="66659">
            <text:p>66.659</text:p>
          </table:table-cell>
          <table:table-cell table:style-name="ce54" office:value-type="float" office:value="455545">
            <text:p>455.545</text:p>
          </table:table-cell>
          <table:table-cell table:style-name="ce54" office:value-type="float" office:value="1073105">
            <text:p>1.073.105</text:p>
          </table:table-cell>
          <table:table-cell table:style-name="ce67" office:value-type="float" office:value="2844345">
            <text:p>2.844.345</text:p>
          </table:table-cell>
          <table:table-cell table:number-columns-repeated="245"/>
        </table:table-row>
        <table:table-row table:style-name="ro5">
          <table:table-cell table:style-name="ce38" office:value-type="float" office:value="1962">
            <text:p>1962</text:p>
          </table:table-cell>
          <table:table-cell table:style-name="ce47" office:value-type="float" office:value="741475">
            <text:p>741.475</text:p>
          </table:table-cell>
          <table:table-cell table:style-name="ce54" office:value-type="float" office:value="1714792">
            <text:p>1.714.792</text:p>
          </table:table-cell>
          <table:table-cell table:style-name="ce54" office:value-type="float" office:value="77506">
            <text:p>77.506</text:p>
          </table:table-cell>
          <table:table-cell table:style-name="ce54" office:value-type="float" office:value="386569">
            <text:p>386.569</text:p>
          </table:table-cell>
          <table:table-cell table:style-name="ce54" office:value-type="float" office:value="253474">
            <text:p>253.474</text:p>
          </table:table-cell>
          <table:table-cell table:style-name="ce54" office:value-type="float" office:value="453050">
            <text:p>453.050</text:p>
          </table:table-cell>
          <table:table-cell table:style-name="ce54" office:value-type="float" office:value="91987">
            <text:p>91.987</text:p>
          </table:table-cell>
          <table:table-cell table:style-name="ce54" office:value-type="float" office:value="992669">
            <text:p>992.669</text:p>
          </table:table-cell>
          <table:table-cell table:style-name="ce54" office:value-type="float" office:value="1164442">
            <text:p>1.164.442</text:p>
          </table:table-cell>
          <table:table-cell table:style-name="ce67" office:value-type="float" office:value="3547080">
            <text:p>3.547.080</text:p>
          </table:table-cell>
          <table:table-cell table:number-columns-repeated="245"/>
        </table:table-row>
        <table:table-row table:style-name="ro5">
          <table:table-cell table:style-name="ce38" office:value-type="float" office:value="1963">
            <text:p>1963</text:p>
          </table:table-cell>
          <table:table-cell table:style-name="ce47" office:value-type="float" office:value="759975">
            <text:p>759.975</text:p>
          </table:table-cell>
          <table:table-cell table:style-name="ce54" office:value-type="float" office:value="1731440">
            <text:p>1.731.440</text:p>
          </table:table-cell>
          <table:table-cell table:style-name="ce54" office:value-type="float" office:value="78309">
            <text:p>78.309</text:p>
          </table:table-cell>
          <table:table-cell table:style-name="ce54" office:value-type="float" office:value="384318">
            <text:p>384.318</text:p>
          </table:table-cell>
          <table:table-cell table:style-name="ce54" office:value-type="float" office:value="273636">
            <text:p>273.636</text:p>
          </table:table-cell>
          <table:table-cell table:style-name="ce54" office:value-type="float" office:value="485151">
            <text:p>485.151</text:p>
          </table:table-cell>
          <table:table-cell table:style-name="ce54" office:value-type="float" office:value="111224">
            <text:p>111.224</text:p>
          </table:table-cell>
          <table:table-cell table:style-name="ce54" office:value-type="float" office:value="1112239">
            <text:p>1.112.239</text:p>
          </table:table-cell>
          <table:table-cell table:style-name="ce54" office:value-type="float" office:value="1223144">
            <text:p>1.223.144</text:p>
          </table:table-cell>
          <table:table-cell table:style-name="ce67" office:value-type="float" office:value="3713148">
            <text:p>3.713.148</text:p>
          </table:table-cell>
          <table:table-cell table:number-columns-repeated="245"/>
        </table:table-row>
        <table:table-row table:style-name="ro5">
          <table:table-cell table:style-name="ce38" office:value-type="float" office:value="1964">
            <text:p>1964</text:p>
          </table:table-cell>
          <table:table-cell table:style-name="ce47" office:value-type="float" office:value="752754">
            <text:p>752.754</text:p>
          </table:table-cell>
          <table:table-cell table:style-name="ce54" office:value-type="float" office:value="1696536">
            <text:p>1.696.536</text:p>
          </table:table-cell>
          <table:table-cell table:style-name="ce54" office:value-type="float" office:value="78247">
            <text:p>78.247</text:p>
          </table:table-cell>
          <table:table-cell table:style-name="ce54" office:value-type="float" office:value="380080">
            <text:p>380.080</text:p>
          </table:table-cell>
          <table:table-cell table:style-name="ce54" office:value-type="float" office:value="297942">
            <text:p>297.942</text:p>
          </table:table-cell>
          <table:table-cell table:style-name="ce54" office:value-type="float" office:value="535245">
            <text:p>535.245</text:p>
          </table:table-cell>
          <table:table-cell table:style-name="ce54" office:value-type="float" office:value="113656">
            <text:p>113.656</text:p>
          </table:table-cell>
          <table:table-cell table:style-name="ce54" office:value-type="float" office:value="1166201">
            <text:p>1.166.201</text:p>
          </table:table-cell>
          <table:table-cell table:style-name="ce54" office:value-type="float" office:value="1242599">
            <text:p>1.242.599</text:p>
          </table:table-cell>
          <table:table-cell table:style-name="ce67" office:value-type="float" office:value="3778062">
            <text:p>3.778.062</text:p>
          </table:table-cell>
          <table:table-cell table:number-columns-repeated="245"/>
        </table:table-row>
        <table:table-row table:style-name="ro5">
          <table:table-cell table:style-name="ce38" office:value-type="float" office:value="1965">
            <text:p>1965</text:p>
          </table:table-cell>
          <table:table-cell table:style-name="ce47" office:value-type="float" office:value="787687">
            <text:p>787.687</text:p>
          </table:table-cell>
          <table:table-cell table:style-name="ce54" office:value-type="float" office:value="1720660">
            <text:p>1.720.660</text:p>
          </table:table-cell>
          <table:table-cell table:style-name="ce54" office:value-type="float" office:value="76504">
            <text:p>76.504</text:p>
          </table:table-cell>
          <table:table-cell table:style-name="ce54" office:value-type="float" office:value="370900">
            <text:p>370.900</text:p>
          </table:table-cell>
          <table:table-cell table:style-name="ce54" office:value-type="float" office:value="344201">
            <text:p>344.201</text:p>
          </table:table-cell>
          <table:table-cell table:style-name="ce54" office:value-type="float" office:value="567449">
            <text:p>567.449</text:p>
          </table:table-cell>
          <table:table-cell table:style-name="ce54" office:value-type="float" office:value="126154">
            <text:p>126.154</text:p>
          </table:table-cell>
          <table:table-cell table:style-name="ce54" office:value-type="float" office:value="1358445">
            <text:p>1.358.445</text:p>
          </table:table-cell>
          <table:table-cell table:style-name="ce54" office:value-type="float" office:value="1334546">
            <text:p>1.334.546</text:p>
          </table:table-cell>
          <table:table-cell table:style-name="ce67" office:value-type="float" office:value="4017454">
            <text:p>4.017.454</text:p>
          </table:table-cell>
          <table:table-cell table:number-columns-repeated="245"/>
        </table:table-row>
        <table:table-row table:style-name="ro5">
          <table:table-cell table:style-name="ce38" office:value-type="float" office:value="1966">
            <text:p>1966</text:p>
          </table:table-cell>
          <table:table-cell table:style-name="ce47" office:value-type="float" office:value="852972">
            <text:p>852.972</text:p>
          </table:table-cell>
          <table:table-cell table:style-name="ce54" office:value-type="float" office:value="1843605">
            <text:p>1.843.605</text:p>
          </table:table-cell>
          <table:table-cell table:style-name="ce54" office:value-type="float" office:value="86922">
            <text:p>86.922</text:p>
          </table:table-cell>
          <table:table-cell table:style-name="ce54" office:value-type="float" office:value="423168">
            <text:p>423.168</text:p>
          </table:table-cell>
          <table:table-cell table:style-name="ce54" office:value-type="float" office:value="409899">
            <text:p>409.899</text:p>
          </table:table-cell>
          <table:table-cell table:style-name="ce54" office:value-type="float" office:value="684628">
            <text:p>684.628</text:p>
          </table:table-cell>
          <table:table-cell table:style-name="ce54" office:value-type="float" office:value="170346">
            <text:p>170.346</text:p>
          </table:table-cell>
          <table:table-cell table:style-name="ce54" office:value-type="float" office:value="1758242">
            <text:p>1.758.242</text:p>
          </table:table-cell>
          <table:table-cell table:style-name="ce54" office:value-type="float" office:value="1520139">
            <text:p>1.520.139</text:p>
          </table:table-cell>
          <table:table-cell table:style-name="ce67" office:value-type="float" office:value="4709643">
            <text:p>4.709.643</text:p>
          </table:table-cell>
          <table:table-cell table:number-columns-repeated="245"/>
        </table:table-row>
        <table:table-row table:style-name="ro5">
          <table:table-cell table:style-name="ce38" office:value-type="float" office:value="1967">
            <text:p>1967</text:p>
          </table:table-cell>
          <table:table-cell table:style-name="ce47" office:value-type="float" office:value="799367">
            <text:p>799.367</text:p>
          </table:table-cell>
          <table:table-cell table:style-name="ce54" office:value-type="float" office:value="1677371">
            <text:p>1.677.371</text:p>
          </table:table-cell>
          <table:table-cell table:style-name="ce54" office:value-type="float" office:value="65697">
            <text:p>65.697</text:p>
          </table:table-cell>
          <table:table-cell table:style-name="ce54" office:value-type="float" office:value="327625">
            <text:p>327.625</text:p>
          </table:table-cell>
          <table:table-cell table:style-name="ce54" office:value-type="float" office:value="405950">
            <text:p>405.950</text:p>
          </table:table-cell>
          <table:table-cell table:style-name="ce54" office:value-type="float" office:value="688698">
            <text:p>688.698</text:p>
          </table:table-cell>
          <table:table-cell table:style-name="ce54" office:value-type="float" office:value="153394">
            <text:p>153.394</text:p>
          </table:table-cell>
          <table:table-cell table:style-name="ce54" office:value-type="float" office:value="1706841">
            <text:p>1.706.841</text:p>
          </table:table-cell>
          <table:table-cell table:style-name="ce54" office:value-type="float" office:value="1424408">
            <text:p>1.424.408</text:p>
          </table:table-cell>
          <table:table-cell table:style-name="ce67" office:value-type="float" office:value="4400535">
            <text:p>4.400.535</text:p>
          </table:table-cell>
          <table:table-cell table:number-columns-repeated="245"/>
        </table:table-row>
        <table:table-row table:style-name="ro5">
          <table:table-cell table:style-name="ce38" office:value-type="float" office:value="1968">
            <text:p>1968</text:p>
          </table:table-cell>
          <table:table-cell table:style-name="ce47" office:value-type="float" office:value="807175">
            <text:p>807.175</text:p>
          </table:table-cell>
          <table:table-cell table:style-name="ce54" office:value-type="float" office:value="1701816">
            <text:p>1.701.816</text:p>
          </table:table-cell>
          <table:table-cell table:style-name="ce54" office:value-type="float" office:value="65216">
            <text:p>65.216</text:p>
          </table:table-cell>
          <table:table-cell table:style-name="ce54" office:value-type="float" office:value="330396">
            <text:p>330.396</text:p>
          </table:table-cell>
          <table:table-cell table:style-name="ce54" office:value-type="float" office:value="411948">
            <text:p>411.948</text:p>
          </table:table-cell>
          <table:table-cell table:style-name="ce54" office:value-type="float" office:value="704909">
            <text:p>704.909</text:p>
          </table:table-cell>
          <table:table-cell table:style-name="ce54" office:value-type="float" office:value="181872">
            <text:p>181.872</text:p>
          </table:table-cell>
          <table:table-cell table:style-name="ce54" office:value-type="float" office:value="1925348">
            <text:p>1.925.348</text:p>
          </table:table-cell>
          <table:table-cell table:style-name="ce54" office:value-type="float" office:value="1466211">
            <text:p>1.466.211</text:p>
          </table:table-cell>
          <table:table-cell table:style-name="ce67" office:value-type="float" office:value="4662469">
            <text:p>4.662.469</text:p>
          </table:table-cell>
          <table:table-cell table:number-columns-repeated="245"/>
        </table:table-row>
        <table:table-row table:style-name="ro5">
          <table:table-cell table:style-name="ce38" office:value-type="float" office:value="1969">
            <text:p>1969</text:p>
          </table:table-cell>
          <table:table-cell table:style-name="ce47" office:value-type="float" office:value="877414">
            <text:p>877.414</text:p>
          </table:table-cell>
          <table:table-cell table:style-name="ce54" office:value-type="float" office:value="1836467">
            <text:p>1.836.467</text:p>
          </table:table-cell>
          <table:table-cell table:style-name="ce54" office:value-type="float" office:value="75288">
            <text:p>75.288</text:p>
          </table:table-cell>
          <table:table-cell table:style-name="ce54" office:value-type="float" office:value="354589">
            <text:p>354.589</text:p>
          </table:table-cell>
          <table:table-cell table:style-name="ce54" office:value-type="float" office:value="434822">
            <text:p>434.822</text:p>
          </table:table-cell>
          <table:table-cell table:style-name="ce54" office:value-type="float" office:value="737969">
            <text:p>737.969</text:p>
          </table:table-cell>
          <table:table-cell table:style-name="ce54" office:value-type="float" office:value="203265">
            <text:p>203.265</text:p>
          </table:table-cell>
          <table:table-cell table:style-name="ce54" office:value-type="float" office:value="2147833">
            <text:p>2.147.833</text:p>
          </table:table-cell>
          <table:table-cell table:style-name="ce54" office:value-type="float" office:value="1590789">
            <text:p>1.590.789</text:p>
          </table:table-cell>
          <table:table-cell table:style-name="ce67" office:value-type="float" office:value="5076858">
            <text:p>5.076.858</text:p>
          </table:table-cell>
          <table:table-cell table:number-columns-repeated="245"/>
        </table:table-row>
        <table:table-row table:style-name="ro5">
          <table:table-cell table:style-name="ce38" office:value-type="float" office:value="1970">
            <text:p>1970</text:p>
          </table:table-cell>
          <table:table-cell table:style-name="ce47" office:value-type="float" office:value="946127">
            <text:p>946.127</text:p>
          </table:table-cell>
          <table:table-cell table:style-name="ce54" office:value-type="float" office:value="1940239">
            <text:p>1.940.239</text:p>
          </table:table-cell>
          <table:table-cell table:style-name="ce54" office:value-type="float" office:value="83687">
            <text:p>83.687</text:p>
          </table:table-cell>
          <table:table-cell table:style-name="ce54" office:value-type="float" office:value="366575">
            <text:p>366.575</text:p>
          </table:table-cell>
          <table:table-cell table:style-name="ce54" office:value-type="float" office:value="451690">
            <text:p>451.690</text:p>
          </table:table-cell>
          <table:table-cell table:style-name="ce54" office:value-type="float" office:value="776309">
            <text:p>776.309</text:p>
          </table:table-cell>
          <table:table-cell table:style-name="ce54" office:value-type="float" office:value="182603">
            <text:p>182.603</text:p>
          </table:table-cell>
          <table:table-cell table:style-name="ce54" office:value-type="float" office:value="1969965">
            <text:p>1.969.965</text:p>
          </table:table-cell>
          <table:table-cell table:style-name="ce54" office:value-type="float" office:value="1664107">
            <text:p>1.664.107</text:p>
          </table:table-cell>
          <table:table-cell table:style-name="ce67" office:value-type="float" office:value="5053088">
            <text:p>5.053.088</text:p>
          </table:table-cell>
          <table:table-cell table:number-columns-repeated="245"/>
        </table:table-row>
        <table:table-row table:style-name="ro5">
          <table:table-cell table:style-name="ce38" office:value-type="float" office:value="1971">
            <text:p>1971</text:p>
          </table:table-cell>
          <table:table-cell table:style-name="ce47" office:value-type="float" office:value="929112">
            <text:p>929.112</text:p>
          </table:table-cell>
          <table:table-cell table:style-name="ce54" office:value-type="float" office:value="1901208">
            <text:p>1.901.208</text:p>
          </table:table-cell>
          <table:table-cell table:style-name="ce54" office:value-type="float" office:value="83555">
            <text:p>83.555</text:p>
          </table:table-cell>
          <table:table-cell table:style-name="ce54" office:value-type="float" office:value="332901">
            <text:p>332.901</text:p>
          </table:table-cell>
          <table:table-cell table:style-name="ce54" office:value-type="float" office:value="467883">
            <text:p>467.883</text:p>
          </table:table-cell>
          <table:table-cell table:style-name="ce54" office:value-type="float" office:value="806398">
            <text:p>806.398</text:p>
          </table:table-cell>
          <table:table-cell table:style-name="ce54" office:value-type="float" office:value="186523">
            <text:p>186.523</text:p>
          </table:table-cell>
          <table:table-cell table:style-name="ce54" office:value-type="float" office:value="1911820">
            <text:p>1.911.820</text:p>
          </table:table-cell>
          <table:table-cell table:style-name="ce54" office:value-type="float" office:value="1667073">
            <text:p>1.667.073</text:p>
          </table:table-cell>
          <table:table-cell table:style-name="ce67" office:value-type="float" office:value="4952327">
            <text:p>4.952.327</text:p>
          </table:table-cell>
          <table:table-cell table:number-columns-repeated="245"/>
        </table:table-row>
        <table:table-row table:style-name="ro5">
          <table:table-cell table:style-name="ce38" office:value-type="float" office:value="1972">
            <text:p>1972</text:p>
          </table:table-cell>
          <table:table-cell table:style-name="ce47" office:value-type="float" office:value="956289">
            <text:p>956.289</text:p>
          </table:table-cell>
          <table:table-cell table:style-name="ce54" office:value-type="float" office:value="1968892">
            <text:p>1.968.892</text:p>
          </table:table-cell>
          <table:table-cell table:style-name="ce54" office:value-type="float" office:value="90116">
            <text:p>90.116</text:p>
          </table:table-cell>
          <table:table-cell table:style-name="ce54" office:value-type="float" office:value="346827">
            <text:p>346.827</text:p>
          </table:table-cell>
          <table:table-cell table:style-name="ce54" office:value-type="float" office:value="481683">
            <text:p>481.683</text:p>
          </table:table-cell>
          <table:table-cell table:style-name="ce54" office:value-type="float" office:value="810357">
            <text:p>810.357</text:p>
          </table:table-cell>
          <table:table-cell table:style-name="ce54" office:value-type="float" office:value="191377">
            <text:p>191.377</text:p>
          </table:table-cell>
          <table:table-cell table:style-name="ce54" office:value-type="float" office:value="2126131">
            <text:p>2.126.131</text:p>
          </table:table-cell>
          <table:table-cell table:style-name="ce54" office:value-type="float" office:value="1719465">
            <text:p>1.719.465</text:p>
          </table:table-cell>
          <table:table-cell table:style-name="ce67" office:value-type="float" office:value="5252207">
            <text:p>5.252.207</text:p>
          </table:table-cell>
          <table:table-cell table:number-columns-repeated="245"/>
        </table:table-row>
        <table:table-row table:style-name="ro5">
          <table:table-cell table:style-name="ce38" office:value-type="float" office:value="1973">
            <text:p>1973</text:p>
          </table:table-cell>
          <table:table-cell table:style-name="ce47" office:value-type="float" office:value="915504">
            <text:p>915.504</text:p>
          </table:table-cell>
          <table:table-cell table:style-name="ce54" office:value-type="float" office:value="1857713">
            <text:p>1.857.713</text:p>
          </table:table-cell>
          <table:table-cell table:style-name="ce54" office:value-type="float" office:value="82981">
            <text:p>82.981</text:p>
          </table:table-cell>
          <table:table-cell table:style-name="ce54" office:value-type="float" office:value="305045">
            <text:p>305.045</text:p>
          </table:table-cell>
          <table:table-cell table:style-name="ce54" office:value-type="float" office:value="467861">
            <text:p>467.861</text:p>
          </table:table-cell>
          <table:table-cell table:style-name="ce54" office:value-type="float" office:value="809130">
            <text:p>809.130</text:p>
          </table:table-cell>
          <table:table-cell table:style-name="ce54" office:value-type="float" office:value="205849">
            <text:p>205.849</text:p>
          </table:table-cell>
          <table:table-cell table:style-name="ce54" office:value-type="float" office:value="2363708">
            <text:p>2.363.708</text:p>
          </table:table-cell>
          <table:table-cell table:style-name="ce54" office:value-type="float" office:value="1672195">
            <text:p>1.672.195</text:p>
          </table:table-cell>
          <table:table-cell table:style-name="ce67" office:value-type="float" office:value="5335596">
            <text:p>5.335.596</text:p>
          </table:table-cell>
          <table:table-cell table:number-columns-repeated="245"/>
        </table:table-row>
        <table:table-row table:style-name="ro5">
          <table:table-cell table:style-name="ce38" office:value-type="float" office:value="1974">
            <text:p>1974</text:p>
          </table:table-cell>
          <table:table-cell table:style-name="ce47" office:value-type="float" office:value="876722">
            <text:p>876.722</text:p>
          </table:table-cell>
          <table:table-cell table:style-name="ce54" office:value-type="float" office:value="1801564">
            <text:p>1.801.564</text:p>
          </table:table-cell>
          <table:table-cell table:style-name="ce54" office:value-type="float" office:value="75594">
            <text:p>75.594</text:p>
          </table:table-cell>
          <table:table-cell table:style-name="ce54" office:value-type="float" office:value="291026">
            <text:p>291.026</text:p>
          </table:table-cell>
          <table:table-cell table:style-name="ce54" office:value-type="float" office:value="443903">
            <text:p>443.903</text:p>
          </table:table-cell>
          <table:table-cell table:style-name="ce54" office:value-type="float" office:value="777070">
            <text:p>777.070</text:p>
          </table:table-cell>
          <table:table-cell table:style-name="ce54" office:value-type="float" office:value="209983">
            <text:p>209.983</text:p>
          </table:table-cell>
          <table:table-cell table:style-name="ce54" office:value-type="float" office:value="2638021">
            <text:p>2.638.021</text:p>
          </table:table-cell>
          <table:table-cell table:style-name="ce54" office:value-type="float" office:value="1606202">
            <text:p>1.606.202</text:p>
          </table:table-cell>
          <table:table-cell table:style-name="ce67" office:value-type="float" office:value="5507681">
            <text:p>5.507.681</text:p>
          </table:table-cell>
          <table:table-cell table:number-columns-repeated="245"/>
        </table:table-row>
        <table:table-row table:style-name="ro5">
          <table:table-cell table:style-name="ce38" office:value-type="float" office:value="1975">
            <text:p>1975</text:p>
          </table:table-cell>
          <table:table-cell table:style-name="ce47" office:value-type="float" office:value="928170">
            <text:p>928.170</text:p>
          </table:table-cell>
          <table:table-cell table:style-name="ce54" office:value-type="float" office:value="1859826">
            <text:p>1.859.826</text:p>
          </table:table-cell>
          <table:table-cell table:style-name="ce54" office:value-type="float" office:value="82596">
            <text:p>82.596</text:p>
          </table:table-cell>
          <table:table-cell table:style-name="ce54" office:value-type="float" office:value="288601">
            <text:p>288.601</text:p>
          </table:table-cell>
          <table:table-cell table:style-name="ce54" office:value-type="float" office:value="475437">
            <text:p>475.437</text:p>
          </table:table-cell>
          <table:table-cell table:style-name="ce54" office:value-type="float" office:value="798889">
            <text:p>798.889</text:p>
          </table:table-cell>
          <table:table-cell table:style-name="ce54" office:value-type="float" office:value="223313">
            <text:p>223.313</text:p>
          </table:table-cell>
          <table:table-cell table:style-name="ce54" office:value-type="float" office:value="2638914">
            <text:p>2.638.914</text:p>
          </table:table-cell>
          <table:table-cell table:style-name="ce54" office:value-type="float" office:value="1709516">
            <text:p>1.709.516</text:p>
          </table:table-cell>
          <table:table-cell table:style-name="ce67" office:value-type="float" office:value="5586230">
            <text:p>5.586.230</text:p>
          </table:table-cell>
          <table:table-cell table:number-columns-repeated="245"/>
        </table:table-row>
        <table:table-row table:style-name="ro5">
          <table:table-cell table:style-name="ce38" office:value-type="float" office:value="1976">
            <text:p>1976</text:p>
          </table:table-cell>
          <table:table-cell table:style-name="ce47" office:value-type="float" office:value="928001">
            <text:p>928.001</text:p>
          </table:table-cell>
          <table:table-cell table:style-name="ce54" office:value-type="float" office:value="1920411">
            <text:p>1.920.411</text:p>
          </table:table-cell>
          <table:table-cell table:style-name="ce54" office:value-type="float" office:value="83129">
            <text:p>83.129</text:p>
          </table:table-cell>
          <table:table-cell table:style-name="ce54" office:value-type="float" office:value="278907">
            <text:p>278.907</text:p>
          </table:table-cell>
          <table:table-cell table:style-name="ce54" office:value-type="float" office:value="457099">
            <text:p>457.099</text:p>
          </table:table-cell>
          <table:table-cell table:style-name="ce54" office:value-type="float" office:value="769587">
            <text:p>769.587</text:p>
          </table:table-cell>
          <table:table-cell table:style-name="ce54" office:value-type="float" office:value="217281">
            <text:p>217.281</text:p>
          </table:table-cell>
          <table:table-cell table:style-name="ce54" office:value-type="float" office:value="2612755">
            <text:p>2.612.755</text:p>
          </table:table-cell>
          <table:table-cell table:style-name="ce54" office:value-type="float" office:value="1685510">
            <text:p>1.685.510</text:p>
          </table:table-cell>
          <table:table-cell table:style-name="ce67" office:value-type="float" office:value="5581660">
            <text:p>5.581.660</text:p>
          </table:table-cell>
          <table:table-cell table:number-columns-repeated="245"/>
        </table:table-row>
        <table:table-row table:style-name="ro5">
          <table:table-cell table:style-name="ce38" office:value-type="float" office:value="1977">
            <text:p>1977</text:p>
          </table:table-cell>
          <table:table-cell table:style-name="ce47" office:value-type="float" office:value="1016239">
            <text:p>1.016.239</text:p>
          </table:table-cell>
          <table:table-cell table:style-name="ce54" office:value-type="float" office:value="2076229">
            <text:p>2.076.229</text:p>
          </table:table-cell>
          <table:table-cell table:style-name="ce54" office:value-type="float" office:value="105968">
            <text:p>105.968</text:p>
          </table:table-cell>
          <table:table-cell table:style-name="ce54" office:value-type="float" office:value="296155">
            <text:p>296.155</text:p>
          </table:table-cell>
          <table:table-cell table:style-name="ce54" office:value-type="float" office:value="500656">
            <text:p>500.656</text:p>
          </table:table-cell>
          <table:table-cell table:style-name="ce54" office:value-type="float" office:value="844966">
            <text:p>844.966</text:p>
          </table:table-cell>
          <table:table-cell table:style-name="ce54" office:value-type="float" office:value="242765">
            <text:p>242.765</text:p>
          </table:table-cell>
          <table:table-cell table:style-name="ce54" office:value-type="float" office:value="2847969">
            <text:p>2.847.969</text:p>
          </table:table-cell>
          <table:table-cell table:style-name="ce54" office:value-type="float" office:value="1865628">
            <text:p>1.865.628</text:p>
          </table:table-cell>
          <table:table-cell table:style-name="ce67" office:value-type="float" office:value="6065319">
            <text:p>6.065.319</text:p>
          </table:table-cell>
          <table:table-cell table:number-columns-repeated="245"/>
        </table:table-row>
        <table:table-row table:style-name="ro5">
          <table:table-cell table:style-name="ce38" office:value-type="float" office:value="1978">
            <text:p>1978</text:p>
          </table:table-cell>
          <table:table-cell table:style-name="ce47" office:value-type="float" office:value="1061416">
            <text:p>1.061.416</text:p>
          </table:table-cell>
          <table:table-cell table:style-name="ce54" office:value-type="float" office:value="2179730">
            <text:p>2.179.730</text:p>
          </table:table-cell>
          <table:table-cell table:style-name="ce54" office:value-type="float" office:value="118736">
            <text:p>118.736</text:p>
          </table:table-cell>
          <table:table-cell table:style-name="ce54" office:value-type="float" office:value="350111">
            <text:p>350.111</text:p>
          </table:table-cell>
          <table:table-cell table:style-name="ce54" office:value-type="float" office:value="511737">
            <text:p>511.737</text:p>
          </table:table-cell>
          <table:table-cell table:style-name="ce54" office:value-type="float" office:value="868559">
            <text:p>868.559</text:p>
          </table:table-cell>
          <table:table-cell table:style-name="ce54" office:value-type="float" office:value="354594">
            <text:p>354.594</text:p>
          </table:table-cell>
          <table:table-cell table:style-name="ce54" office:value-type="float" office:value="3075230">
            <text:p>3.075.230</text:p>
          </table:table-cell>
          <table:table-cell table:style-name="ce54" office:value-type="float" office:value="2046483">
            <text:p>2.046.483</text:p>
          </table:table-cell>
          <table:table-cell table:style-name="ce67" office:value-type="float" office:value="6473630">
            <text:p>6.473.630</text:p>
          </table:table-cell>
          <table:table-cell table:number-columns-repeated="245"/>
        </table:table-row>
        <table:table-row table:style-name="ro5">
          <table:table-cell table:style-name="ce38" office:value-type="float" office:value="1979">
            <text:p>1979</text:p>
          </table:table-cell>
          <table:table-cell table:style-name="ce47" office:value-type="float" office:value="1100905">
            <text:p>1.100.905</text:p>
          </table:table-cell>
          <table:table-cell table:style-name="ce54" office:value-type="float" office:value="2294975">
            <text:p>2.294.975</text:p>
          </table:table-cell>
          <table:table-cell table:style-name="ce54" office:value-type="float" office:value="129910">
            <text:p>129.910</text:p>
          </table:table-cell>
          <table:table-cell table:style-name="ce54" office:value-type="float" office:value="382900">
            <text:p>382.900</text:p>
          </table:table-cell>
          <table:table-cell table:style-name="ce54" office:value-type="float" office:value="576481">
            <text:p>576.481</text:p>
          </table:table-cell>
          <table:table-cell table:style-name="ce54" office:value-type="float" office:value="983988">
            <text:p>983.988</text:p>
          </table:table-cell>
          <table:table-cell table:style-name="ce54" office:value-type="float" office:value="276650">
            <text:p>276.650</text:p>
          </table:table-cell>
          <table:table-cell table:style-name="ce54" office:value-type="float" office:value="3297062">
            <text:p>3.297.062</text:p>
          </table:table-cell>
          <table:table-cell table:style-name="ce54" office:value-type="float" office:value="2083946">
            <text:p>2.083.946</text:p>
          </table:table-cell>
          <table:table-cell table:style-name="ce67" office:value-type="float" office:value="6958925">
            <text:p>6.958.925</text:p>
          </table:table-cell>
          <table:table-cell table:number-columns-repeated="245"/>
        </table:table-row>
        <table:table-row table:style-name="ro5">
          <table:table-cell table:style-name="ce38" office:value-type="float" office:value="1980">
            <text:p>1980</text:p>
          </table:table-cell>
          <table:table-cell table:style-name="ce47" office:value-type="float" office:value="1175109">
            <text:p>1.175.109</text:p>
          </table:table-cell>
          <table:table-cell table:style-name="ce54" office:value-type="float" office:value="2487687">
            <text:p>2.487.687</text:p>
          </table:table-cell>
          <table:table-cell table:style-name="ce54" office:value-type="float" office:value="147979">
            <text:p>147.979</text:p>
          </table:table-cell>
          <table:table-cell table:style-name="ce54" office:value-type="float" office:value="427418">
            <text:p>427.418</text:p>
          </table:table-cell>
          <table:table-cell table:style-name="ce54" office:value-type="float" office:value="647673">
            <text:p>647.673</text:p>
          </table:table-cell>
          <table:table-cell table:style-name="ce54" office:value-type="float" office:value="1132619">
            <text:p>1.132.619</text:p>
          </table:table-cell>
          <table:table-cell table:style-name="ce54" office:value-type="float" office:value="301460">
            <text:p>301.460</text:p>
          </table:table-cell>
          <table:table-cell table:style-name="ce54" office:value-type="float" office:value="3390930">
            <text:p>3.390.930</text:p>
          </table:table-cell>
          <table:table-cell table:style-name="ce54" office:value-type="float" office:value="2272221">
            <text:p>2.272.221</text:p>
          </table:table-cell>
          <table:table-cell table:style-name="ce67" office:value-type="float" office:value="7438654">
            <text:p>7.438.654</text:p>
          </table:table-cell>
          <table:table-cell table:number-columns-repeated="245"/>
        </table:table-row>
        <table:table-row table:style-name="ro5">
          <table:table-cell table:style-name="ce38" office:value-type="float" office:value="1981">
            <text:p>1981</text:p>
          </table:table-cell>
          <table:table-cell table:style-name="ce47" office:value-type="float" office:value="1191827">
            <text:p>1.191.827</text:p>
          </table:table-cell>
          <table:table-cell table:style-name="ce54" office:value-type="float" office:value="2574363">
            <text:p>2.574.363</text:p>
          </table:table-cell>
          <table:table-cell table:style-name="ce54" office:value-type="float" office:value="128447">
            <text:p>128.447</text:p>
          </table:table-cell>
          <table:table-cell table:style-name="ce54" office:value-type="float" office:value="379579">
            <text:p>379.579</text:p>
          </table:table-cell>
          <table:table-cell table:style-name="ce54" office:value-type="float" office:value="633218">
            <text:p>633.218</text:p>
          </table:table-cell>
          <table:table-cell table:style-name="ce54" office:value-type="float" office:value="1119424">
            <text:p>1.119.424</text:p>
          </table:table-cell>
          <table:table-cell table:style-name="ce54" office:value-type="float" office:value="287405">
            <text:p>287.405</text:p>
          </table:table-cell>
          <table:table-cell table:style-name="ce54" office:value-type="float" office:value="3242429">
            <text:p>3.242.429</text:p>
          </table:table-cell>
          <table:table-cell table:style-name="ce54" office:value-type="float" office:value="2240897">
            <text:p>2.240.897</text:p>
          </table:table-cell>
          <table:table-cell table:style-name="ce67" office:value-type="float" office:value="7315795">
            <text:p>7.315.795</text:p>
          </table:table-cell>
          <table:table-cell table:number-columns-repeated="245"/>
        </table:table-row>
        <table:table-row table:style-name="ro5">
          <table:table-cell table:style-name="ce38" office:value-type="float" office:value="1982">
            <text:p>1982</text:p>
          </table:table-cell>
          <table:table-cell table:style-name="ce47" office:value-type="float" office:value="1210113">
            <text:p>1.210.113</text:p>
          </table:table-cell>
          <table:table-cell table:style-name="ce54" office:value-type="float" office:value="2604204">
            <text:p>2.604.204</text:p>
          </table:table-cell>
          <table:table-cell table:style-name="ce54" office:value-type="float" office:value="140540">
            <text:p>140.540</text:p>
          </table:table-cell>
          <table:table-cell table:style-name="ce54" office:value-type="float" office:value="399808">
            <text:p>399.808</text:p>
          </table:table-cell>
          <table:table-cell table:style-name="ce54" office:value-type="float" office:value="649441">
            <text:p>649.441</text:p>
          </table:table-cell>
          <table:table-cell table:style-name="ce54" office:value-type="float" office:value="1169677">
            <text:p>1.169.677</text:p>
          </table:table-cell>
          <table:table-cell table:style-name="ce54" office:value-type="float" office:value="307649">
            <text:p>307.649</text:p>
          </table:table-cell>
          <table:table-cell table:style-name="ce54" office:value-type="float" office:value="3442381">
            <text:p>3.442.381</text:p>
          </table:table-cell>
          <table:table-cell table:style-name="ce54" office:value-type="float" office:value="2307743">
            <text:p>2.307.743</text:p>
          </table:table-cell>
          <table:table-cell table:style-name="ce67" office:value-type="float" office:value="7616070">
            <text:p>7.616.070</text:p>
          </table:table-cell>
          <table:table-cell table:number-columns-repeated="245"/>
        </table:table-row>
        <table:table-row table:style-name="ro5">
          <table:table-cell table:style-name="ce38" office:value-type="float" office:value="1983">
            <text:p>1983</text:p>
          </table:table-cell>
          <table:table-cell table:style-name="ce47" office:value-type="float" office:value="1251736">
            <text:p>1.251.736</text:p>
          </table:table-cell>
          <table:table-cell table:style-name="ce54" office:value-type="float" office:value="2655181">
            <text:p>2.655.181</text:p>
          </table:table-cell>
          <table:table-cell table:style-name="ce54" office:value-type="float" office:value="145416">
            <text:p>145.416</text:p>
          </table:table-cell>
          <table:table-cell table:style-name="ce54" office:value-type="float" office:value="405018">
            <text:p>405.018</text:p>
          </table:table-cell>
          <table:table-cell table:style-name="ce54" office:value-type="float" office:value="651635">
            <text:p>651.635</text:p>
          </table:table-cell>
          <table:table-cell table:style-name="ce54" office:value-type="float" office:value="1162413">
            <text:p>1.162.413</text:p>
          </table:table-cell>
          <table:table-cell table:style-name="ce54" office:value-type="float" office:value="303161">
            <text:p>303.161</text:p>
          </table:table-cell>
          <table:table-cell table:style-name="ce54" office:value-type="float" office:value="3259033">
            <text:p>3.259.033</text:p>
          </table:table-cell>
          <table:table-cell table:style-name="ce54" office:value-type="float" office:value="2351948">
            <text:p>2.351.948</text:p>
          </table:table-cell>
          <table:table-cell table:style-name="ce67" office:value-type="float" office:value="7481645">
            <text:p>7.481.645</text:p>
          </table:table-cell>
          <table:table-cell table:number-columns-repeated="245"/>
        </table:table-row>
        <table:table-row table:style-name="ro5">
          <table:table-cell table:style-name="ce38" office:value-type="float" office:value="1984">
            <text:p>1984</text:p>
          </table:table-cell>
          <table:table-cell table:style-name="ce47" office:value-type="float" office:value="1335968">
            <text:p>1.335.968</text:p>
          </table:table-cell>
          <table:table-cell table:style-name="ce54" office:value-type="float" office:value="2846007">
            <text:p>2.846.007</text:p>
          </table:table-cell>
          <table:table-cell table:style-name="ce54" office:value-type="float" office:value="162828">
            <text:p>162.828</text:p>
          </table:table-cell>
          <table:table-cell table:style-name="ce54" office:value-type="float" office:value="449053">
            <text:p>449.053</text:p>
          </table:table-cell>
          <table:table-cell table:style-name="ce54" office:value-type="float" office:value="703824">
            <text:p>703.824</text:p>
          </table:table-cell>
          <table:table-cell table:style-name="ce54" office:value-type="float" office:value="1219691">
            <text:p>1.219.691</text:p>
          </table:table-cell>
          <table:table-cell table:style-name="ce54" office:value-type="float" office:value="294444">
            <text:p>294.444</text:p>
          </table:table-cell>
          <table:table-cell table:style-name="ce54" office:value-type="float" office:value="3082897">
            <text:p>3.082.897</text:p>
          </table:table-cell>
          <table:table-cell table:style-name="ce54" office:value-type="float" office:value="2497064">
            <text:p>2.497.064</text:p>
          </table:table-cell>
          <table:table-cell table:style-name="ce67" office:value-type="float" office:value="7597648">
            <text:p>7.597.648</text:p>
          </table:table-cell>
          <table:table-cell table:number-columns-repeated="245"/>
        </table:table-row>
        <table:table-row table:style-name="ro5">
          <table:table-cell table:style-name="ce38" office:value-type="float" office:value="1985">
            <text:p>1985</text:p>
          </table:table-cell>
          <table:table-cell table:style-name="ce47" office:value-type="float" office:value="1291878">
            <text:p>1.291.878</text:p>
          </table:table-cell>
          <table:table-cell table:style-name="ce54" office:value-type="float" office:value="2768655">
            <text:p>2.768.655</text:p>
          </table:table-cell>
          <table:table-cell table:style-name="ce54" office:value-type="float" office:value="164529">
            <text:p>164.529</text:p>
          </table:table-cell>
          <table:table-cell table:style-name="ce54" office:value-type="float" office:value="417804">
            <text:p>417.804</text:p>
          </table:table-cell>
          <table:table-cell table:style-name="ce54" office:value-type="float" office:value="712605">
            <text:p>712.605</text:p>
          </table:table-cell>
          <table:table-cell table:style-name="ce54" office:value-type="float" office:value="1231443">
            <text:p>1.231.443</text:p>
          </table:table-cell>
          <table:table-cell table:style-name="ce54" office:value-type="float" office:value="329071">
            <text:p>329.071</text:p>
          </table:table-cell>
          <table:table-cell table:style-name="ce54" office:value-type="float" office:value="3256147">
            <text:p>3.256.147</text:p>
          </table:table-cell>
          <table:table-cell table:style-name="ce54" office:value-type="float" office:value="2498083">
            <text:p>2.498.083</text:p>
          </table:table-cell>
          <table:table-cell table:style-name="ce67" office:value-type="float" office:value="7674049">
            <text:p>7.674.049</text:p>
          </table:table-cell>
          <table:table-cell table:number-columns-repeated="245"/>
        </table:table-row>
        <table:table-row table:style-name="ro5">
          <table:table-cell table:style-name="ce38" office:value-type="float" office:value="1986">
            <text:p>1986</text:p>
          </table:table-cell>
          <table:table-cell table:style-name="ce47" office:value-type="float" office:value="1118419">
            <text:p>1.118.419</text:p>
          </table:table-cell>
          <table:table-cell table:style-name="ce54" office:value-type="float" office:value="2457695">
            <text:p>2.457.695</text:p>
          </table:table-cell>
          <table:table-cell table:style-name="ce54" office:value-type="float" office:value="133314">
            <text:p>133.314</text:p>
          </table:table-cell>
          <table:table-cell table:style-name="ce54" office:value-type="float" office:value="354780">
            <text:p>354.780</text:p>
          </table:table-cell>
          <table:table-cell table:style-name="ce54" office:value-type="float" office:value="635494">
            <text:p>635.494</text:p>
          </table:table-cell>
          <table:table-cell table:style-name="ce54" office:value-type="float" office:value="1157802">
            <text:p>1.157.802</text:p>
          </table:table-cell>
          <table:table-cell table:style-name="ce54" office:value-type="float" office:value="348039">
            <text:p>348.039</text:p>
          </table:table-cell>
          <table:table-cell table:style-name="ce54" office:value-type="float" office:value="3437524">
            <text:p>3.437.524</text:p>
          </table:table-cell>
          <table:table-cell table:style-name="ce54" office:value-type="float" office:value="2235266">
            <text:p>2.235.266</text:p>
          </table:table-cell>
          <table:table-cell table:style-name="ce67" office:value-type="float" office:value="7407801">
            <text:p>7.407.801</text:p>
          </table:table-cell>
          <table:table-cell table:number-columns-repeated="245"/>
        </table:table-row>
        <table:table-row table:style-name="ro5">
          <table:table-cell table:style-name="ce38" office:value-type="float" office:value="1987">
            <text:p>1987</text:p>
          </table:table-cell>
          <table:table-cell table:style-name="ce47" office:value-type="float" office:value="1058956">
            <text:p>1.058.956</text:p>
          </table:table-cell>
          <table:table-cell table:style-name="ce54" office:value-type="float" office:value="2324636">
            <text:p>2.324.636</text:p>
          </table:table-cell>
          <table:table-cell table:style-name="ce54" office:value-type="float" office:value="134854">
            <text:p>134.854</text:p>
          </table:table-cell>
          <table:table-cell table:style-name="ce54" office:value-type="float" office:value="361346">
            <text:p>361.346</text:p>
          </table:table-cell>
          <table:table-cell table:style-name="ce54" office:value-type="float" office:value="678674">
            <text:p>678.674</text:p>
          </table:table-cell>
          <table:table-cell table:style-name="ce54" office:value-type="float" office:value="1211587">
            <text:p>1.211.587</text:p>
          </table:table-cell>
          <table:table-cell table:style-name="ce54" office:value-type="float" office:value="392675">
            <text:p>392.675</text:p>
          </table:table-cell>
          <table:table-cell table:style-name="ce54" office:value-type="float" office:value="3843368">
            <text:p>3.843.368</text:p>
          </table:table-cell>
          <table:table-cell table:style-name="ce54" office:value-type="float" office:value="2265159">
            <text:p>2.265.159</text:p>
          </table:table-cell>
          <table:table-cell table:style-name="ce67" office:value-type="float" office:value="7740937">
            <text:p>7.740.937</text:p>
          </table:table-cell>
          <table:table-cell table:number-columns-repeated="245"/>
        </table:table-row>
        <table:table-row table:style-name="ro5">
          <table:table-cell table:style-name="ce38" office:value-type="float" office:value="1988">
            <text:p>1988</text:p>
          </table:table-cell>
          <table:table-cell table:style-name="ce47" office:value-type="float" office:value="1119213">
            <text:p>1.119.213</text:p>
          </table:table-cell>
          <table:table-cell table:style-name="ce54" office:value-type="float" office:value="2392981">
            <text:p>2.392.981</text:p>
          </table:table-cell>
          <table:table-cell table:style-name="ce54" office:value-type="float" office:value="151210">
            <text:p>151.210</text:p>
          </table:table-cell>
          <table:table-cell table:style-name="ce54" office:value-type="float" office:value="395401">
            <text:p>395.401</text:p>
          </table:table-cell>
          <table:table-cell table:style-name="ce54" office:value-type="float" office:value="680342">
            <text:p>680.342</text:p>
          </table:table-cell>
          <table:table-cell table:style-name="ce54" office:value-type="float" office:value="1198450">
            <text:p>1.198.450</text:p>
          </table:table-cell>
          <table:table-cell table:style-name="ce54" office:value-type="float" office:value="402022">
            <text:p>402.022</text:p>
          </table:table-cell>
          <table:table-cell table:style-name="ce54" office:value-type="float" office:value="3901599">
            <text:p>3.901.599</text:p>
          </table:table-cell>
          <table:table-cell table:style-name="ce54" office:value-type="float" office:value="2352787">
            <text:p>2.352.787</text:p>
          </table:table-cell>
          <table:table-cell table:style-name="ce67" office:value-type="float" office:value="7888431">
            <text:p>7.888.431</text:p>
          </table:table-cell>
          <table:table-cell table:number-columns-repeated="245"/>
        </table:table-row>
        <table:table-row table:style-name="ro5">
          <table:table-cell table:style-name="ce38" office:value-type="float" office:value="1989">
            <text:p>1989</text:p>
          </table:table-cell>
          <table:table-cell table:style-name="ce47" office:value-type="float" office:value="1235001">
            <text:p>1.235.001</text:p>
          </table:table-cell>
          <table:table-cell table:style-name="ce54" office:value-type="float" office:value="2662670">
            <text:p>2.662.670</text:p>
          </table:table-cell>
          <table:table-cell table:style-name="ce54" office:value-type="float" office:value="146920">
            <text:p>146.920</text:p>
          </table:table-cell>
          <table:table-cell table:style-name="ce54" office:value-type="float" office:value="377678">
            <text:p>377.678</text:p>
          </table:table-cell>
          <table:table-cell table:style-name="ce54" office:value-type="float" office:value="704187">
            <text:p>704.187</text:p>
          </table:table-cell>
          <table:table-cell table:style-name="ce54" office:value-type="float" office:value="1312558">
            <text:p>1.312.558</text:p>
          </table:table-cell>
          <table:table-cell table:style-name="ce54" office:value-type="float" office:value="297580">
            <text:p>297.580</text:p>
          </table:table-cell>
          <table:table-cell table:style-name="ce54" office:value-type="float" office:value="2805948">
            <text:p>2.805.948</text:p>
          </table:table-cell>
          <table:table-cell table:style-name="ce54" office:value-type="float" office:value="2383688">
            <text:p>2.383.688</text:p>
          </table:table-cell>
          <table:table-cell table:style-name="ce67" office:value-type="float" office:value="7158854">
            <text:p>7.158.854</text:p>
          </table:table-cell>
          <table:table-cell table:number-columns-repeated="245"/>
        </table:table-row>
        <table:table-row table:style-name="ro5">
          <table:table-cell table:style-name="ce38" office:value-type="float" office:value="1990">
            <text:p>1990</text:p>
          </table:table-cell>
          <table:table-cell table:style-name="ce47" office:value-type="float" office:value="1250649">
            <text:p>1.250.649</text:p>
          </table:table-cell>
          <table:table-cell table:style-name="ce54" office:value-type="float" office:value="2760068">
            <text:p>2.760.068</text:p>
          </table:table-cell>
          <table:table-cell table:style-name="ce54" office:value-type="float" office:value="161586">
            <text:p>161.586</text:p>
          </table:table-cell>
          <table:table-cell table:style-name="ce54" office:value-type="float" office:value="392806">
            <text:p>392.806</text:p>
          </table:table-cell>
          <table:table-cell table:style-name="ce54" office:value-type="float" office:value="802236">
            <text:p>802.236</text:p>
          </table:table-cell>
          <table:table-cell table:style-name="ce54" office:value-type="float" office:value="1502755">
            <text:p>1.502.755</text:p>
          </table:table-cell>
          <table:table-cell table:style-name="ce54" office:value-type="float" office:value="335623">
            <text:p>335.623</text:p>
          </table:table-cell>
          <table:table-cell table:style-name="ce54" office:value-type="float" office:value="2972939">
            <text:p>2.972.939</text:p>
          </table:table-cell>
          <table:table-cell table:style-name="ce54" office:value-type="float" office:value="2550094">
            <text:p>2.550.094</text:p>
          </table:table-cell>
          <table:table-cell table:style-name="ce67" office:value-type="float" office:value="7628568">
            <text:p>7.628.568</text:p>
          </table:table-cell>
          <table:table-cell table:number-columns-repeated="245"/>
        </table:table-row>
        <table:table-row table:style-name="ro5">
          <table:table-cell table:style-name="ce38" office:value-type="float" office:value="1991">
            <text:p>1991</text:p>
          </table:table-cell>
          <table:table-cell table:style-name="ce47" office:value-type="float" office:value="1111456">
            <text:p>1.111.456</text:p>
          </table:table-cell>
          <table:table-cell table:style-name="ce54" office:value-type="float" office:value="2508595">
            <text:p>2.508.595</text:p>
          </table:table-cell>
          <table:table-cell table:style-name="ce54" office:value-type="float" office:value="120926">
            <text:p>120.926</text:p>
          </table:table-cell>
          <table:table-cell table:style-name="ce54" office:value-type="float" office:value="332810">
            <text:p>332.810</text:p>
          </table:table-cell>
          <table:table-cell table:style-name="ce54" office:value-type="float" office:value="704451">
            <text:p>704.451</text:p>
          </table:table-cell>
          <table:table-cell table:style-name="ce54" office:value-type="float" office:value="1430169">
            <text:p>1.430.169</text:p>
          </table:table-cell>
          <table:table-cell table:style-name="ce54" office:value-type="float" office:value="406965">
            <text:p>406.965</text:p>
          </table:table-cell>
          <table:table-cell table:style-name="ce54" office:value-type="float" office:value="3809753">
            <text:p>3.809.753</text:p>
          </table:table-cell>
          <table:table-cell table:style-name="ce54" office:value-type="float" office:value="2343798">
            <text:p>2.343.798</text:p>
          </table:table-cell>
          <table:table-cell table:style-name="ce67" office:value-type="float" office:value="8081327">
            <text:p>8.081.327</text:p>
          </table:table-cell>
          <table:table-cell table:number-columns-repeated="245"/>
        </table:table-row>
        <table:table-row table:style-name="ro5">
          <table:table-cell table:style-name="ce38" office:value-type="float" office:value="1992">
            <text:p>1992</text:p>
          </table:table-cell>
          <table:table-cell table:style-name="ce47" office:value-type="float" office:value="1208946">
            <text:p>1.208.946</text:p>
          </table:table-cell>
          <table:table-cell table:style-name="ce54" office:value-type="float" office:value="2680179">
            <text:p>2.680.179</text:p>
          </table:table-cell>
          <table:table-cell table:style-name="ce54" office:value-type="float" office:value="123896">
            <text:p>123.896</text:p>
          </table:table-cell>
          <table:table-cell table:style-name="ce54" office:value-type="float" office:value="337072">
            <text:p>337.072</text:p>
          </table:table-cell>
          <table:table-cell table:style-name="ce54" office:value-type="float" office:value="694321">
            <text:p>694.321</text:p>
          </table:table-cell>
          <table:table-cell table:style-name="ce54" office:value-type="float" office:value="1372603">
            <text:p>1.372.603</text:p>
          </table:table-cell>
          <table:table-cell table:style-name="ce54" office:value-type="float" office:value="412681">
            <text:p>412.681</text:p>
          </table:table-cell>
          <table:table-cell table:style-name="ce54" office:value-type="float" office:value="3878403">
            <text:p>3.878.403</text:p>
          </table:table-cell>
          <table:table-cell table:style-name="ce54" office:value-type="float" office:value="2439844">
            <text:p>2.439.844</text:p>
          </table:table-cell>
          <table:table-cell table:style-name="ce67" office:value-type="float" office:value="8268257">
            <text:p>8.268.257</text:p>
          </table:table-cell>
          <table:table-cell table:number-columns-repeated="245"/>
        </table:table-row>
        <table:table-row table:style-name="ro5">
          <table:table-cell table:style-name="ce38" office:value-type="float" office:value="1993">
            <text:p>1993</text:p>
          </table:table-cell>
          <table:table-cell table:style-name="ce47" office:value-type="float" office:value="1274205">
            <text:p>1.274.205</text:p>
          </table:table-cell>
          <table:table-cell table:style-name="ce54" office:value-type="float" office:value="2872298">
            <text:p>2.872.298</text:p>
          </table:table-cell>
          <table:table-cell table:style-name="ce54" office:value-type="float" office:value="130793">
            <text:p>130.793</text:p>
          </table:table-cell>
          <table:table-cell table:style-name="ce54" office:value-type="float" office:value="353920">
            <text:p>353.920</text:p>
          </table:table-cell>
          <table:table-cell table:style-name="ce54" office:value-type="float" office:value="699597">
            <text:p>699.597</text:p>
          </table:table-cell>
          <table:table-cell table:style-name="ce54" office:value-type="float" office:value="1339213">
            <text:p>1.339.213</text:p>
          </table:table-cell>
          <table:table-cell table:style-name="ce54" office:value-type="float" office:value="449718">
            <text:p>449.718</text:p>
          </table:table-cell>
          <table:table-cell table:style-name="ce54" office:value-type="float" office:value="4330286">
            <text:p>4.330.286</text:p>
          </table:table-cell>
          <table:table-cell table:style-name="ce54" office:value-type="float" office:value="2554313">
            <text:p>2.554.313</text:p>
          </table:table-cell>
          <table:table-cell table:style-name="ce67" office:value-type="float" office:value="8895717">
            <text:p>8.895.717</text:p>
          </table:table-cell>
          <table:table-cell table:number-columns-repeated="245"/>
        </table:table-row>
        <table:table-row table:style-name="ro5">
          <table:table-cell table:style-name="ce38" office:value-type="float" office:value="1994">
            <text:p>1994</text:p>
          </table:table-cell>
          <table:table-cell table:style-name="ce47" office:value-type="float" office:value="1402974">
            <text:p>1.402.974</text:p>
          </table:table-cell>
          <table:table-cell table:style-name="ce54" office:value-type="float" office:value="3063046">
            <text:p>3.063.046</text:p>
          </table:table-cell>
          <table:table-cell table:style-name="ce54" office:value-type="float" office:value="154723">
            <text:p>154.723</text:p>
          </table:table-cell>
          <table:table-cell table:style-name="ce54" office:value-type="float" office:value="414229">
            <text:p>414.229</text:p>
          </table:table-cell>
          <table:table-cell table:style-name="ce54" office:value-type="float" office:value="821198">
            <text:p>821.198</text:p>
          </table:table-cell>
          <table:table-cell table:style-name="ce54" office:value-type="float" office:value="1455300">
            <text:p>1.455.300</text:p>
          </table:table-cell>
          <table:table-cell table:style-name="ce54" office:value-type="float" office:value="506757">
            <text:p>506.757</text:p>
          </table:table-cell>
          <table:table-cell table:style-name="ce54" office:value-type="float" office:value="4911042">
            <text:p>4.911.042</text:p>
          </table:table-cell>
          <table:table-cell table:style-name="ce54" office:value-type="float" office:value="2885652">
            <text:p>2.885.652</text:p>
          </table:table-cell>
          <table:table-cell table:style-name="ce67" office:value-type="float" office:value="9843617">
            <text:p>9.843.617</text:p>
          </table:table-cell>
          <table:table-cell table:number-columns-repeated="245"/>
        </table:table-row>
        <table:table-row table:style-name="ro5">
          <table:table-cell table:style-name="ce38" office:value-type="float" office:value="1995">
            <text:p>1995</text:p>
          </table:table-cell>
          <table:table-cell table:style-name="ce47" office:value-type="float" office:value="1449052">
            <text:p>1.449.052</text:p>
          </table:table-cell>
          <table:table-cell table:style-name="ce54" office:value-type="float" office:value="3234870">
            <text:p>3.234.870</text:p>
          </table:table-cell>
          <table:table-cell table:style-name="ce54" office:value-type="float" office:value="172291">
            <text:p>172.291</text:p>
          </table:table-cell>
          <table:table-cell table:style-name="ce54" office:value-type="float" office:value="452570">
            <text:p>452.570</text:p>
          </table:table-cell>
          <table:table-cell table:style-name="ce54" office:value-type="float" office:value="903708">
            <text:p>903.708</text:p>
          </table:table-cell>
          <table:table-cell table:style-name="ce54" office:value-type="float" office:value="1657736">
            <text:p>1.657.736</text:p>
          </table:table-cell>
          <table:table-cell table:style-name="ce54" office:value-type="float" office:value="545680">
            <text:p>545.680</text:p>
          </table:table-cell>
          <table:table-cell table:style-name="ce54" office:value-type="float" office:value="5409381">
            <text:p>5.409.381</text:p>
          </table:table-cell>
          <table:table-cell table:style-name="ce54" office:value-type="float" office:value="3070731">
            <text:p>3.070.731</text:p>
          </table:table-cell>
          <table:table-cell table:style-name="ce67" office:value-type="float" office:value="10754557">
            <text:p>10.754.557</text:p>
          </table:table-cell>
          <table:table-cell table:number-columns-repeated="245"/>
        </table:table-row>
        <table:table-row table:style-name="ro5">
          <table:table-cell table:style-name="ce38" office:value-type="float" office:value="1996">
            <text:p>1996</text:p>
          </table:table-cell>
          <table:table-cell table:style-name="ce47" office:value-type="float" office:value="1471708">
            <text:p>1.471.708</text:p>
          </table:table-cell>
          <table:table-cell table:style-name="ce54" office:value-type="float" office:value="3288115">
            <text:p>3.288.115</text:p>
          </table:table-cell>
          <table:table-cell table:style-name="ce54" office:value-type="float" office:value="198173">
            <text:p>198.173</text:p>
          </table:table-cell>
          <table:table-cell table:style-name="ce54" office:value-type="float" office:value="492758">
            <text:p>492.758</text:p>
          </table:table-cell>
          <table:table-cell table:style-name="ce54" office:value-type="float" office:value="956470">
            <text:p>956.470</text:p>
          </table:table-cell>
          <table:table-cell table:style-name="ce54" office:value-type="float" office:value="1749246">
            <text:p>1.749.246</text:p>
          </table:table-cell>
          <table:table-cell table:style-name="ce54" office:value-type="float" office:value="544099">
            <text:p>544.099</text:p>
          </table:table-cell>
          <table:table-cell table:style-name="ce54" office:value-type="float" office:value="5359461">
            <text:p>5.359.461</text:p>
          </table:table-cell>
          <table:table-cell table:style-name="ce54" office:value-type="float" office:value="3170450">
            <text:p>3.170.450</text:p>
          </table:table-cell>
          <table:table-cell table:style-name="ce67" office:value-type="float" office:value="10889580">
            <text:p>10.889.580</text:p>
          </table:table-cell>
          <table:table-cell table:number-columns-repeated="245"/>
        </table:table-row>
        <table:table-row table:style-name="ro5">
          <table:table-cell table:style-name="ce38" office:value-type="float" office:value="1997">
            <text:p>1997</text:p>
          </table:table-cell>
          <table:table-cell table:style-name="ce47" office:value-type="float" office:value="1443394">
            <text:p>1.443.394</text:p>
          </table:table-cell>
          <table:table-cell table:style-name="ce54" office:value-type="float" office:value="3325556">
            <text:p>3.325.556</text:p>
          </table:table-cell>
          <table:table-cell table:style-name="ce54" office:value-type="float" office:value="200577">
            <text:p>200.577</text:p>
          </table:table-cell>
          <table:table-cell table:style-name="ce54" office:value-type="float" office:value="484735">
            <text:p>484.735</text:p>
          </table:table-cell>
          <table:table-cell table:style-name="ce54" office:value-type="float" office:value="907814">
            <text:p>907.814</text:p>
          </table:table-cell>
          <table:table-cell table:style-name="ce54" office:value-type="float" office:value="1636189">
            <text:p>1.636.189</text:p>
          </table:table-cell>
          <table:table-cell table:style-name="ce54" office:value-type="float" office:value="560593">
            <text:p>560.593</text:p>
          </table:table-cell>
          <table:table-cell table:style-name="ce54" office:value-type="float" office:value="5421827">
            <text:p>5.421.827</text:p>
          </table:table-cell>
          <table:table-cell table:style-name="ce54" office:value-type="float" office:value="3112378">
            <text:p>3.112.378</text:p>
          </table:table-cell>
          <table:table-cell table:style-name="ce67" office:value-type="float" office:value="10868307">
            <text:p>10.868.307</text:p>
          </table:table-cell>
          <table:table-cell table:number-columns-repeated="245"/>
        </table:table-row>
        <table:table-row table:style-name="ro5">
          <table:table-cell table:style-name="ce38" office:value-type="float" office:value="1998">
            <text:p>1998</text:p>
          </table:table-cell>
          <table:table-cell table:style-name="ce47" office:value-type="float" office:value="1482502">
            <text:p>1.482.502</text:p>
          </table:table-cell>
          <table:table-cell table:style-name="ce54" office:value-type="float" office:value="3444938">
            <text:p>3.444.938</text:p>
          </table:table-cell>
          <table:table-cell table:style-name="ce54" office:value-type="float" office:value="215785">
            <text:p>215.785</text:p>
          </table:table-cell>
          <table:table-cell table:style-name="ce54" office:value-type="float" office:value="519757">
            <text:p>519.757</text:p>
          </table:table-cell>
          <table:table-cell table:style-name="ce54" office:value-type="float" office:value="952080">
            <text:p>952.080</text:p>
          </table:table-cell>
          <table:table-cell table:style-name="ce54" office:value-type="float" office:value="1745531">
            <text:p>1.745.531</text:p>
          </table:table-cell>
          <table:table-cell table:style-name="ce54" office:value-type="float" office:value="575082">
            <text:p>575.082</text:p>
          </table:table-cell>
          <table:table-cell table:style-name="ce54" office:value-type="float" office:value="5437420">
            <text:p>5.437.420</text:p>
          </table:table-cell>
          <table:table-cell table:style-name="ce54" office:value-type="float" office:value="3225449">
            <text:p>3.225.449</text:p>
          </table:table-cell>
          <table:table-cell table:style-name="ce67" office:value-type="float" office:value="11147646">
            <text:p>11.147.646</text:p>
          </table:table-cell>
          <table:table-cell table:number-columns-repeated="245"/>
        </table:table-row>
        <table:table-row table:style-name="ro6">
          <table:table-cell table:style-name="ce38" office:value-type="float" office:value="1999">
            <text:p>1999</text:p>
          </table:table-cell>
          <table:table-cell table:style-name="ce47" office:value-type="float" office:value="1451447">
            <text:p>1.451.447</text:p>
          </table:table-cell>
          <table:table-cell table:style-name="ce54" office:value-type="float" office:value="3459323">
            <text:p>3.459.323</text:p>
          </table:table-cell>
          <table:table-cell table:style-name="ce54" office:value-type="float" office:value="203553">
            <text:p>203.553</text:p>
          </table:table-cell>
          <table:table-cell table:style-name="ce54" office:value-type="float" office:value="530860">
            <text:p>530.860</text:p>
          </table:table-cell>
          <table:table-cell table:style-name="ce54" office:value-type="float" office:value="951907">
            <text:p>951.907</text:p>
          </table:table-cell>
          <table:table-cell table:style-name="ce54" office:value-type="float" office:value="1735611">
            <text:p>1.735.611</text:p>
          </table:table-cell>
          <table:table-cell table:style-name="ce54" office:value-type="float" office:value="586945">
            <text:p>586.945</text:p>
          </table:table-cell>
          <table:table-cell table:style-name="ce54" office:value-type="float" office:value="5536664">
            <text:p>5.536.664</text:p>
          </table:table-cell>
          <table:table-cell table:style-name="ce54" office:value-type="float" office:value="3193852">
            <text:p>3.193.852</text:p>
          </table:table-cell>
          <table:table-cell table:style-name="ce67" office:value-type="float" office:value="11262458">
            <text:p>11.262.458</text:p>
          </table:table-cell>
          <table:table-cell table:number-columns-repeated="245"/>
        </table:table-row>
        <table:table-row table:style-name="ro7">
          <table:table-cell table:style-name="ce38" office:value-type="float" office:value="2000">
            <text:p>2000</text:p>
          </table:table-cell>
          <table:table-cell table:style-name="ce48" office:value-type="float" office:value="1503913">
            <text:p>1.503.913</text:p>
          </table:table-cell>
          <table:table-cell table:style-name="ce55" office:value-type="float" office:value="3562728">
            <text:p>3.562.728</text:p>
          </table:table-cell>
          <table:table-cell table:style-name="ce55" office:value-type="float" office:value="220948">
            <text:p>220.948</text:p>
          </table:table-cell>
          <table:table-cell table:style-name="ce55" office:value-type="float" office:value="574622">
            <text:p>574.622</text:p>
          </table:table-cell>
          <table:table-cell table:style-name="ce55" office:value-type="float" office:value="1023753">
            <text:p>1.023.753</text:p>
          </table:table-cell>
          <table:table-cell table:style-name="ce55" office:value-type="float" office:value="1771886">
            <text:p>1.771.886</text:p>
          </table:table-cell>
          <table:table-cell table:style-name="ce54" table:number-columns-repeated="2"/>
          <table:table-cell table:style-name="ce55" office:value-type="float" office:value="2748614">
            <text:p>2.748.614</text:p>
          </table:table-cell>
          <table:table-cell table:style-name="ce68" office:value-type="float" office:value="5909236">
            <text:p>5.909.236</text:p>
          </table:table-cell>
          <table:table-cell table:style-name="ce72" table:number-columns-repeated="2"/>
          <table:table-cell table:number-columns-repeated="243"/>
        </table:table-row>
        <table:table-row table:style-name="ro6">
          <table:table-cell table:style-name="ce38" office:value-type="float" office:value="2001">
            <text:p>2001</text:p>
          </table:table-cell>
          <table:table-cell table:style-name="ce49" office:value-type="float" office:value="1554874">
            <text:p>1.554.874</text:p>
          </table:table-cell>
          <table:table-cell table:style-name="ce56" office:value-type="float" office:value="3728713">
            <text:p>3.728.713</text:p>
          </table:table-cell>
          <table:table-cell table:style-name="ce56" office:value-type="float" office:value="224071">
            <text:p>224.071</text:p>
          </table:table-cell>
          <table:table-cell table:style-name="ce56" office:value-type="float" office:value="596896">
            <text:p>596.896</text:p>
          </table:table-cell>
          <table:table-cell table:style-name="ce56" office:value-type="float" office:value="1034933">
            <text:p>1.034.933</text:p>
          </table:table-cell>
          <table:table-cell table:style-name="ce56" office:value-type="float" office:value="1961171">
            <text:p>1.961.171</text:p>
          </table:table-cell>
          <table:table-cell table:style-name="ce54" table:number-columns-repeated="2"/>
          <table:table-cell table:style-name="ce56" office:value-type="float" office:value="2813878">
            <text:p>2.813.878</text:p>
          </table:table-cell>
          <table:table-cell table:style-name="ce69" office:value-type="float" office:value="6286780">
            <text:p>6.286.780</text:p>
          </table:table-cell>
          <table:table-cell table:style-name="ce72" table:number-columns-repeated="2"/>
          <table:table-cell table:number-columns-repeated="243"/>
        </table:table-row>
        <table:table-row table:style-name="ro6">
          <table:table-cell table:style-name="ce38" office:value-type="float" office:value="2002">
            <text:p>2002</text:p>
          </table:table-cell>
          <table:table-cell table:style-name="ce49" office:value-type="float" office:value="1481866">
            <text:p>1.481.866</text:p>
          </table:table-cell>
          <table:table-cell table:style-name="ce56" office:value-type="float" office:value="3587434">
            <text:p>3.587.434</text:p>
          </table:table-cell>
          <table:table-cell table:style-name="ce56" office:value-type="float" office:value="192093">
            <text:p>192.093</text:p>
          </table:table-cell>
          <table:table-cell table:style-name="ce56" office:value-type="float" office:value="515374">
            <text:p>515.374</text:p>
          </table:table-cell>
          <table:table-cell table:style-name="ce56" office:value-type="float" office:value="1047697">
            <text:p>1.047.697</text:p>
          </table:table-cell>
          <table:table-cell table:style-name="ce56" office:value-type="float" office:value="1930517">
            <text:p>1.930.517</text:p>
          </table:table-cell>
          <table:table-cell table:style-name="ce54" table:number-columns-repeated="2"/>
          <table:table-cell table:style-name="ce56" office:value-type="float" office:value="2721656">
            <text:p>2.721.656</text:p>
          </table:table-cell>
          <table:table-cell table:style-name="ce69" office:value-type="float" office:value="6033325">
            <text:p>6.033.325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 table:style-name="ce38" office:value-type="float" office:value="2003">
            <text:p>2003</text:p>
          </table:table-cell>
          <table:table-cell table:style-name="ce50" office:value-type="float" office:value="1546867">
            <text:p>1.546.867</text:p>
          </table:table-cell>
          <table:table-cell table:style-name="ce57" office:value-type="float" office:value="3829285">
            <text:p>3.829.285</text:p>
          </table:table-cell>
          <table:table-cell table:style-name="ce54" office:value-type="float" office:value="182327">
            <text:p>182.327</text:p>
          </table:table-cell>
          <table:table-cell table:style-name="ce54" office:value-type="float" office:value="527598">
            <text:p>527.598</text:p>
          </table:table-cell>
          <table:table-cell table:style-name="ce54" office:value-type="float" office:value="1019539">
            <text:p>1.019.539</text:p>
          </table:table-cell>
          <table:table-cell table:style-name="ce54" office:value-type="float" office:value="1855529">
            <text:p>1.855.529</text:p>
          </table:table-cell>
          <table:table-cell table:style-name="ce54" table:number-columns-repeated="2"/>
          <table:table-cell table:style-name="ce54" table:formula="oooc:=[.B60]+[.D60]+[.F60]" office:value-type="float" office:value="2748733">
            <text:p>2.748.733</text:p>
          </table:table-cell>
          <table:table-cell table:style-name="ce67" table:formula="oooc:=[.C60]+[.E60]+[.G60]" office:value-type="float" office:value="6212412">
            <text:p>6.212.412</text:p>
          </table:table-cell>
          <table:table-cell table:number-columns-repeated="245"/>
        </table:table-row>
        <table:table-row table:style-name="ro1">
          <table:table-cell table:style-name="ce38" office:value-type="float" office:value="2004">
            <text:p>2004</text:p>
          </table:table-cell>
          <table:table-cell table:style-name="ce50" office:value-type="float" office:value="1746591">
            <text:p>1.746.591</text:p>
          </table:table-cell>
          <table:table-cell table:style-name="ce57" office:value-type="float" office:value="4435241">
            <text:p>4.435.241</text:p>
          </table:table-cell>
          <table:table-cell table:style-name="ce54" office:value-type="float" office:value="179473">
            <text:p>179.473</text:p>
          </table:table-cell>
          <table:table-cell table:style-name="ce54" office:value-type="float" office:value="536537">
            <text:p>536.537</text:p>
          </table:table-cell>
          <table:table-cell table:style-name="ce54" office:value-type="float" office:value="1092545">
            <text:p>1.092.545</text:p>
          </table:table-cell>
          <table:table-cell table:style-name="ce54" office:value-type="float" office:value="1958295">
            <text:p>1.958.295</text:p>
          </table:table-cell>
          <table:table-cell table:style-name="ce62"/>
          <table:table-cell table:style-name="ce54"/>
          <table:table-cell table:style-name="ce54" office:value-type="float" office:value="3018609">
            <text:p>3.018.609</text:p>
          </table:table-cell>
          <table:table-cell table:style-name="ce67" office:value-type="float" office:value="6930073">
            <text:p>6.930.073</text:p>
          </table:table-cell>
          <table:table-cell table:number-columns-repeated="245"/>
        </table:table-row>
        <table:table-row table:style-name="ro1">
          <table:table-cell table:style-name="ce39" office:value-type="float" office:value="2005">
            <text:p>2005</text:p>
          </table:table-cell>
          <table:table-cell table:style-name="ce51" office:value-type="float" office:value="1902478">
            <text:p>1.902.478</text:p>
          </table:table-cell>
          <table:table-cell table:style-name="ce58" office:value-type="float" office:value="4925182">
            <text:p>4.925.182</text:p>
          </table:table-cell>
          <table:table-cell table:style-name="ce59" office:value-type="float" office:value="180041">
            <text:p>180.041</text:p>
          </table:table-cell>
          <table:table-cell table:style-name="ce59" office:value-type="float" office:value="519613">
            <text:p>519.613</text:p>
          </table:table-cell>
          <table:table-cell table:style-name="ce59" office:value-type="float" office:value="1155104">
            <text:p>1.155.104</text:p>
          </table:table-cell>
          <table:table-cell table:style-name="ce59" office:value-type="float" office:value="2225638">
            <text:p>2.225.638</text:p>
          </table:table-cell>
          <table:table-cell table:style-name="ce63"/>
          <table:table-cell table:style-name="ce59"/>
          <table:table-cell table:style-name="ce59" office:value-type="float" office:value="3237623">
            <text:p>3.237.623</text:p>
          </table:table-cell>
          <table:table-cell table:style-name="ce70" office:value-type="float" office:value="7670433">
            <text:p>7.670.433</text:p>
          </table:table-cell>
          <table:table-cell table:number-columns-repeated="245"/>
        </table:table-row>
        <table:table-row table:style-name="ro1">
          <table:table-cell table:style-name="ce40"/>
          <table:table-cell table:style-name="ce52" table:number-columns-repeated="2"/>
          <table:table-cell table:style-name="ce60" table:number-columns-repeated="8"/>
          <table:table-cell table:number-columns-repeated="24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2003" table:style-name="ta8">
        <table:table-column table:style-name="co11" table:default-cell-style-name="ce74"/>
        <table:table-column table:style-name="co12" table:default-cell-style-name="ce74"/>
        <table:table-column table:style-name="co10" table:default-cell-style-name="ce87"/>
        <table:table-column table:style-name="co13" table:default-cell-style-name="ce74"/>
        <table:table-column table:style-name="co14" table:default-cell-style-name="ce89"/>
        <table:table-column table:style-name="co15" table:number-columns-repeated="3" table:default-cell-style-name="ce74"/>
        <table:table-column table:style-name="co15" table:default-cell-style-name="ce87"/>
        <table:table-column table:style-name="co15" table:default-cell-style-name="ce74"/>
        <table:table-column table:style-name="co15" table:number-columns-repeated="246" table:default-cell-style-name="Default"/>
        <table:table-row table:style-name="ro8">
          <table:table-cell table:style-name="ce73" office:value-type="string" table:number-columns-spanned="10" table:number-rows-spanned="1">
            <text:p>ANNO 2003 - Punta della Salute</text:p>
          </table:table-cell>
          <table:covered-table-cell table:number-columns-repeated="9" table:style-name="ce79"/>
          <table:table-cell table:style-name="ce79" table:number-columns-repeated="4"/>
          <table:table-cell table:number-columns-repeated="242"/>
        </table:table-row>
        <table:table-row table:style-name="ro2">
          <table:table-cell/>
          <table:table-cell table:style-name="ce80"/>
          <table:table-cell table:style-name="ce83"/>
          <table:table-cell table:style-name="ce80"/>
          <table:table-cell table:style-name="ce83"/>
          <table:table-cell table:style-name="ce80"/>
          <table:table-cell table:number-columns-repeated="6"/>
          <table:table-cell table:style-name="ce93"/>
          <table:table-cell table:number-columns-repeated="243"/>
        </table:table-row>
        <table:table-row table:style-name="ro2">
          <table:table-cell table:style-name="ce75" office:value-type="string" table:number-columns-spanned="4" table:number-rows-spanned="1">
            <text:p><text:s text:c="3"/>Massimi di marea &gt;= +80 cm <text:s text:c="8"/></text:p>
          </table:table-cell>
          <table:covered-table-cell table:number-columns-repeated="3" table:style-name="ce75"/>
          <table:table-cell table:style-name="ce75" table:number-columns-repeated="2"/>
          <table:table-cell table:style-name="ce90" table:number-columns-repeated="2"/>
          <table:table-cell table:style-name="ce92"/>
          <table:table-cell table:style-name="ce90"/>
          <table:table-cell table:style-name="ce75" table:number-columns-repeated="4"/>
          <table:table-cell table:number-columns-repeated="242"/>
        </table:table-row>
        <table:table-row table:style-name="ro1">
          <table:table-cell table:style-name="ce76" office:value-type="string">
            <text:p>N°</text:p>
          </table:table-cell>
          <table:table-cell table:style-name="ce76" office:value-type="string">
            <text:p>Data</text:p>
          </table:table-cell>
          <table:table-cell table:style-name="ce84" office:value-type="string">
            <text:p>Ora solare</text:p>
          </table:table-cell>
          <table:table-cell table:style-name="ce76" office:value-type="string">
            <text:p>Valore</text:p>
          </table:table-cell>
          <table:table-cell table:style-name="ce76" office:value-type="string">
            <text:p>Mese</text:p>
          </table:table-cell>
          <table:table-cell/>
          <table:table-cell table:style-name="ce90" table:number-columns-repeated="2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7">
            <text:p>7</text:p>
          </table:table-cell>
          <table:table-cell table:style-name="ce81" office:value-type="date" office:date-value="2003-01-05">
            <text:p>05-gen-03</text:p>
          </table:table-cell>
          <table:table-cell table:style-name="ce85" office:value-type="float" office:value="1.2">
            <text:p>1,20</text:p>
          </table:table-cell>
          <table:table-cell table:style-name="ce77" office:value-type="float" office:value="90">
            <text:p>90</text:p>
          </table:table-cell>
          <table:table-cell table:style-name="ce88" table:formula="oooc:=TEXT([.B5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9">
            <text:p>9</text:p>
          </table:table-cell>
          <table:table-cell table:style-name="ce81" office:value-type="date" office:date-value="2003-01-06">
            <text:p>06-gen-03</text:p>
          </table:table-cell>
          <table:table-cell table:style-name="ce85" office:value-type="float" office:value="1.25">
            <text:p>1,25</text:p>
          </table:table-cell>
          <table:table-cell table:style-name="ce77" office:value-type="float" office:value="86">
            <text:p>86</text:p>
          </table:table-cell>
          <table:table-cell table:style-name="ce88" table:formula="oooc:=TEXT([.B6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6">
            <text:p>16</text:p>
          </table:table-cell>
          <table:table-cell table:style-name="ce81" office:value-type="date" office:date-value="2003-01-22">
            <text:p>22-gen-03</text:p>
          </table:table-cell>
          <table:table-cell table:style-name="ce85" office:value-type="float" office:value="1.45">
            <text:p>1,45</text:p>
          </table:table-cell>
          <table:table-cell table:style-name="ce77" office:value-type="float" office:value="100">
            <text:p>100</text:p>
          </table:table-cell>
          <table:table-cell table:style-name="ce88" table:formula="oooc:=TEXT([.B7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8">
            <text:p>18</text:p>
          </table:table-cell>
          <table:table-cell table:style-name="ce81" office:value-type="date" office:date-value="2003-02-04">
            <text:p>04-feb-03</text:p>
          </table:table-cell>
          <table:table-cell table:style-name="ce85" office:value-type="float" office:value="1.55">
            <text:p>1,55</text:p>
          </table:table-cell>
          <table:table-cell table:style-name="ce77" office:value-type="float" office:value="84">
            <text:p>84</text:p>
          </table:table-cell>
          <table:table-cell table:style-name="ce88" table:formula="oooc:=TEXT([.B8];&quot;mmmm&quot;)" office:value-type="string" office:string-value="febbraio">
            <text:p>febbr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0">
            <text:p>60</text:p>
          </table:table-cell>
          <table:table-cell table:style-name="ce81" office:value-type="date" office:date-value="2003-11-28">
            <text:p>28-nov-03</text:p>
          </table:table-cell>
          <table:table-cell table:style-name="ce85" office:value-type="float" office:value="2.15">
            <text:p>2,15</text:p>
          </table:table-cell>
          <table:table-cell table:style-name="ce77" office:value-type="float" office:value="86">
            <text:p>86</text:p>
          </table:table-cell>
          <table:table-cell table:style-name="ce88" table:formula="oooc:=TEXT([.B9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0">
            <text:p>20</text:p>
          </table:table-cell>
          <table:table-cell table:style-name="ce81" office:value-type="date" office:date-value="2003-02-06">
            <text:p>06-feb-03</text:p>
          </table:table-cell>
          <table:table-cell table:style-name="ce85" office:value-type="float" office:value="2.2">
            <text:p>2,20</text:p>
          </table:table-cell>
          <table:table-cell table:style-name="ce77" office:value-type="float" office:value="83">
            <text:p>83</text:p>
          </table:table-cell>
          <table:table-cell table:style-name="ce88" table:formula="oooc:=TEXT([.B10];&quot;mmmm&quot;)" office:value-type="string" office:string-value="febbraio">
            <text:p>febbr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3">
            <text:p>13</text:p>
          </table:table-cell>
          <table:table-cell table:style-name="ce81" office:value-type="date" office:date-value="2003-01-08">
            <text:p>08-gen-03</text:p>
          </table:table-cell>
          <table:table-cell table:style-name="ce85" office:value-type="float" office:value="2.4">
            <text:p>2,40</text:p>
          </table:table-cell>
          <table:table-cell table:style-name="ce77" office:value-type="float" office:value="102">
            <text:p>102</text:p>
          </table:table-cell>
          <table:table-cell table:style-name="ce88" table:formula="oooc:=TEXT([.B11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7">
            <text:p>17</text:p>
          </table:table-cell>
          <table:table-cell table:style-name="ce81" office:value-type="date" office:date-value="2003-01-23">
            <text:p>23-gen-03</text:p>
          </table:table-cell>
          <table:table-cell table:style-name="ce85" office:value-type="float" office:value="2.5">
            <text:p>2,50</text:p>
          </table:table-cell>
          <table:table-cell table:style-name="ce77" office:value-type="float" office:value="83">
            <text:p>83</text:p>
          </table:table-cell>
          <table:table-cell table:style-name="ce88" table:formula="oooc:=TEXT([.B12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1">
            <text:p>11</text:p>
          </table:table-cell>
          <table:table-cell table:style-name="ce81" office:value-type="date" office:date-value="2003-01-07">
            <text:p>07-gen-03</text:p>
          </table:table-cell>
          <table:table-cell table:style-name="ce85" office:value-type="float" office:value="3.3">
            <text:p>3,30</text:p>
          </table:table-cell>
          <table:table-cell table:style-name="ce77" office:value-type="float" office:value="99">
            <text:p>99</text:p>
          </table:table-cell>
          <table:table-cell table:style-name="ce88" table:formula="oooc:=TEXT([.B13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2">
            <text:p>62</text:p>
          </table:table-cell>
          <table:table-cell table:style-name="ce81" office:value-type="date" office:date-value="2003-11-29">
            <text:p>29-nov-03</text:p>
          </table:table-cell>
          <table:table-cell table:style-name="ce85" office:value-type="float" office:value="3.45">
            <text:p>3,45</text:p>
          </table:table-cell>
          <table:table-cell table:style-name="ce77" office:value-type="float" office:value="80">
            <text:p>80</text:p>
          </table:table-cell>
          <table:table-cell table:style-name="ce88" table:formula="oooc:=TEXT([.B14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4">
            <text:p>14</text:p>
          </table:table-cell>
          <table:table-cell table:style-name="ce81" office:value-type="date" office:date-value="2003-01-09">
            <text:p>09-gen-03</text:p>
          </table:table-cell>
          <table:table-cell table:style-name="ce85" office:value-type="float" office:value="3.5">
            <text:p>3,50</text:p>
          </table:table-cell>
          <table:table-cell table:style-name="ce77" office:value-type="float" office:value="92">
            <text:p>92</text:p>
          </table:table-cell>
          <table:table-cell table:style-name="ce88" table:formula="oooc:=TEXT([.B15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5">
            <text:p>65</text:p>
          </table:table-cell>
          <table:table-cell table:style-name="ce81" office:value-type="date" office:date-value="2003-12-30">
            <text:p>30-dic-03</text:p>
          </table:table-cell>
          <table:table-cell table:style-name="ce85" office:value-type="float" office:value="4.15">
            <text:p>4,15</text:p>
          </table:table-cell>
          <table:table-cell table:style-name="ce77" office:value-type="float" office:value="83">
            <text:p>83</text:p>
          </table:table-cell>
          <table:table-cell table:style-name="ce88" table:formula="oooc:=TEXT([.B16];&quot;mmmm&quot;)" office:value-type="string" office:string-value="dicembre">
            <text:p>dic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5">
            <text:p>15</text:p>
          </table:table-cell>
          <table:table-cell table:style-name="ce81" office:value-type="date" office:date-value="2003-01-10">
            <text:p>10-gen-03</text:p>
          </table:table-cell>
          <table:table-cell table:style-name="ce85" office:value-type="float" office:value="4.25">
            <text:p>4,25</text:p>
          </table:table-cell>
          <table:table-cell table:style-name="ce77" office:value-type="float" office:value="84">
            <text:p>84</text:p>
          </table:table-cell>
          <table:table-cell table:style-name="ce88" table:formula="oooc:=TEXT([.B17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5">
            <text:p>55</text:p>
          </table:table-cell>
          <table:table-cell table:style-name="ce81" office:value-type="date" office:date-value="2003-11-03">
            <text:p>03-nov-03</text:p>
          </table:table-cell>
          <table:table-cell table:style-name="ce85" office:value-type="float" office:value="7.5">
            <text:p>7,50</text:p>
          </table:table-cell>
          <table:table-cell table:style-name="ce77" office:value-type="float" office:value="89">
            <text:p>89</text:p>
          </table:table-cell>
          <table:table-cell table:style-name="ce88" table:formula="oooc:=TEXT([.B18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4">
            <text:p>54</text:p>
          </table:table-cell>
          <table:table-cell table:style-name="ce81" office:value-type="date" office:date-value="2003-11-02">
            <text:p>02-nov-03</text:p>
          </table:table-cell>
          <table:table-cell table:style-name="ce85" office:value-type="float" office:value="8.5">
            <text:p>8,50</text:p>
          </table:table-cell>
          <table:table-cell table:style-name="ce77" office:value-type="float" office:value="92">
            <text:p>92</text:p>
          </table:table-cell>
          <table:table-cell table:style-name="ce88" table:formula="oooc:=TEXT([.B19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8">
            <text:p>38</text:p>
          </table:table-cell>
          <table:table-cell table:style-name="ce81" office:value-type="date" office:date-value="2003-10-05">
            <text:p>05-ott-03</text:p>
          </table:table-cell>
          <table:table-cell table:style-name="ce85" office:value-type="float" office:value="9">
            <text:p>9,00</text:p>
          </table:table-cell>
          <table:table-cell table:style-name="ce77" office:value-type="float" office:value="93">
            <text:p>93</text:p>
          </table:table-cell>
          <table:table-cell table:style-name="ce88" table:formula="oooc:=TEXT([.B20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">
            <text:p>1</text:p>
          </table:table-cell>
          <table:table-cell table:style-name="ce81" office:value-type="date" office:date-value="2003-01-01">
            <text:p>01-gen-03</text:p>
          </table:table-cell>
          <table:table-cell table:style-name="ce85" office:value-type="float" office:value="9.15">
            <text:p>9,15</text:p>
          </table:table-cell>
          <table:table-cell table:style-name="ce77" office:value-type="float" office:value="98">
            <text:p>98</text:p>
          </table:table-cell>
          <table:table-cell table:style-name="ce88" table:formula="oooc:=TEXT([.B21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2">
            <text:p>42</text:p>
          </table:table-cell>
          <table:table-cell table:style-name="ce81" office:value-type="date" office:date-value="2003-10-22">
            <text:p>22-ott-03</text:p>
          </table:table-cell>
          <table:table-cell table:style-name="ce85" office:value-type="float" office:value="9.3">
            <text:p>9,30</text:p>
          </table:table-cell>
          <table:table-cell table:style-name="ce77" office:value-type="float" office:value="84">
            <text:p>84</text:p>
          </table:table-cell>
          <table:table-cell table:style-name="ce88" table:formula="oooc:=TEXT([.B22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1">
            <text:p>51</text:p>
          </table:table-cell>
          <table:table-cell table:style-name="ce81" office:value-type="date" office:date-value="2003-11-01">
            <text:p>01-nov-03</text:p>
          </table:table-cell>
          <table:table-cell table:style-name="ce85" office:value-type="float" office:value="9.3">
            <text:p>9,30</text:p>
          </table:table-cell>
          <table:table-cell table:style-name="ce77" office:value-type="float" office:value="107">
            <text:p>107</text:p>
          </table:table-cell>
          <table:table-cell table:style-name="ce88" table:formula="oooc:=TEXT([.B23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">
            <text:p>4</text:p>
          </table:table-cell>
          <table:table-cell table:style-name="ce81" office:value-type="date" office:date-value="2003-01-03">
            <text:p>03-gen-03</text:p>
          </table:table-cell>
          <table:table-cell table:style-name="ce85" office:value-type="float" office:value="9.35">
            <text:p>9,35</text:p>
          </table:table-cell>
          <table:table-cell table:style-name="ce77" office:value-type="float" office:value="108">
            <text:p>108</text:p>
          </table:table-cell>
          <table:table-cell table:style-name="ce88" table:formula="oooc:=TEXT([.B24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6">
            <text:p>56</text:p>
          </table:table-cell>
          <table:table-cell table:style-name="ce81" office:value-type="date" office:date-value="2003-11-07">
            <text:p>07-nov-03</text:p>
          </table:table-cell>
          <table:table-cell table:style-name="ce85" office:value-type="float" office:value="9.35">
            <text:p>9,35</text:p>
          </table:table-cell>
          <table:table-cell table:style-name="ce77" office:value-type="float" office:value="83">
            <text:p>83</text:p>
          </table:table-cell>
          <table:table-cell table:style-name="ce88" table:formula="oooc:=TEXT([.B25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3">
            <text:p>63</text:p>
          </table:table-cell>
          <table:table-cell table:style-name="ce81" office:value-type="date" office:date-value="2003-12-07">
            <text:p>07-dic-03</text:p>
          </table:table-cell>
          <table:table-cell table:style-name="ce85" office:value-type="float" office:value="9.45">
            <text:p>9,45</text:p>
          </table:table-cell>
          <table:table-cell table:style-name="ce77" office:value-type="float" office:value="80">
            <text:p>80</text:p>
          </table:table-cell>
          <table:table-cell table:style-name="ce88" table:formula="oooc:=TEXT([.B26];&quot;mmmm&quot;)" office:value-type="string" office:string-value="dicembre">
            <text:p>dic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">
            <text:p>2</text:p>
          </table:table-cell>
          <table:table-cell table:style-name="ce81" office:value-type="date" office:date-value="2003-01-02">
            <text:p>02-gen-03</text:p>
          </table:table-cell>
          <table:table-cell table:style-name="ce85" office:value-type="float" office:value="9.5">
            <text:p>9,50</text:p>
          </table:table-cell>
          <table:table-cell table:style-name="ce77" office:value-type="float" office:value="109">
            <text:p>109</text:p>
          </table:table-cell>
          <table:table-cell table:style-name="ce88" table:formula="oooc:=TEXT([.B27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3">
            <text:p>43</text:p>
          </table:table-cell>
          <table:table-cell table:style-name="ce81" office:value-type="date" office:date-value="2003-10-23">
            <text:p>23-ott-03</text:p>
          </table:table-cell>
          <table:table-cell table:style-name="ce85" office:value-type="float" office:value="9.55">
            <text:p>9,55</text:p>
          </table:table-cell>
          <table:table-cell table:style-name="ce77" office:value-type="float" office:value="101">
            <text:p>101</text:p>
          </table:table-cell>
          <table:table-cell table:style-name="ce88" table:formula="oooc:=TEXT([.B28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7">
            <text:p>57</text:p>
          </table:table-cell>
          <table:table-cell table:style-name="ce81" office:value-type="date" office:date-value="2003-11-08">
            <text:p>08-nov-03</text:p>
          </table:table-cell>
          <table:table-cell table:style-name="ce85" office:value-type="float" office:value="10.1">
            <text:p>10,10</text:p>
          </table:table-cell>
          <table:table-cell table:style-name="ce77" office:value-type="float" office:value="86">
            <text:p>86</text:p>
          </table:table-cell>
          <table:table-cell table:style-name="ce88" table:formula="oooc:=TEXT([.B29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5">
            <text:p>45</text:p>
          </table:table-cell>
          <table:table-cell table:style-name="ce81" office:value-type="date" office:date-value="2003-10-24">
            <text:p>24-ott-03</text:p>
          </table:table-cell>
          <table:table-cell table:style-name="ce85" office:value-type="float" office:value="10.2">
            <text:p>10,20</text:p>
          </table:table-cell>
          <table:table-cell table:style-name="ce77" office:value-type="float" office:value="87">
            <text:p>87</text:p>
          </table:table-cell>
          <table:table-cell table:style-name="ce88" table:formula="oooc:=TEXT([.B30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">
            <text:p>6</text:p>
          </table:table-cell>
          <table:table-cell table:style-name="ce81" office:value-type="date" office:date-value="2003-01-04">
            <text:p>04-gen-03</text:p>
          </table:table-cell>
          <table:table-cell table:style-name="ce85" office:value-type="float" office:value="10.3">
            <text:p>10,30</text:p>
          </table:table-cell>
          <table:table-cell table:style-name="ce77" office:value-type="float" office:value="96">
            <text:p>96</text:p>
          </table:table-cell>
          <table:table-cell table:style-name="ce88" table:formula="oooc:=TEXT([.B31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6">
            <text:p>46</text:p>
          </table:table-cell>
          <table:table-cell table:style-name="ce81" office:value-type="date" office:date-value="2003-10-25">
            <text:p>25-ott-03</text:p>
          </table:table-cell>
          <table:table-cell table:style-name="ce85" office:value-type="float" office:value="10.35">
            <text:p>10,35</text:p>
          </table:table-cell>
          <table:table-cell table:style-name="ce77" office:value-type="float" office:value="92">
            <text:p>92</text:p>
          </table:table-cell>
          <table:table-cell table:style-name="ce88" table:formula="oooc:=TEXT([.B32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7">
            <text:p>47</text:p>
          </table:table-cell>
          <table:table-cell table:style-name="ce81" office:value-type="date" office:date-value="2003-10-26">
            <text:p>26-ott-03</text:p>
          </table:table-cell>
          <table:table-cell table:style-name="ce85" office:value-type="float" office:value="10.4">
            <text:p>10,40</text:p>
          </table:table-cell>
          <table:table-cell table:style-name="ce77" office:value-type="float" office:value="97">
            <text:p>97</text:p>
          </table:table-cell>
          <table:table-cell table:style-name="ce88" table:formula="oooc:=TEXT([.B33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0">
            <text:p>40</text:p>
          </table:table-cell>
          <table:table-cell table:style-name="ce81" office:value-type="date" office:date-value="2003-10-10">
            <text:p>10-ott-03</text:p>
          </table:table-cell>
          <table:table-cell table:style-name="ce85" office:value-type="float" office:value="10.5">
            <text:p>10,50</text:p>
          </table:table-cell>
          <table:table-cell table:style-name="ce77" office:value-type="float" office:value="87">
            <text:p>87</text:p>
          </table:table-cell>
          <table:table-cell table:style-name="ce88" table:formula="oooc:=TEXT([.B34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1">
            <text:p>41</text:p>
          </table:table-cell>
          <table:table-cell table:style-name="ce81" office:value-type="date" office:date-value="2003-10-11">
            <text:p>11-ott-03</text:p>
          </table:table-cell>
          <table:table-cell table:style-name="ce85" office:value-type="float" office:value="10.55">
            <text:p>10,55</text:p>
          </table:table-cell>
          <table:table-cell table:style-name="ce77" office:value-type="float" office:value="88">
            <text:p>88</text:p>
          </table:table-cell>
          <table:table-cell table:style-name="ce88" table:formula="oooc:=TEXT([.B35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8">
            <text:p>48</text:p>
          </table:table-cell>
          <table:table-cell table:style-name="ce81" office:value-type="date" office:date-value="2003-10-27">
            <text:p>27-ott-03</text:p>
          </table:table-cell>
          <table:table-cell table:style-name="ce85" office:value-type="float" office:value="11">
            <text:p>11,00</text:p>
          </table:table-cell>
          <table:table-cell table:style-name="ce77" office:value-type="float" office:value="100">
            <text:p>100</text:p>
          </table:table-cell>
          <table:table-cell table:style-name="ce88" table:formula="oooc:=TEXT([.B36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1">
            <text:p>61</text:p>
          </table:table-cell>
          <table:table-cell table:style-name="ce81" office:value-type="date" office:date-value="2003-11-28">
            <text:p>28-nov-03</text:p>
          </table:table-cell>
          <table:table-cell table:style-name="ce85" office:value-type="float" office:value="11">
            <text:p>11,00</text:p>
          </table:table-cell>
          <table:table-cell table:style-name="ce77" office:value-type="float" office:value="89">
            <text:p>89</text:p>
          </table:table-cell>
          <table:table-cell table:style-name="ce88" table:formula="oooc:=TEXT([.B37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7">
            <text:p>37</text:p>
          </table:table-cell>
          <table:table-cell table:style-name="ce81" office:value-type="date" office:date-value="2003-09-11">
            <text:p>11-set-03</text:p>
          </table:table-cell>
          <table:table-cell table:style-name="ce85" office:value-type="float" office:value="11.2">
            <text:p>11,20</text:p>
          </table:table-cell>
          <table:table-cell table:style-name="ce77" office:value-type="float" office:value="85">
            <text:p>85</text:p>
          </table:table-cell>
          <table:table-cell table:style-name="ce88" table:formula="oooc:=TEXT([.B38];&quot;mmmm&quot;)" office:value-type="string" office:string-value="settembre">
            <text:p>sett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8">
            <text:p>8</text:p>
          </table:table-cell>
          <table:table-cell table:style-name="ce81" office:value-type="date" office:date-value="2003-01-05">
            <text:p>05-gen-03</text:p>
          </table:table-cell>
          <table:table-cell table:style-name="ce85" office:value-type="float" office:value="11.25">
            <text:p>11,25</text:p>
          </table:table-cell>
          <table:table-cell table:style-name="ce77" office:value-type="float" office:value="94">
            <text:p>94</text:p>
          </table:table-cell>
          <table:table-cell table:style-name="ce88" table:formula="oooc:=TEXT([.B39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6">
            <text:p>36</text:p>
          </table:table-cell>
          <table:table-cell table:style-name="ce81" office:value-type="date" office:date-value="2003-09-10">
            <text:p>10-set-03</text:p>
          </table:table-cell>
          <table:table-cell table:style-name="ce85" office:value-type="float" office:value="11.25">
            <text:p>11,25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40];&quot;mmmm&quot;)" office:value-type="string" office:string-value="settembre">
            <text:p>sett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9">
            <text:p>59</text:p>
          </table:table-cell>
          <table:table-cell table:style-name="ce81" office:value-type="date" office:date-value="2003-11-27">
            <text:p>27-nov-03</text:p>
          </table:table-cell>
          <table:table-cell table:style-name="ce85" office:value-type="float" office:value="11.35">
            <text:p>11,35</text:p>
          </table:table-cell>
          <table:table-cell table:style-name="ce77" office:value-type="float" office:value="96">
            <text:p>96</text:p>
          </table:table-cell>
          <table:table-cell table:style-name="ce88" table:formula="oooc:=TEXT([.B41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9">
            <text:p>19</text:p>
          </table:table-cell>
          <table:table-cell table:style-name="ce81" office:value-type="date" office:date-value="2003-02-04">
            <text:p>04-feb-03</text:p>
          </table:table-cell>
          <table:table-cell table:style-name="ce85" office:value-type="float" office:value="11.4">
            <text:p>11,40</text:p>
          </table:table-cell>
          <table:table-cell table:style-name="ce77" office:value-type="float" office:value="100">
            <text:p>100</text:p>
          </table:table-cell>
          <table:table-cell table:style-name="ce88" table:formula="oooc:=TEXT([.B42];&quot;mmmm&quot;)" office:value-type="string" office:string-value="febbraio">
            <text:p>febbr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0">
            <text:p>10</text:p>
          </table:table-cell>
          <table:table-cell table:style-name="ce81" office:value-type="date" office:date-value="2003-01-06">
            <text:p>06-gen-03</text:p>
          </table:table-cell>
          <table:table-cell table:style-name="ce85" office:value-type="float" office:value="11.45">
            <text:p>11,45</text:p>
          </table:table-cell>
          <table:table-cell table:style-name="ce77" office:value-type="float" office:value="84">
            <text:p>84</text:p>
          </table:table-cell>
          <table:table-cell table:style-name="ce88" table:formula="oooc:=TEXT([.B43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9">
            <text:p>49</text:p>
          </table:table-cell>
          <table:table-cell table:style-name="ce81" office:value-type="date" office:date-value="2003-10-28">
            <text:p>28-ott-03</text:p>
          </table:table-cell>
          <table:table-cell table:style-name="ce85" office:value-type="float" office:value="11.5">
            <text:p>11,50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44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8">
            <text:p>58</text:p>
          </table:table-cell>
          <table:table-cell table:style-name="ce81" office:value-type="date" office:date-value="2003-11-26">
            <text:p>26-nov-03</text:p>
          </table:table-cell>
          <table:table-cell table:style-name="ce85" office:value-type="float" office:value="12">
            <text:p>12,00</text:p>
          </table:table-cell>
          <table:table-cell table:style-name="ce77" office:value-type="float" office:value="98">
            <text:p>98</text:p>
          </table:table-cell>
          <table:table-cell table:style-name="ce88" table:formula="oooc:=TEXT([.B45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2">
            <text:p>12</text:p>
          </table:table-cell>
          <table:table-cell table:style-name="ce81" office:value-type="date" office:date-value="2003-01-07">
            <text:p>07-gen-03</text:p>
          </table:table-cell>
          <table:table-cell table:style-name="ce85" office:value-type="float" office:value="12.05">
            <text:p>12,05</text:p>
          </table:table-cell>
          <table:table-cell table:style-name="ce77" office:value-type="float" office:value="90">
            <text:p>90</text:p>
          </table:table-cell>
          <table:table-cell table:style-name="ce88" table:formula="oooc:=TEXT([.B46];&quot;mmmm&quot;)" office:value-type="string" office:string-value="gennaio">
            <text:p>gennai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2">
            <text:p>52</text:p>
          </table:table-cell>
          <table:table-cell table:style-name="ce81" office:value-type="date" office:date-value="2003-11-01">
            <text:p>01-nov-03</text:p>
          </table:table-cell>
          <table:table-cell table:style-name="ce85" office:value-type="float" office:value="12.05">
            <text:p>12,05</text:p>
          </table:table-cell>
          <table:table-cell table:style-name="ce77" office:value-type="string">
            <text:p>Min 92</text:p>
          </table:table-cell>
          <table:table-cell table:style-name="ce88" table:formula="oooc:=TEXT([.B47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1">
            <text:p>31</text:p>
          </table:table-cell>
          <table:table-cell table:style-name="ce81" office:value-type="date" office:date-value="2003-08-29">
            <text:p>29-ago-03</text:p>
          </table:table-cell>
          <table:table-cell table:style-name="ce85" office:value-type="float" office:value="12.4">
            <text:p>12,40</text:p>
          </table:table-cell>
          <table:table-cell table:style-name="ce77" office:value-type="float" office:value="90">
            <text:p>90</text:p>
          </table:table-cell>
          <table:table-cell table:style-name="ce88" table:formula="oooc:=TEXT([.B48];&quot;mmmm&quot;)" office:value-type="string" office:string-value="agosto">
            <text:p>agost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3">
            <text:p>33</text:p>
          </table:table-cell>
          <table:table-cell table:style-name="ce81" office:value-type="date" office:date-value="2003-08-31">
            <text:p>31-ago-03</text:p>
          </table:table-cell>
          <table:table-cell table:style-name="ce85" office:value-type="float" office:value="13.1">
            <text:p>13,10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49];&quot;mmmm&quot;)" office:value-type="string" office:string-value="agosto">
            <text:p>agosto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4">
            <text:p>34</text:p>
          </table:table-cell>
          <table:table-cell table:style-name="ce81" office:value-type="date" office:date-value="2003-09-01">
            <text:p>01-set-03</text:p>
          </table:table-cell>
          <table:table-cell table:style-name="ce85" office:value-type="float" office:value="13.3">
            <text:p>13,30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50];&quot;mmmm&quot;)" office:value-type="string" office:string-value="settembre">
            <text:p>sett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5">
            <text:p>35</text:p>
          </table:table-cell>
          <table:table-cell table:style-name="ce81" office:value-type="date" office:date-value="2003-09-02">
            <text:p>02-set-03</text:p>
          </table:table-cell>
          <table:table-cell table:style-name="ce85" office:value-type="float" office:value="13.35">
            <text:p>13,35</text:p>
          </table:table-cell>
          <table:table-cell table:style-name="ce77" office:value-type="float" office:value="81">
            <text:p>81</text:p>
          </table:table-cell>
          <table:table-cell table:style-name="ce88" table:formula="oooc:=TEXT([.B51];&quot;mmmm&quot;)" office:value-type="string" office:string-value="settembre">
            <text:p>sett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3">
            <text:p>53</text:p>
          </table:table-cell>
          <table:table-cell table:style-name="ce81" office:value-type="date" office:date-value="2003-11-01">
            <text:p>01-nov-03</text:p>
          </table:table-cell>
          <table:table-cell table:style-name="ce85" office:value-type="float" office:value="14.25">
            <text:p>14,25</text:p>
          </table:table-cell>
          <table:table-cell table:style-name="ce77" office:value-type="float" office:value="99">
            <text:p>99</text:p>
          </table:table-cell>
          <table:table-cell table:style-name="ce88" table:formula="oooc:=TEXT([.B52];&quot;mmmm&quot;)" office:value-type="string" office:string-value="novembre">
            <text:p>novem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0">
            <text:p>50</text:p>
          </table:table-cell>
          <table:table-cell table:style-name="ce81" office:value-type="date" office:date-value="2003-10-31">
            <text:p>31-ott-03</text:p>
          </table:table-cell>
          <table:table-cell table:style-name="ce85" office:value-type="float" office:value="15.5">
            <text:p>15,50</text:p>
          </table:table-cell>
          <table:table-cell table:style-name="ce77" office:value-type="float" office:value="89">
            <text:p>89</text:p>
          </table:table-cell>
          <table:table-cell table:style-name="ce88" table:formula="oooc:=TEXT([.B53];&quot;mmmm&quot;)" office:value-type="string" office:string-value="ottobre">
            <text:p>ottobr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1">
            <text:p>21</text:p>
          </table:table-cell>
          <table:table-cell table:style-name="ce81" office:value-type="date" office:date-value="2003-04-10">
            <text:p>10-apr-03</text:p>
          </table:table-cell>
          <table:table-cell table:style-name="ce85" office:value-type="float" office:value="20.1">
            <text:p>20,10</text:p>
          </table:table-cell>
          <table:table-cell table:style-name="ce77" office:value-type="float" office:value="80">
            <text:p>80</text:p>
          </table:table-cell>
          <table:table-cell table:style-name="ce88" table:formula="oooc:=TEXT([.B54];&quot;mmmm&quot;)" office:value-type="string" office:string-value="aprile">
            <text:p>aprile</text:p>
          </table:table-cell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3">
            <text:p>23</text:p>
          </table:table-cell>
          <table:table-cell table:style-name="ce81" office:value-type="date" office:date-value="2003-05-13">
            <text:p>13-mag-03</text:p>
          </table:table-cell>
          <table:table-cell table:style-name="ce85" office:value-type="float" office:value="21">
            <text:p>21,00</text:p>
          </table:table-cell>
          <table:table-cell table:style-name="ce77" office:value-type="float" office:value="83">
            <text:p>83</text:p>
          </table:table-cell>
          <table:table-cell table:style-name="ce88" table:formula="oooc:=TEXT([.B55];&quot;mmmm&quot;)" office:value-type="string" office:string-value="maggio">
            <text:p>magg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5">
            <text:p>25</text:p>
          </table:table-cell>
          <table:table-cell table:style-name="ce81" office:value-type="date" office:date-value="2003-06-27">
            <text:p>27-giu-03</text:p>
          </table:table-cell>
          <table:table-cell table:style-name="ce85" office:value-type="float" office:value="21.25">
            <text:p>21,25</text:p>
          </table:table-cell>
          <table:table-cell table:style-name="ce77" office:value-type="float" office:value="81">
            <text:p>81</text:p>
          </table:table-cell>
          <table:table-cell table:style-name="ce88" table:formula="oooc:=TEXT([.B56];&quot;mmmm&quot;)" office:value-type="string" office:string-value="giugno">
            <text:p>giugno</text:p>
          </table:table-cell>
          <table:table-cell table:style-name="ce90"/>
          <table:table-cell table:style-name="ce91"/>
          <table:table-cell table:number-columns-repeated="249"/>
        </table:table-row>
        <table:table-row table:style-name="ro1">
          <table:table-cell table:style-name="ce77" office:value-type="float" office:value="44">
            <text:p>44</text:p>
          </table:table-cell>
          <table:table-cell table:style-name="ce81" office:value-type="date" office:date-value="2003-10-23">
            <text:p>23-ott-03</text:p>
          </table:table-cell>
          <table:table-cell table:style-name="ce85" office:value-type="float" office:value="21.3">
            <text:p>21,30</text:p>
          </table:table-cell>
          <table:table-cell table:style-name="ce77" office:value-type="float" office:value="80">
            <text:p>80</text:p>
          </table:table-cell>
          <table:table-cell table:style-name="ce88" table:formula="oooc:=TEXT([.B57];&quot;mmmm&quot;)" office:value-type="string" office:string-value="ottobre">
            <text:p>ottobre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39">
            <text:p>39</text:p>
          </table:table-cell>
          <table:table-cell table:style-name="ce81" office:value-type="date" office:date-value="2003-10-07">
            <text:p>07-ott-03</text:p>
          </table:table-cell>
          <table:table-cell table:style-name="ce85" office:value-type="float" office:value="21.35">
            <text:p>21,35</text:p>
          </table:table-cell>
          <table:table-cell table:style-name="ce77" office:value-type="float" office:value="92">
            <text:p>92</text:p>
          </table:table-cell>
          <table:table-cell table:style-name="ce88" table:formula="oooc:=TEXT([.B58];&quot;mmmm&quot;)" office:value-type="string" office:string-value="ottobre">
            <text:p>ottobre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9">
            <text:p>29</text:p>
          </table:table-cell>
          <table:table-cell table:style-name="ce81" office:value-type="date" office:date-value="2003-07-13">
            <text:p>13-lug-03</text:p>
          </table:table-cell>
          <table:table-cell table:style-name="ce85" office:value-type="float" office:value="22.05">
            <text:p>22,05</text:p>
          </table:table-cell>
          <table:table-cell table:style-name="ce77" office:value-type="float" office:value="81">
            <text:p>81</text:p>
          </table:table-cell>
          <table:table-cell table:style-name="ce88" table:formula="oooc:=TEXT([.B59];&quot;mmmm&quot;)" office:value-type="string" office:string-value="luglio">
            <text:p>lugl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4">
            <text:p>24</text:p>
          </table:table-cell>
          <table:table-cell table:style-name="ce81" office:value-type="date" office:date-value="2003-05-31">
            <text:p>31-mag-03</text:p>
          </table:table-cell>
          <table:table-cell table:style-name="ce85" office:value-type="float" office:value="22.15">
            <text:p>22,15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60];&quot;mmmm&quot;)" office:value-type="string" office:string-value="maggio">
            <text:p>magg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6">
            <text:p>26</text:p>
          </table:table-cell>
          <table:table-cell table:style-name="ce81" office:value-type="date" office:date-value="2003-06-30">
            <text:p>30-giu-03</text:p>
          </table:table-cell>
          <table:table-cell table:style-name="ce85" office:value-type="float" office:value="22.25">
            <text:p>22,25</text:p>
          </table:table-cell>
          <table:table-cell table:style-name="ce77" office:value-type="float" office:value="81">
            <text:p>81</text:p>
          </table:table-cell>
          <table:table-cell table:style-name="ce88" table:formula="oooc:=TEXT([.B61];&quot;mmmm&quot;)" office:value-type="string" office:string-value="giugno">
            <text:p>giugn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2">
            <text:p>22</text:p>
          </table:table-cell>
          <table:table-cell table:style-name="ce81" office:value-type="date" office:date-value="2003-04-16">
            <text:p>16-apr-03</text:p>
          </table:table-cell>
          <table:table-cell table:style-name="ce85" office:value-type="float" office:value="22.4">
            <text:p>22,40</text:p>
          </table:table-cell>
          <table:table-cell table:style-name="ce77" office:value-type="float" office:value="80">
            <text:p>80</text:p>
          </table:table-cell>
          <table:table-cell table:style-name="ce88" table:formula="oooc:=TEXT([.B62];&quot;mmmm&quot;)" office:value-type="string" office:string-value="aprile">
            <text:p>aprile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7">
            <text:p>27</text:p>
          </table:table-cell>
          <table:table-cell table:style-name="ce81" office:value-type="date" office:date-value="2003-07-01">
            <text:p>01-lug-03</text:p>
          </table:table-cell>
          <table:table-cell table:style-name="ce85" office:value-type="float" office:value="22.5">
            <text:p>22,50</text:p>
          </table:table-cell>
          <table:table-cell table:style-name="ce77" office:value-type="float" office:value="87">
            <text:p>87</text:p>
          </table:table-cell>
          <table:table-cell table:style-name="ce88" table:formula="oooc:=TEXT([.B63];&quot;mmmm&quot;)" office:value-type="string" office:string-value="luglio">
            <text:p>lugl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30">
            <text:p>30</text:p>
          </table:table-cell>
          <table:table-cell table:style-name="ce81" office:value-type="date" office:date-value="2003-08-28">
            <text:p>28-ago-03</text:p>
          </table:table-cell>
          <table:table-cell table:style-name="ce85" office:value-type="float" office:value="23">
            <text:p>23,00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64];&quot;mmmm&quot;)" office:value-type="string" office:string-value="agosto">
            <text:p>agost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64">
            <text:p>64</text:p>
          </table:table-cell>
          <table:table-cell table:style-name="ce81" office:value-type="date" office:date-value="2003-12-09">
            <text:p>09-dic-03</text:p>
          </table:table-cell>
          <table:table-cell table:style-name="ce85" office:value-type="float" office:value="23.05">
            <text:p>23,05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65];&quot;mmmm&quot;)" office:value-type="string" office:string-value="dicembre">
            <text:p>dicembre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28">
            <text:p>28</text:p>
          </table:table-cell>
          <table:table-cell table:style-name="ce81" office:value-type="date" office:date-value="2003-07-02">
            <text:p>02-lug-03</text:p>
          </table:table-cell>
          <table:table-cell table:style-name="ce85" office:value-type="float" office:value="23.1">
            <text:p>23,10</text:p>
          </table:table-cell>
          <table:table-cell table:style-name="ce77" office:value-type="float" office:value="82">
            <text:p>82</text:p>
          </table:table-cell>
          <table:table-cell table:style-name="ce88" table:formula="oooc:=TEXT([.B66];&quot;mmmm&quot;)" office:value-type="string" office:string-value="luglio">
            <text:p>lugl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32">
            <text:p>32</text:p>
          </table:table-cell>
          <table:table-cell table:style-name="ce81" office:value-type="date" office:date-value="2003-08-29">
            <text:p>29-ago-03</text:p>
          </table:table-cell>
          <table:table-cell table:style-name="ce85" office:value-type="float" office:value="23.35">
            <text:p>23,35</text:p>
          </table:table-cell>
          <table:table-cell table:style-name="ce77" office:value-type="float" office:value="89">
            <text:p>89</text:p>
          </table:table-cell>
          <table:table-cell table:style-name="ce88" table:formula="oooc:=TEXT([.B67];&quot;mmmm&quot;)" office:value-type="string" office:string-value="agosto">
            <text:p>agost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7" office:value-type="float" office:value="5">
            <text:p>5</text:p>
          </table:table-cell>
          <table:table-cell table:style-name="ce81" office:value-type="date" office:date-value="2003-01-03">
            <text:p>03-gen-03</text:p>
          </table:table-cell>
          <table:table-cell table:style-name="ce85" office:value-type="float" office:value="23.45">
            <text:p>23,45</text:p>
          </table:table-cell>
          <table:table-cell table:style-name="ce77" office:value-type="float" office:value="92">
            <text:p>92</text:p>
          </table:table-cell>
          <table:table-cell table:style-name="ce88" table:formula="oooc:=TEXT([.B68];&quot;mmmm&quot;)" office:value-type="string" office:string-value="gennaio">
            <text:p>gennaio</text:p>
          </table:table-cell>
          <table:table-cell table:style-name="ce90"/>
          <table:table-cell table:number-columns-repeated="250"/>
        </table:table-row>
        <table:table-row table:style-name="ro1">
          <table:table-cell table:style-name="ce78" office:value-type="float" office:value="3">
            <text:p>3</text:p>
          </table:table-cell>
          <table:table-cell table:style-name="ce82" office:value-type="date" office:date-value="2003-01-02">
            <text:p>02-gen-03</text:p>
          </table:table-cell>
          <table:table-cell table:style-name="ce86" office:value-type="float" office:value="23.55">
            <text:p>23,55</text:p>
          </table:table-cell>
          <table:table-cell table:style-name="ce78" office:value-type="float" office:value="96">
            <text:p>96</text:p>
          </table:table-cell>
          <table:table-cell table:style-name="ce88" table:formula="oooc:=TEXT([.B69];&quot;mmmm&quot;)" office:value-type="string" office:string-value="gennaio">
            <text:p>gennaio</text:p>
          </table:table-cell>
          <table:table-cell table:style-name="ce90"/>
          <table:table-cell table:number-columns-repeated="250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2004" table:style-name="ta9">
        <table:table-column table:style-name="co16" table:default-cell-style-name="ce74"/>
        <table:table-column table:style-name="co10" table:default-cell-style-name="ce74"/>
        <table:table-column table:style-name="co17" table:default-cell-style-name="ce87"/>
        <table:table-column table:style-name="co16" table:default-cell-style-name="ce74"/>
        <table:table-column table:style-name="co18" table:default-cell-style-name="ce89"/>
        <table:table-column table:style-name="co19" table:default-cell-style-name="ce74"/>
        <table:table-column table:style-name="co20" table:default-cell-style-name="ce74"/>
        <table:table-column table:style-name="co6" table:default-cell-style-name="ce74"/>
        <table:table-column table:style-name="co6" table:default-cell-style-name="ce87"/>
        <table:table-column table:style-name="co21" table:default-cell-style-name="ce74"/>
        <table:table-column table:style-name="co1" table:number-columns-repeated="246" table:default-cell-style-name="Default"/>
        <table:table-row table:style-name="ro8">
          <table:table-cell table:style-name="ce73" office:value-type="string" table:number-columns-spanned="10" table:number-rows-spanned="1">
            <text:p>ANNO 2004 - Punta della Salute</text:p>
          </table:table-cell>
          <table:covered-table-cell table:number-columns-repeated="9" table:style-name="ce79"/>
          <table:table-cell table:style-name="ce79" table:number-columns-repeated="4"/>
          <table:table-cell table:number-columns-repeated="242"/>
        </table:table-row>
        <table:table-row table:style-name="ro2">
          <table:table-cell/>
          <table:table-cell table:style-name="ce80"/>
          <table:table-cell table:style-name="ce83"/>
          <table:table-cell table:style-name="ce80"/>
          <table:table-cell table:style-name="ce83"/>
          <table:table-cell table:style-name="ce90" table:number-columns-repeated="3"/>
          <table:table-cell table:style-name="ce92"/>
          <table:table-cell table:style-name="ce90"/>
          <table:table-cell table:number-columns-repeated="2"/>
          <table:table-cell table:style-name="ce93"/>
          <table:table-cell table:number-columns-repeated="243"/>
        </table:table-row>
        <table:table-row table:style-name="ro2">
          <table:table-cell table:style-name="ce75" office:value-type="string" table:number-columns-spanned="4" table:number-rows-spanned="1">
            <text:p><text:s text:c="3"/>Massimi di marea &gt;= +80 cm <text:s text:c="8"/></text:p>
          </table:table-cell>
          <table:covered-table-cell table:number-columns-repeated="3" table:style-name="ce75"/>
          <table:table-cell table:style-name="ce75"/>
          <table:table-cell table:style-name="ce90" table:number-columns-repeated="3"/>
          <table:table-cell table:style-name="ce92"/>
          <table:table-cell table:style-name="ce90"/>
          <table:table-cell/>
          <table:table-cell table:style-name="ce75" table:number-columns-repeated="3"/>
          <table:table-cell table:number-columns-repeated="242"/>
        </table:table-row>
        <table:table-row table:style-name="ro1">
          <table:table-cell table:style-name="ce76" office:value-type="string">
            <text:p>N°</text:p>
          </table:table-cell>
          <table:table-cell table:style-name="ce76" office:value-type="string">
            <text:p>Data</text:p>
          </table:table-cell>
          <table:table-cell table:style-name="ce84" office:value-type="string">
            <text:p>Ora solare</text:p>
          </table:table-cell>
          <table:table-cell table:style-name="ce76" office:value-type="string">
            <text:p>Valore</text:p>
          </table:table-cell>
          <table:table-cell table:style-name="ce9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">
            <text:p>1</text:p>
          </table:table-cell>
          <table:table-cell table:style-name="ce81" office:value-type="date" office:date-value="2004-01-03">
            <text:p>03-gen-04</text:p>
          </table:table-cell>
          <table:table-cell table:style-name="ce96" office:value-type="time" office:time-value="PT07H55M00S">
            <text:p>7.55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">
            <text:p>2</text:p>
          </table:table-cell>
          <table:table-cell table:style-name="ce81" office:value-type="date" office:date-value="2004-01-14">
            <text:p>14-gen-04</text:p>
          </table:table-cell>
          <table:table-cell table:style-name="ce96" office:value-type="time" office:time-value="PT02H55M00S">
            <text:p>2.5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">
            <text:p>3</text:p>
          </table:table-cell>
          <table:table-cell table:style-name="ce81" office:value-type="date" office:date-value="2004-01-16">
            <text:p>16-gen-04</text:p>
          </table:table-cell>
          <table:table-cell table:style-name="ce96" office:value-type="time" office:time-value="PT05H00M00S">
            <text:p>5.00</text:p>
          </table:table-cell>
          <table:table-cell table:style-name="ce77" office:value-type="float" office:value="98">
            <text:p>9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">
            <text:p>4</text:p>
          </table:table-cell>
          <table:table-cell table:style-name="ce81" office:value-type="date" office:date-value="2004-01-17">
            <text:p>17-gen-04</text:p>
          </table:table-cell>
          <table:table-cell table:style-name="ce96" office:value-type="time" office:time-value="PT04H25M00S">
            <text:p>4.25</text:p>
          </table:table-cell>
          <table:table-cell table:style-name="ce77" office:value-type="float" office:value="92">
            <text:p>9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">
            <text:p>5</text:p>
          </table:table-cell>
          <table:table-cell table:style-name="ce81" office:value-type="date" office:date-value="2004-01-18">
            <text:p>18-gen-04</text:p>
          </table:table-cell>
          <table:table-cell table:style-name="ce96" office:value-type="time" office:time-value="PT22H25M00S">
            <text:p>22.25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">
            <text:p>6</text:p>
          </table:table-cell>
          <table:table-cell table:style-name="ce81" office:value-type="date" office:date-value="2004-01-20">
            <text:p>20-gen-04</text:p>
          </table:table-cell>
          <table:table-cell table:style-name="ce96" office:value-type="time" office:time-value="PT09H45M00S">
            <text:p>9.4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7">
            <text:p>7</text:p>
          </table:table-cell>
          <table:table-cell table:style-name="ce81" office:value-type="date" office:date-value="2004-01-21">
            <text:p>21-gen-04</text:p>
          </table:table-cell>
          <table:table-cell table:style-name="ce96" office:value-type="time" office:time-value="PT09H55M00S">
            <text:p>9.55</text:p>
          </table:table-cell>
          <table:table-cell table:style-name="ce77" office:value-type="float" office:value="88">
            <text:p>8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8">
            <text:p>8</text:p>
          </table:table-cell>
          <table:table-cell table:style-name="ce81" office:value-type="date" office:date-value="2004-01-29">
            <text:p>29-gen-04</text:p>
          </table:table-cell>
          <table:table-cell table:style-name="ce96" office:value-type="time" office:time-value="PT02H45M00S">
            <text:p>2.4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9">
            <text:p>9</text:p>
          </table:table-cell>
          <table:table-cell table:style-name="ce81" office:value-type="date" office:date-value="2004-02-24">
            <text:p>24-feb-04</text:p>
          </table:table-cell>
          <table:table-cell table:style-name="ce96" office:value-type="time" office:time-value="PT01H30M00S">
            <text:p>1.3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0">
            <text:p>10</text:p>
          </table:table-cell>
          <table:table-cell table:style-name="ce81" office:value-type="date" office:date-value="2004-02-28">
            <text:p>28-feb-04</text:p>
          </table:table-cell>
          <table:table-cell table:style-name="ce96" office:value-type="time" office:time-value="PT01H25M00S">
            <text:p>1.2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1">
            <text:p>11</text:p>
          </table:table-cell>
          <table:table-cell table:style-name="ce81" office:value-type="date" office:date-value="2004-02-28">
            <text:p>28-feb-04</text:p>
          </table:table-cell>
          <table:table-cell table:style-name="ce96" office:value-type="time" office:time-value="PT21H40M00S">
            <text:p>21.40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2">
            <text:p>12</text:p>
          </table:table-cell>
          <table:table-cell table:style-name="ce81" office:value-type="date" office:date-value="2004-03-07">
            <text:p>07-mar-04</text:p>
          </table:table-cell>
          <table:table-cell table:style-name="ce96" office:value-type="time" office:time-value="PT11H20M00S">
            <text:p>11.2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3">
            <text:p>13</text:p>
          </table:table-cell>
          <table:table-cell table:style-name="ce81" office:value-type="date" office:date-value="2004-03-07">
            <text:p>07-mar-04</text:p>
          </table:table-cell>
          <table:table-cell table:style-name="ce96" office:value-type="time" office:time-value="PT23H20M00S">
            <text:p>23.20</text:p>
          </table:table-cell>
          <table:table-cell table:style-name="ce77" office:value-type="float" office:value="91">
            <text:p>9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4">
            <text:p>14</text:p>
          </table:table-cell>
          <table:table-cell table:style-name="ce81" office:value-type="date" office:date-value="2004-04-05">
            <text:p>05-apr-04</text:p>
          </table:table-cell>
          <table:table-cell table:style-name="ce96" office:value-type="time" office:time-value="PT22H55M00S">
            <text:p>22.55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5">
            <text:p>15</text:p>
          </table:table-cell>
          <table:table-cell table:style-name="ce81" office:value-type="date" office:date-value="2004-04-06">
            <text:p>06-apr-04</text:p>
          </table:table-cell>
          <table:table-cell table:style-name="ce96" office:value-type="time" office:time-value="PT23H00M00S">
            <text:p>23.00</text:p>
          </table:table-cell>
          <table:table-cell table:style-name="ce77" office:value-type="float" office:value="93">
            <text:p>9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6">
            <text:p>16</text:p>
          </table:table-cell>
          <table:table-cell table:style-name="ce81" office:value-type="date" office:date-value="2004-04-19">
            <text:p>19-apr-04</text:p>
          </table:table-cell>
          <table:table-cell table:style-name="ce96" office:value-type="time" office:time-value="PT22H25M00S">
            <text:p>22.25</text:p>
          </table:table-cell>
          <table:table-cell table:style-name="ce77" office:value-type="float" office:value="91">
            <text:p>9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7">
            <text:p>17</text:p>
          </table:table-cell>
          <table:table-cell table:style-name="ce81" office:value-type="date" office:date-value="2004-04-20">
            <text:p>20-apr-04</text:p>
          </table:table-cell>
          <table:table-cell table:style-name="ce96" office:value-type="time" office:time-value="PT22H15M00S">
            <text:p>22.1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8">
            <text:p>18</text:p>
          </table:table-cell>
          <table:table-cell table:style-name="ce81" office:value-type="date" office:date-value="2004-05-02">
            <text:p>02-mag-04</text:p>
          </table:table-cell>
          <table:table-cell table:style-name="ce96" office:value-type="time" office:time-value="PT21H35M00S">
            <text:p>21.3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9">
            <text:p>19</text:p>
          </table:table-cell>
          <table:table-cell table:style-name="ce81" office:value-type="date" office:date-value="2004-05-03">
            <text:p>03-mag-04</text:p>
          </table:table-cell>
          <table:table-cell table:style-name="ce96" office:value-type="time" office:time-value="PT21H55M00S">
            <text:p>21.55</text:p>
          </table:table-cell>
          <table:table-cell table:style-name="ce77" office:value-type="float" office:value="96">
            <text:p>96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0">
            <text:p>20</text:p>
          </table:table-cell>
          <table:table-cell table:style-name="ce81" office:value-type="date" office:date-value="2004-05-04">
            <text:p>04-mag-04</text:p>
          </table:table-cell>
          <table:table-cell table:style-name="ce96" office:value-type="time" office:time-value="PT10H35M00S">
            <text:p>10.35</text:p>
          </table:table-cell>
          <table:table-cell table:style-name="ce77" office:value-type="float" office:value="106">
            <text:p>106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1">
            <text:p>21</text:p>
          </table:table-cell>
          <table:table-cell table:style-name="ce81" office:value-type="date" office:date-value="2004-05-04">
            <text:p>04-mag-04</text:p>
          </table:table-cell>
          <table:table-cell table:style-name="ce96" office:value-type="time" office:time-value="PT21H25M00S">
            <text:p>21.25</text:p>
          </table:table-cell>
          <table:table-cell table:style-name="ce77" office:value-type="float" office:value="108">
            <text:p>10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2">
            <text:p>22</text:p>
          </table:table-cell>
          <table:table-cell table:style-name="ce81" office:value-type="date" office:date-value="2004-05-05">
            <text:p>05-mag-04</text:p>
          </table:table-cell>
          <table:table-cell table:style-name="ce96" office:value-type="time" office:time-value="PT11H45M00S">
            <text:p>11.45</text:p>
          </table:table-cell>
          <table:table-cell table:style-name="ce77" office:value-type="float" office:value="100">
            <text:p>10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3">
            <text:p>23</text:p>
          </table:table-cell>
          <table:table-cell table:style-name="ce81" office:value-type="date" office:date-value="2004-05-05">
            <text:p>05-mag-04</text:p>
          </table:table-cell>
          <table:table-cell table:style-name="ce96" office:value-type="time" office:time-value="PT22H30M00S">
            <text:p>22.30</text:p>
          </table:table-cell>
          <table:table-cell table:style-name="ce77" office:value-type="float" office:value="104">
            <text:p>10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4">
            <text:p>24</text:p>
          </table:table-cell>
          <table:table-cell table:style-name="ce81" office:value-type="date" office:date-value="2004-05-06">
            <text:p>06-mag-04</text:p>
          </table:table-cell>
          <table:table-cell table:style-name="ce96" office:value-type="time" office:time-value="PT12H25M00S">
            <text:p>12.25</text:p>
          </table:table-cell>
          <table:table-cell table:style-name="ce77" office:value-type="float" office:value="92">
            <text:p>9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5">
            <text:p>25</text:p>
          </table:table-cell>
          <table:table-cell table:style-name="ce81" office:value-type="date" office:date-value="2004-05-06">
            <text:p>06-mag-04</text:p>
          </table:table-cell>
          <table:table-cell table:style-name="ce96" office:value-type="time" office:time-value="PT23H30M00S">
            <text:p>23.30</text:p>
          </table:table-cell>
          <table:table-cell table:style-name="ce77" office:value-type="float" office:value="101">
            <text:p>10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6">
            <text:p>26</text:p>
          </table:table-cell>
          <table:table-cell table:style-name="ce81" office:value-type="date" office:date-value="2004-05-07">
            <text:p>07-mag-04</text:p>
          </table:table-cell>
          <table:table-cell table:style-name="ce96" office:value-type="time" office:time-value="PT14H10M00S">
            <text:p>14.10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7">
            <text:p>27</text:p>
          </table:table-cell>
          <table:table-cell table:style-name="ce81" office:value-type="date" office:date-value="2004-05-07">
            <text:p>07-mag-04</text:p>
          </table:table-cell>
          <table:table-cell table:style-name="ce96" office:value-type="time" office:time-value="PT23H30M00S">
            <text:p>23.30</text:p>
          </table:table-cell>
          <table:table-cell table:style-name="ce77" office:value-type="float" office:value="103">
            <text:p>10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8">
            <text:p>28</text:p>
          </table:table-cell>
          <table:table-cell table:style-name="ce81" office:value-type="date" office:date-value="2004-05-31">
            <text:p>31-mag-04</text:p>
          </table:table-cell>
          <table:table-cell table:style-name="ce96" office:value-type="time" office:time-value="PT20H50M00S">
            <text:p>20.50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9">
            <text:p>29</text:p>
          </table:table-cell>
          <table:table-cell table:style-name="ce81" office:value-type="date" office:date-value="2004-06-01">
            <text:p>01-giu-04</text:p>
          </table:table-cell>
          <table:table-cell table:style-name="ce96" office:value-type="time" office:time-value="PT21H00M00S">
            <text:p>21.00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0">
            <text:p>30</text:p>
          </table:table-cell>
          <table:table-cell table:style-name="ce81" office:value-type="date" office:date-value="2004-06-02">
            <text:p>02-giu-04</text:p>
          </table:table-cell>
          <table:table-cell table:style-name="ce96" office:value-type="time" office:time-value="PT21H30M00S">
            <text:p>21.30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1">
            <text:p>31</text:p>
          </table:table-cell>
          <table:table-cell table:style-name="ce81" office:value-type="date" office:date-value="2004-06-19">
            <text:p>19-giu-04</text:p>
          </table:table-cell>
          <table:table-cell table:style-name="ce96" office:value-type="time" office:time-value="PT23H15M00S">
            <text:p>23.15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2">
            <text:p>32</text:p>
          </table:table-cell>
          <table:table-cell table:style-name="ce81" office:value-type="date" office:date-value="2004-06-20">
            <text:p>20-giu-04</text:p>
          </table:table-cell>
          <table:table-cell table:style-name="ce96" office:value-type="time" office:time-value="PT22H50M00S">
            <text:p>22.50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3">
            <text:p>33</text:p>
          </table:table-cell>
          <table:table-cell table:style-name="ce81" office:value-type="date" office:date-value="2004-07-01">
            <text:p>01-lug-04</text:p>
          </table:table-cell>
          <table:table-cell table:style-name="ce96" office:value-type="time" office:time-value="PT21H20M00S">
            <text:p>21.20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4">
            <text:p>34</text:p>
          </table:table-cell>
          <table:table-cell table:style-name="ce81" office:value-type="date" office:date-value="2004-07-02">
            <text:p>02-lug-04</text:p>
          </table:table-cell>
          <table:table-cell table:style-name="ce96" office:value-type="time" office:time-value="PT22H35M00S">
            <text:p>22.3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5">
            <text:p>35</text:p>
          </table:table-cell>
          <table:table-cell table:style-name="ce81" office:value-type="date" office:date-value="2004-08-13">
            <text:p>13-ago-04</text:p>
          </table:table-cell>
          <table:table-cell table:style-name="ce96" office:value-type="time" office:time-value="PT21H10M00S">
            <text:p>21.10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6">
            <text:p>36</text:p>
          </table:table-cell>
          <table:table-cell table:style-name="ce81" office:value-type="date" office:date-value="2004-08-17">
            <text:p>17-ago-04</text:p>
          </table:table-cell>
          <table:table-cell table:style-name="ce96" office:value-type="time" office:time-value="PT12H00M00S">
            <text:p>12.0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7">
            <text:p>37</text:p>
          </table:table-cell>
          <table:table-cell table:style-name="ce81" office:value-type="date" office:date-value="2004-09-14">
            <text:p>14-set-04</text:p>
          </table:table-cell>
          <table:table-cell table:style-name="ce96" office:value-type="time" office:time-value="PT21H55M00S">
            <text:p>21.55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8">
            <text:p>38</text:p>
          </table:table-cell>
          <table:table-cell table:style-name="ce81" office:value-type="date" office:date-value="2004-09-18">
            <text:p>18-set-04</text:p>
          </table:table-cell>
          <table:table-cell table:style-name="ce96" office:value-type="time" office:time-value="PT12H35M00S">
            <text:p>12.35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9">
            <text:p>39</text:p>
          </table:table-cell>
          <table:table-cell table:style-name="ce81" office:value-type="date" office:date-value="2004-09-24">
            <text:p>24-set-04</text:p>
          </table:table-cell>
          <table:table-cell table:style-name="ce96" office:value-type="time" office:time-value="PT09H10M00S">
            <text:p>9.10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0">
            <text:p>40</text:p>
          </table:table-cell>
          <table:table-cell table:style-name="ce81" office:value-type="date" office:date-value="2004-09-24">
            <text:p>24-set-04</text:p>
          </table:table-cell>
          <table:table-cell table:style-name="ce96" office:value-type="time" office:time-value="PT19H10M00S">
            <text:p>19.10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1">
            <text:p>41</text:p>
          </table:table-cell>
          <table:table-cell table:style-name="ce81" office:value-type="date" office:date-value="2004-09-26">
            <text:p>26-set-04</text:p>
          </table:table-cell>
          <table:table-cell table:style-name="ce96" office:value-type="time" office:time-value="PT10H45M00S">
            <text:p>10.45</text:p>
          </table:table-cell>
          <table:table-cell table:style-name="ce77" office:value-type="float" office:value="88">
            <text:p>8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2">
            <text:p>42</text:p>
          </table:table-cell>
          <table:table-cell table:style-name="ce81" office:value-type="date" office:date-value="2004-09-27">
            <text:p>27-set-04</text:p>
          </table:table-cell>
          <table:table-cell table:style-name="ce96" office:value-type="time" office:time-value="PT10H20M00S">
            <text:p>10.20</text:p>
          </table:table-cell>
          <table:table-cell table:style-name="ce77" office:value-type="float" office:value="97">
            <text:p>9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3">
            <text:p>43</text:p>
          </table:table-cell>
          <table:table-cell table:style-name="ce81" office:value-type="date" office:date-value="2004-09-28">
            <text:p>28-set-04</text:p>
          </table:table-cell>
          <table:table-cell table:style-name="ce96" office:value-type="time" office:time-value="PT10H40M00S">
            <text:p>10.40</text:p>
          </table:table-cell>
          <table:table-cell table:style-name="ce77" office:value-type="float" office:value="87">
            <text:p>8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4">
            <text:p>44</text:p>
          </table:table-cell>
          <table:table-cell table:style-name="ce81" office:value-type="date" office:date-value="2004-09-29">
            <text:p>29-set-04</text:p>
          </table:table-cell>
          <table:table-cell table:style-name="ce96" office:value-type="time" office:time-value="PT11H00M00S">
            <text:p>11.00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5">
            <text:p>45</text:p>
          </table:table-cell>
          <table:table-cell table:style-name="ce81" office:value-type="date" office:date-value="2004-10-10">
            <text:p>10-ott-04</text:p>
          </table:table-cell>
          <table:table-cell table:style-name="ce96" office:value-type="time" office:time-value="PT09H05M00S">
            <text:p>9.0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6">
            <text:p>46</text:p>
          </table:table-cell>
          <table:table-cell table:style-name="ce81" office:value-type="date" office:date-value="2004-10-11">
            <text:p>11-ott-04</text:p>
          </table:table-cell>
          <table:table-cell table:style-name="ce96" office:value-type="time" office:time-value="PT09H40M00S">
            <text:p>9.40</text:p>
          </table:table-cell>
          <table:table-cell table:style-name="ce77" office:value-type="float" office:value="86">
            <text:p>86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7">
            <text:p>47</text:p>
          </table:table-cell>
          <table:table-cell table:style-name="ce81" office:value-type="date" office:date-value="2004-10-12">
            <text:p>12-ott-04</text:p>
          </table:table-cell>
          <table:table-cell table:style-name="ce96" office:value-type="time" office:time-value="PT09H55M00S">
            <text:p>9.55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8">
            <text:p>48</text:p>
          </table:table-cell>
          <table:table-cell table:style-name="ce81" office:value-type="date" office:date-value="2004-10-13">
            <text:p>13-ott-04</text:p>
          </table:table-cell>
          <table:table-cell table:style-name="ce96" office:value-type="time" office:time-value="PT10H20M00S">
            <text:p>10.20</text:p>
          </table:table-cell>
          <table:table-cell table:style-name="ce77" office:value-type="float" office:value="87">
            <text:p>8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9">
            <text:p>49</text:p>
          </table:table-cell>
          <table:table-cell table:style-name="ce81" office:value-type="date" office:date-value="2004-10-14">
            <text:p>14-ott-04</text:p>
          </table:table-cell>
          <table:table-cell table:style-name="ce96" office:value-type="time" office:time-value="PT10H35M00S">
            <text:p>10.35</text:p>
          </table:table-cell>
          <table:table-cell table:style-name="ce77" office:value-type="float" office:value="98">
            <text:p>9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0">
            <text:p>50</text:p>
          </table:table-cell>
          <table:table-cell table:style-name="ce81" office:value-type="date" office:date-value="2004-10-15">
            <text:p>15-ott-04</text:p>
          </table:table-cell>
          <table:table-cell table:style-name="ce96" office:value-type="time" office:time-value="PT10H45M00S">
            <text:p>10.45</text:p>
          </table:table-cell>
          <table:table-cell table:style-name="ce77" office:value-type="float" office:value="103">
            <text:p>10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1">
            <text:p>51</text:p>
          </table:table-cell>
          <table:table-cell table:style-name="ce81" office:value-type="date" office:date-value="2004-10-15">
            <text:p>15-ott-04</text:p>
          </table:table-cell>
          <table:table-cell table:style-name="ce96" office:value-type="time" office:time-value="PT23H50M00S">
            <text:p>23.50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2">
            <text:p>52</text:p>
          </table:table-cell>
          <table:table-cell table:style-name="ce81" office:value-type="date" office:date-value="2004-10-16">
            <text:p>16-ott-04</text:p>
          </table:table-cell>
          <table:table-cell table:style-name="ce96" office:value-type="time" office:time-value="PT11H30M00S">
            <text:p>11.30</text:p>
          </table:table-cell>
          <table:table-cell table:style-name="ce77" office:value-type="float" office:value="107">
            <text:p>10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3">
            <text:p>53</text:p>
          </table:table-cell>
          <table:table-cell table:style-name="ce81" office:value-type="date" office:date-value="2004-10-17">
            <text:p>17-ott-04</text:p>
          </table:table-cell>
          <table:table-cell table:style-name="ce96" office:value-type="time" office:time-value="PT12H00M00S">
            <text:p>12.00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4">
            <text:p>54</text:p>
          </table:table-cell>
          <table:table-cell table:style-name="ce81" office:value-type="date" office:date-value="2004-10-24">
            <text:p>24-ott-04</text:p>
          </table:table-cell>
          <table:table-cell table:style-name="ce96" office:value-type="time" office:time-value="PT08H40M00S">
            <text:p>8.4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5">
            <text:p>55</text:p>
          </table:table-cell>
          <table:table-cell table:style-name="ce81" office:value-type="date" office:date-value="2004-10-25">
            <text:p>25-ott-04</text:p>
          </table:table-cell>
          <table:table-cell table:style-name="ce96" office:value-type="time" office:time-value="PT09H10M00S">
            <text:p>9.10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6">
            <text:p>56</text:p>
          </table:table-cell>
          <table:table-cell table:style-name="ce81" office:value-type="date" office:date-value="2004-10-26">
            <text:p>26-ott-04</text:p>
          </table:table-cell>
          <table:table-cell table:style-name="ce96" office:value-type="time" office:time-value="PT09H45M00S">
            <text:p>9.45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7">
            <text:p>57</text:p>
          </table:table-cell>
          <table:table-cell table:style-name="ce81" office:value-type="date" office:date-value="2004-10-27">
            <text:p>27-ott-04</text:p>
          </table:table-cell>
          <table:table-cell table:style-name="ce96" office:value-type="time" office:time-value="PT09H50M00S">
            <text:p>9.50</text:p>
          </table:table-cell>
          <table:table-cell table:style-name="ce77" office:value-type="float" office:value="104">
            <text:p>104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8">
            <text:p>58</text:p>
          </table:table-cell>
          <table:table-cell table:style-name="ce81" office:value-type="date" office:date-value="2004-10-27">
            <text:p>27-ott-04</text:p>
          </table:table-cell>
          <table:table-cell table:style-name="ce96" office:value-type="time" office:time-value="PT22H25M00S">
            <text:p>22.25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1" table:number-columns-repeated="2"/>
          <table:table-cell table:number-columns-repeated="249"/>
        </table:table-row>
        <table:table-row table:style-name="ro1">
          <table:table-cell table:style-name="ce77" office:value-type="float" office:value="59">
            <text:p>59</text:p>
          </table:table-cell>
          <table:table-cell table:style-name="ce81" office:value-type="date" office:date-value="2004-10-28">
            <text:p>28-ott-04</text:p>
          </table:table-cell>
          <table:table-cell table:style-name="ce96" office:value-type="time" office:time-value="PT10H15M00S">
            <text:p>10.15</text:p>
          </table:table-cell>
          <table:table-cell table:style-name="ce77" office:value-type="float" office:value="98">
            <text:p>98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0">
            <text:p>60</text:p>
          </table:table-cell>
          <table:table-cell table:style-name="ce81" office:value-type="date" office:date-value="2004-10-29">
            <text:p>29-ott-04</text:p>
          </table:table-cell>
          <table:table-cell table:style-name="ce96" office:value-type="time" office:time-value="PT10H50M00S">
            <text:p>10.50</text:p>
          </table:table-cell>
          <table:table-cell table:style-name="ce77" office:value-type="float" office:value="104">
            <text:p>104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1">
            <text:p>61</text:p>
          </table:table-cell>
          <table:table-cell table:style-name="ce81" office:value-type="date" office:date-value="2004-10-29">
            <text:p>29-ott-04</text:p>
          </table:table-cell>
          <table:table-cell table:style-name="ce96" office:value-type="time" office:time-value="PT23H10M00S">
            <text:p>23.10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2">
            <text:p>62</text:p>
          </table:table-cell>
          <table:table-cell table:style-name="ce81" office:value-type="date" office:date-value="2004-10-30">
            <text:p>30-ott-04</text:p>
          </table:table-cell>
          <table:table-cell table:style-name="ce96" office:value-type="time" office:time-value="PT10H45M00S">
            <text:p>10.45</text:p>
          </table:table-cell>
          <table:table-cell table:style-name="ce77" office:value-type="float" office:value="99">
            <text:p>99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3">
            <text:p>63</text:p>
          </table:table-cell>
          <table:table-cell table:style-name="ce81" office:value-type="date" office:date-value="2004-10-31">
            <text:p>31-ott-04</text:p>
          </table:table-cell>
          <table:table-cell table:style-name="ce96" office:value-type="time" office:time-value="PT11H00M00S">
            <text:p>11.00</text:p>
          </table:table-cell>
          <table:table-cell table:style-name="ce77" office:value-type="float" office:value="137">
            <text:p>137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4">
            <text:p>64</text:p>
          </table:table-cell>
          <table:table-cell table:style-name="ce81" office:value-type="date" office:date-value="2004-11-01">
            <text:p>01-nov-04</text:p>
          </table:table-cell>
          <table:table-cell table:style-name="ce96" office:value-type="time" office:time-value="PT11H40M00S">
            <text:p>11.40</text:p>
          </table:table-cell>
          <table:table-cell table:style-name="ce77" office:value-type="float" office:value="115">
            <text:p>11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5">
            <text:p>65</text:p>
          </table:table-cell>
          <table:table-cell table:style-name="ce81" office:value-type="date" office:date-value="2004-11-02">
            <text:p>02-nov-04</text:p>
          </table:table-cell>
          <table:table-cell table:style-name="ce96" office:value-type="time" office:time-value="PT11H50M00S">
            <text:p>11.50</text:p>
          </table:table-cell>
          <table:table-cell table:style-name="ce77" office:value-type="float" office:value="99">
            <text:p>99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6">
            <text:p>66</text:p>
          </table:table-cell>
          <table:table-cell table:style-name="ce81" office:value-type="date" office:date-value="2004-11-09">
            <text:p>09-nov-04</text:p>
          </table:table-cell>
          <table:table-cell table:style-name="ce96" office:value-type="time" office:time-value="PT09H00M00S">
            <text:p>9.00</text:p>
          </table:table-cell>
          <table:table-cell table:style-name="ce77" office:value-type="float" office:value="95">
            <text:p>9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7">
            <text:p>67</text:p>
          </table:table-cell>
          <table:table-cell table:style-name="ce81" office:value-type="date" office:date-value="2004-11-10">
            <text:p>10-nov-04</text:p>
          </table:table-cell>
          <table:table-cell table:style-name="ce96" office:value-type="time" office:time-value="PT08H50M00S">
            <text:p>8.50</text:p>
          </table:table-cell>
          <table:table-cell table:style-name="ce77" office:value-type="float" office:value="124">
            <text:p>124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8">
            <text:p>68</text:p>
          </table:table-cell>
          <table:table-cell table:style-name="ce81" office:value-type="date" office:date-value="2004-11-10">
            <text:p>10-nov-04</text:p>
          </table:table-cell>
          <table:table-cell table:style-name="ce96" office:value-type="time" office:time-value="PT21H30M00S">
            <text:p>21.3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9">
            <text:p>69</text:p>
          </table:table-cell>
          <table:table-cell table:style-name="ce81" office:value-type="date" office:date-value="2004-11-11">
            <text:p>11-nov-04</text:p>
          </table:table-cell>
          <table:table-cell table:style-name="ce96" office:value-type="time" office:time-value="PT09H30M00S">
            <text:p>9.30</text:p>
          </table:table-cell>
          <table:table-cell table:style-name="ce77" office:value-type="float" office:value="106">
            <text:p>106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0">
            <text:p>70</text:p>
          </table:table-cell>
          <table:table-cell table:style-name="ce81" office:value-type="date" office:date-value="2004-11-11">
            <text:p>11-nov-04</text:p>
          </table:table-cell>
          <table:table-cell table:style-name="ce96" office:value-type="time" office:time-value="PT22H50M00S">
            <text:p>22.50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1">
            <text:p>71</text:p>
          </table:table-cell>
          <table:table-cell table:style-name="ce81" office:value-type="date" office:date-value="2004-11-12">
            <text:p>12-nov-04</text:p>
          </table:table-cell>
          <table:table-cell table:style-name="ce96" office:value-type="time" office:time-value="PT10H00M00S">
            <text:p>10.00</text:p>
          </table:table-cell>
          <table:table-cell table:style-name="ce77" office:value-type="float" office:value="105">
            <text:p>10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2">
            <text:p>72</text:p>
          </table:table-cell>
          <table:table-cell table:style-name="ce81" office:value-type="date" office:date-value="2004-11-13">
            <text:p>13-nov-04</text:p>
          </table:table-cell>
          <table:table-cell table:style-name="ce96" office:value-type="time" office:time-value="PT10H30M00S">
            <text:p>10.30</text:p>
          </table:table-cell>
          <table:table-cell table:style-name="ce77" office:value-type="float" office:value="106">
            <text:p>106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3">
            <text:p>73</text:p>
          </table:table-cell>
          <table:table-cell table:style-name="ce81" office:value-type="date" office:date-value="2004-11-14">
            <text:p>14-nov-04</text:p>
          </table:table-cell>
          <table:table-cell table:style-name="ce96" office:value-type="time" office:time-value="PT10H45M00S">
            <text:p>10.45</text:p>
          </table:table-cell>
          <table:table-cell table:style-name="ce77" office:value-type="float" office:value="101">
            <text:p>10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4">
            <text:p>74</text:p>
          </table:table-cell>
          <table:table-cell table:style-name="ce81" office:value-type="date" office:date-value="2004-11-15">
            <text:p>15-nov-04</text:p>
          </table:table-cell>
          <table:table-cell table:style-name="ce96" office:value-type="time" office:time-value="PT11H15M00S">
            <text:p>11.15</text:p>
          </table:table-cell>
          <table:table-cell table:style-name="ce77" office:value-type="float" office:value="100">
            <text:p>100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5">
            <text:p>75</text:p>
          </table:table-cell>
          <table:table-cell table:style-name="ce81" office:value-type="date" office:date-value="2004-11-16">
            <text:p>16-nov-04</text:p>
          </table:table-cell>
          <table:table-cell table:style-name="ce96" office:value-type="time" office:time-value="PT11H50M00S">
            <text:p>11.5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6">
            <text:p>76</text:p>
          </table:table-cell>
          <table:table-cell table:style-name="ce81" office:value-type="date" office:date-value="2004-11-30">
            <text:p>30-nov-04</text:p>
          </table:table-cell>
          <table:table-cell table:style-name="ce96" office:value-type="time" office:time-value="PT11H35M00S">
            <text:p>11.35</text:p>
          </table:table-cell>
          <table:table-cell table:style-name="ce77" office:value-type="float" office:value="96">
            <text:p>96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7">
            <text:p>77</text:p>
          </table:table-cell>
          <table:table-cell table:style-name="ce81" office:value-type="date" office:date-value="2004-12-20">
            <text:p>20-dic-04</text:p>
          </table:table-cell>
          <table:table-cell table:style-name="ce96" office:value-type="time" office:time-value="PT05H45M00S">
            <text:p>5.45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8">
            <text:p>78</text:p>
          </table:table-cell>
          <table:table-cell table:style-name="ce81" office:value-type="date" office:date-value="2004-12-26">
            <text:p>26-dic-04</text:p>
          </table:table-cell>
          <table:table-cell table:style-name="ce96" office:value-type="time" office:time-value="PT09H40M00S">
            <text:p>9.40</text:p>
          </table:table-cell>
          <table:table-cell table:style-name="ce77" office:value-type="float" office:value="115">
            <text:p>11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79">
            <text:p>79</text:p>
          </table:table-cell>
          <table:table-cell table:style-name="ce81" office:value-type="date" office:date-value="2004-12-27">
            <text:p>27-dic-04</text:p>
          </table:table-cell>
          <table:table-cell table:style-name="ce96" office:value-type="time" office:time-value="PT11H10M00S">
            <text:p>11.10</text:p>
          </table:table-cell>
          <table:table-cell table:style-name="ce77" office:value-type="float" office:value="128">
            <text:p>128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8" office:value-type="float" office:value="80">
            <text:p>80</text:p>
          </table:table-cell>
          <table:table-cell table:style-name="ce82" office:value-type="date" office:date-value="2004-12-28">
            <text:p>28-dic-04</text:p>
          </table:table-cell>
          <table:table-cell table:style-name="ce97" office:value-type="time" office:time-value="PT10H15M00S">
            <text:p>10.15</text:p>
          </table:table-cell>
          <table:table-cell table:style-name="ce78" office:value-type="float" office:value="108">
            <text:p>108</text:p>
          </table:table-cell>
          <table:table-cell table:number-columns-repeated="252"/>
        </table:table-row>
        <table:table-row table:style-name="ro1">
          <table:table-cell table:style-name="ce91" table:number-columns-repeated="5"/>
          <table:table-cell table:number-columns-repeated="251"/>
        </table:table-row>
        <table:table-row table:style-name="ro1">
          <table:table-cell table:style-name="ce94"/>
          <table:table-cell table:style-name="ce95"/>
          <table:table-cell table:number-columns-repeated="254"/>
        </table:table-row>
        <table:table-row table:style-name="ro1" table:number-rows-repeated="654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2005" table:style-name="ta10">
        <table:table-column table:style-name="co16" table:default-cell-style-name="ce74"/>
        <table:table-column table:style-name="co10" table:default-cell-style-name="ce74"/>
        <table:table-column table:style-name="co17" table:default-cell-style-name="ce87"/>
        <table:table-column table:style-name="co16" table:default-cell-style-name="ce74"/>
        <table:table-column table:style-name="co18" table:default-cell-style-name="ce89"/>
        <table:table-column table:style-name="co19" table:default-cell-style-name="ce74"/>
        <table:table-column table:style-name="co20" table:default-cell-style-name="ce74"/>
        <table:table-column table:style-name="co22" table:default-cell-style-name="ce74"/>
        <table:table-column table:style-name="co6" table:default-cell-style-name="ce87"/>
        <table:table-column table:style-name="co21" table:default-cell-style-name="ce74"/>
        <table:table-column table:style-name="co1" table:number-columns-repeated="246" table:default-cell-style-name="Default"/>
        <table:table-row table:style-name="ro8">
          <table:table-cell table:style-name="ce73" office:value-type="string" table:number-columns-spanned="10" table:number-rows-spanned="1">
            <text:p>ANNO 2005 - Punta della Salute</text:p>
          </table:table-cell>
          <table:covered-table-cell table:number-columns-repeated="9" table:style-name="ce79"/>
          <table:table-cell table:number-columns-repeated="246"/>
        </table:table-row>
        <table:table-row table:style-name="ro2">
          <table:table-cell/>
          <table:table-cell table:style-name="ce80"/>
          <table:table-cell table:style-name="ce83"/>
          <table:table-cell table:style-name="ce80"/>
          <table:table-cell table:style-name="ce83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2">
          <table:table-cell table:style-name="ce75" office:value-type="string" table:number-columns-spanned="4" table:number-rows-spanned="1">
            <text:p><text:s text:c="3"/>Massimi di marea &gt;= +80 cm <text:s text:c="8"/></text:p>
          </table:table-cell>
          <table:covered-table-cell table:number-columns-repeated="3" table:style-name="ce75"/>
          <table:table-cell table:style-name="ce75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6" office:value-type="string">
            <text:p>N°</text:p>
          </table:table-cell>
          <table:table-cell table:style-name="ce76" office:value-type="string">
            <text:p>Data</text:p>
          </table:table-cell>
          <table:table-cell table:style-name="ce84" office:value-type="string">
            <text:p>Ora solare</text:p>
          </table:table-cell>
          <table:table-cell table:style-name="ce76" office:value-type="string">
            <text:p>Valore</text:p>
          </table:table-cell>
          <table:table-cell table:style-name="ce9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">
            <text:p>1</text:p>
          </table:table-cell>
          <table:table-cell table:style-name="ce81" office:value-type="date" office:date-value="2005-01-24">
            <text:p>24-gen-05</text:p>
          </table:table-cell>
          <table:table-cell table:style-name="ce96" office:value-type="time" office:time-value="PT10H05M00S">
            <text:p>10.05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">
            <text:p>2</text:p>
          </table:table-cell>
          <table:table-cell table:style-name="ce81" office:value-type="date" office:date-value="2005-01-25">
            <text:p>25-gen-05</text:p>
          </table:table-cell>
          <table:table-cell table:style-name="ce96" office:value-type="time" office:time-value="PT10H50M00S">
            <text:p>10.50</text:p>
          </table:table-cell>
          <table:table-cell table:style-name="ce77" office:value-type="float" office:value="97">
            <text:p>9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">
            <text:p>3</text:p>
          </table:table-cell>
          <table:table-cell table:style-name="ce81" office:value-type="date" office:date-value="2005-01-26">
            <text:p>26-gen-05</text:p>
          </table:table-cell>
          <table:table-cell table:style-name="ce96" office:value-type="time" office:time-value="PT10H15M00S">
            <text:p>10.15</text:p>
          </table:table-cell>
          <table:table-cell table:style-name="ce77" office:value-type="float" office:value="99">
            <text:p>9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4">
            <text:p>4</text:p>
          </table:table-cell>
          <table:table-cell table:style-name="ce81" office:value-type="date" office:date-value="2005-01-27">
            <text:p>27-gen-05</text:p>
          </table:table-cell>
          <table:table-cell table:style-name="ce77" office:value-type="string">
            <text:p>10..35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5">
            <text:p>5</text:p>
          </table:table-cell>
          <table:table-cell table:style-name="ce81" office:value-type="date" office:date-value="2005-01-28">
            <text:p>28-gen-05</text:p>
          </table:table-cell>
          <table:table-cell table:style-name="ce96" office:value-type="time" office:time-value="PT01H50M00S">
            <text:p>1.50</text:p>
          </table:table-cell>
          <table:table-cell table:style-name="ce77" office:value-type="float" office:value="88">
            <text:p>88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6">
            <text:p>6</text:p>
          </table:table-cell>
          <table:table-cell table:style-name="ce81" office:value-type="date" office:date-value="2005-01-29">
            <text:p>29-gen-05</text:p>
          </table:table-cell>
          <table:table-cell table:style-name="ce96" office:value-type="time" office:time-value="PT01H35M00S">
            <text:p>1.3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7">
            <text:p>7</text:p>
          </table:table-cell>
          <table:table-cell table:style-name="ce81" office:value-type="date" office:date-value="2005-02-21">
            <text:p>21-feb-05</text:p>
          </table:table-cell>
          <table:table-cell table:style-name="ce96" office:value-type="time" office:time-value="PT09H10M00S">
            <text:p>9.10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8">
            <text:p>8</text:p>
          </table:table-cell>
          <table:table-cell table:style-name="ce81" office:value-type="date" office:date-value="2005-02-25">
            <text:p>25-feb-05</text:p>
          </table:table-cell>
          <table:table-cell table:style-name="ce96" office:value-type="time" office:time-value="PT11H55M00S">
            <text:p>11.55</text:p>
          </table:table-cell>
          <table:table-cell table:style-name="ce77" office:value-type="float" office:value="93">
            <text:p>9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9">
            <text:p>9</text:p>
          </table:table-cell>
          <table:table-cell table:style-name="ce81" office:value-type="date" office:date-value="2005-02-26">
            <text:p>26-feb-05</text:p>
          </table:table-cell>
          <table:table-cell table:style-name="ce96" office:value-type="time" office:time-value="PT11H10M00S">
            <text:p>11.10</text:p>
          </table:table-cell>
          <table:table-cell table:style-name="ce77" office:value-type="float" office:value="91">
            <text:p>9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0">
            <text:p>10</text:p>
          </table:table-cell>
          <table:table-cell table:style-name="ce81" office:value-type="date" office:date-value="2005-02-28">
            <text:p>28-feb-05</text:p>
          </table:table-cell>
          <table:table-cell table:style-name="ce96" office:value-type="time" office:time-value="PT01H55M00S">
            <text:p>1.55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1">
            <text:p>11</text:p>
          </table:table-cell>
          <table:table-cell table:style-name="ce81" office:value-type="date" office:date-value="2005-03-04">
            <text:p>04-mar-05</text:p>
          </table:table-cell>
          <table:table-cell table:style-name="ce96" office:value-type="time" office:time-value="PT00H05M00S">
            <text:p>0.0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2">
            <text:p>12</text:p>
          </table:table-cell>
          <table:table-cell table:style-name="ce81" office:value-type="date" office:date-value="2005-03-12">
            <text:p>12-mar-05</text:p>
          </table:table-cell>
          <table:table-cell table:style-name="ce96" office:value-type="time" office:time-value="PT23H45M00S">
            <text:p>23.45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3">
            <text:p>13</text:p>
          </table:table-cell>
          <table:table-cell table:style-name="ce81" office:value-type="date" office:date-value="2005-04-08">
            <text:p>08-apr-05</text:p>
          </table:table-cell>
          <table:table-cell table:style-name="ce96" office:value-type="time" office:time-value="PT23H55M00S">
            <text:p>23.55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4">
            <text:p>14</text:p>
          </table:table-cell>
          <table:table-cell table:style-name="ce81" office:value-type="date" office:date-value="2005-04-11">
            <text:p>11-apr-05</text:p>
          </table:table-cell>
          <table:table-cell table:style-name="ce96" office:value-type="time" office:time-value="PT23H45M00S">
            <text:p>23.45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5">
            <text:p>15</text:p>
          </table:table-cell>
          <table:table-cell table:style-name="ce81" office:value-type="date" office:date-value="2005-04-23">
            <text:p>23-apr-05</text:p>
          </table:table-cell>
          <table:table-cell table:style-name="ce96" office:value-type="time" office:time-value="PT22H20M00S">
            <text:p>22.2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6">
            <text:p>16</text:p>
          </table:table-cell>
          <table:table-cell table:style-name="ce81" office:value-type="date" office:date-value="2005-04-24">
            <text:p>24-apr-05</text:p>
          </table:table-cell>
          <table:table-cell table:style-name="ce96" office:value-type="time" office:time-value="PT22H40M00S">
            <text:p>22.40</text:p>
          </table:table-cell>
          <table:table-cell table:style-name="ce77" office:value-type="float" office:value="94">
            <text:p>9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7">
            <text:p>17</text:p>
          </table:table-cell>
          <table:table-cell table:style-name="ce81" office:value-type="date" office:date-value="2005-04-25">
            <text:p>25-apr-05</text:p>
          </table:table-cell>
          <table:table-cell table:style-name="ce96" office:value-type="time" office:time-value="PT22H40M00S">
            <text:p>22.40</text:p>
          </table:table-cell>
          <table:table-cell table:style-name="ce77" office:value-type="float" office:value="94">
            <text:p>9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8">
            <text:p>18</text:p>
          </table:table-cell>
          <table:table-cell table:style-name="ce81" office:value-type="date" office:date-value="2005-05-04">
            <text:p>04-mag-05</text:p>
          </table:table-cell>
          <table:table-cell table:style-name="ce96" office:value-type="time" office:time-value="PT22H30M00S">
            <text:p>22.30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19">
            <text:p>19</text:p>
          </table:table-cell>
          <table:table-cell table:style-name="ce81" office:value-type="date" office:date-value="2005-05-06">
            <text:p>06-mag-05</text:p>
          </table:table-cell>
          <table:table-cell table:style-name="ce96" office:value-type="time" office:time-value="PT21H25M00S">
            <text:p>21.25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0">
            <text:p>20</text:p>
          </table:table-cell>
          <table:table-cell table:style-name="ce81" office:value-type="date" office:date-value="2005-05-07">
            <text:p>07-mag-05</text:p>
          </table:table-cell>
          <table:table-cell table:style-name="ce96" office:value-type="time" office:time-value="PT21H40M00S">
            <text:p>21.40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1">
            <text:p>21</text:p>
          </table:table-cell>
          <table:table-cell table:style-name="ce81" office:value-type="date" office:date-value="2005-05-08">
            <text:p>08-mag-05</text:p>
          </table:table-cell>
          <table:table-cell table:style-name="ce96" office:value-type="time" office:time-value="PT21H50M00S">
            <text:p>21.50</text:p>
          </table:table-cell>
          <table:table-cell table:style-name="ce77" office:value-type="float" office:value="87">
            <text:p>87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2">
            <text:p>22</text:p>
          </table:table-cell>
          <table:table-cell table:style-name="ce81" office:value-type="date" office:date-value="2005-05-23">
            <text:p>23-mag-05</text:p>
          </table:table-cell>
          <table:table-cell table:style-name="ce96" office:value-type="time" office:time-value="PT22H00M00S">
            <text:p>22.0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3">
            <text:p>23</text:p>
          </table:table-cell>
          <table:table-cell table:style-name="ce81" office:value-type="date" office:date-value="2005-06-04">
            <text:p>04-giu-05</text:p>
          </table:table-cell>
          <table:table-cell table:style-name="ce96" office:value-type="time" office:time-value="PT20H40M00S">
            <text:p>20.4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4">
            <text:p>24</text:p>
          </table:table-cell>
          <table:table-cell table:style-name="ce81" office:value-type="date" office:date-value="2005-06-30">
            <text:p>30-giu-05</text:p>
          </table:table-cell>
          <table:table-cell table:style-name="ce96" office:value-type="time" office:time-value="PT18H20M00S">
            <text:p>18.20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5">
            <text:p>25</text:p>
          </table:table-cell>
          <table:table-cell table:style-name="ce81" office:value-type="date" office:date-value="2005-08-21">
            <text:p>21-ago-05</text:p>
          </table:table-cell>
          <table:table-cell table:style-name="ce96" office:value-type="time" office:time-value="PT12H50M00S">
            <text:p>12.50</text:p>
          </table:table-cell>
          <table:table-cell table:style-name="ce77" office:value-type="float" office:value="82">
            <text:p>8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6">
            <text:p>26</text:p>
          </table:table-cell>
          <table:table-cell table:style-name="ce81" office:value-type="date" office:date-value="2005-08-22">
            <text:p>22-ago-05</text:p>
          </table:table-cell>
          <table:table-cell table:style-name="ce96" office:value-type="time" office:time-value="PT13H00M00S">
            <text:p>13.00</text:p>
          </table:table-cell>
          <table:table-cell table:style-name="ce77" office:value-type="float" office:value="92">
            <text:p>9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7">
            <text:p>27</text:p>
          </table:table-cell>
          <table:table-cell table:style-name="ce81" office:value-type="date" office:date-value="2005-08-23">
            <text:p>23-ago-05</text:p>
          </table:table-cell>
          <table:table-cell table:style-name="ce96" office:value-type="time" office:time-value="PT14H05M00S">
            <text:p>14.05</text:p>
          </table:table-cell>
          <table:table-cell table:style-name="ce77" office:value-type="float" office:value="86">
            <text:p>86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8">
            <text:p>28</text:p>
          </table:table-cell>
          <table:table-cell table:style-name="ce81" office:value-type="date" office:date-value="2005-09-09">
            <text:p>09-set-05</text:p>
          </table:table-cell>
          <table:table-cell table:style-name="ce96" office:value-type="time" office:time-value="PT12H35M00S">
            <text:p>12.35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29">
            <text:p>29</text:p>
          </table:table-cell>
          <table:table-cell table:style-name="ce81" office:value-type="date" office:date-value="2005-09-16">
            <text:p>16-set-05</text:p>
          </table:table-cell>
          <table:table-cell table:style-name="ce96" office:value-type="time" office:time-value="PT10H25M00S">
            <text:p>10.25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0">
            <text:p>30</text:p>
          </table:table-cell>
          <table:table-cell table:style-name="ce81" office:value-type="date" office:date-value="2005-09-17">
            <text:p>17-set-05</text:p>
          </table:table-cell>
          <table:table-cell table:style-name="ce96" office:value-type="time" office:time-value="PT10H30M00S">
            <text:p>10.30</text:p>
          </table:table-cell>
          <table:table-cell table:style-name="ce77" office:value-type="float" office:value="89">
            <text:p>89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1">
            <text:p>31</text:p>
          </table:table-cell>
          <table:table-cell table:style-name="ce81" office:value-type="date" office:date-value="2005-09-17">
            <text:p>17-set-05</text:p>
          </table:table-cell>
          <table:table-cell table:style-name="ce96" office:value-type="time" office:time-value="PT22H25M00S">
            <text:p>22.2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2">
            <text:p>32</text:p>
          </table:table-cell>
          <table:table-cell table:style-name="ce81" office:value-type="date" office:date-value="2005-09-18">
            <text:p>18-set-05</text:p>
          </table:table-cell>
          <table:table-cell table:style-name="ce96" office:value-type="time" office:time-value="PT11H20M00S">
            <text:p>11.20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3">
            <text:p>33</text:p>
          </table:table-cell>
          <table:table-cell table:style-name="ce81" office:value-type="date" office:date-value="2005-09-19">
            <text:p>19-set-05</text:p>
          </table:table-cell>
          <table:table-cell table:style-name="ce96" office:value-type="time" office:time-value="PT12H10M00S">
            <text:p>12.10</text:p>
          </table:table-cell>
          <table:table-cell table:style-name="ce77" office:value-type="float" office:value="93">
            <text:p>93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4">
            <text:p>34</text:p>
          </table:table-cell>
          <table:table-cell table:style-name="ce81" office:value-type="date" office:date-value="2005-09-20">
            <text:p>20-set-05</text:p>
          </table:table-cell>
          <table:table-cell table:style-name="ce96" office:value-type="time" office:time-value="PT12H00M00S">
            <text:p>12.00</text:p>
          </table:table-cell>
          <table:table-cell table:style-name="ce77" office:value-type="float" office:value="95">
            <text:p>95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5">
            <text:p>35</text:p>
          </table:table-cell>
          <table:table-cell table:style-name="ce81" office:value-type="date" office:date-value="2005-09-21">
            <text:p>21-set-05</text:p>
          </table:table-cell>
          <table:table-cell table:style-name="ce96" office:value-type="time" office:time-value="PT12H05M00S">
            <text:p>12.05</text:p>
          </table:table-cell>
          <table:table-cell table:style-name="ce77" office:value-type="float" office:value="90">
            <text:p>9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6">
            <text:p>36</text:p>
          </table:table-cell>
          <table:table-cell table:style-name="ce81" office:value-type="date" office:date-value="2005-10-03">
            <text:p>03-ott-05</text:p>
          </table:table-cell>
          <table:table-cell table:style-name="ce96" office:value-type="time" office:time-value="PT10H40M00S">
            <text:p>10.40</text:p>
          </table:table-cell>
          <table:table-cell table:style-name="ce77" office:value-type="float" office:value="92">
            <text:p>92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7">
            <text:p>37</text:p>
          </table:table-cell>
          <table:table-cell table:style-name="ce81" office:value-type="date" office:date-value="2005-10-03">
            <text:p>03-ott-05</text:p>
          </table:table-cell>
          <table:table-cell table:style-name="ce96" office:value-type="time" office:time-value="PT22H20M00S">
            <text:p>22.2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8">
            <text:p>38</text:p>
          </table:table-cell>
          <table:table-cell table:style-name="ce81" office:value-type="date" office:date-value="2005-10-07">
            <text:p>07-ott-05</text:p>
          </table:table-cell>
          <table:table-cell table:style-name="ce96" office:value-type="time" office:time-value="PT12H10M00S">
            <text:p>12.1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style-name="ce90" table:number-columns-repeated="3"/>
          <table:table-cell table:style-name="ce92"/>
          <table:table-cell table:style-name="ce90"/>
          <table:table-cell table:number-columns-repeated="246"/>
        </table:table-row>
        <table:table-row table:style-name="ro1">
          <table:table-cell table:style-name="ce77" office:value-type="float" office:value="39">
            <text:p>39</text:p>
          </table:table-cell>
          <table:table-cell table:style-name="ce81" office:value-type="date" office:date-value="2005-10-08">
            <text:p>08-ott-05</text:p>
          </table:table-cell>
          <table:table-cell table:style-name="ce96" office:value-type="time" office:time-value="PT12H30M00S">
            <text:p>12.30</text:p>
          </table:table-cell>
          <table:table-cell table:style-name="ce77" office:value-type="float" office:value="94">
            <text:p>94</text:p>
          </table:table-cell>
          <table:table-cell table:style-name="ce88"/>
          <table:table-cell table:style-name="ce91" table:number-columns-repeated="2"/>
          <table:table-cell table:number-columns-repeated="249"/>
        </table:table-row>
        <table:table-row table:style-name="ro1">
          <table:table-cell table:style-name="ce77" office:value-type="float" office:value="40">
            <text:p>40</text:p>
          </table:table-cell>
          <table:table-cell table:style-name="ce81" office:value-type="date" office:date-value="2005-10-17">
            <text:p>17-ott-05</text:p>
          </table:table-cell>
          <table:table-cell table:style-name="ce96" office:value-type="time" office:time-value="PT10H10M00S">
            <text:p>10.10</text:p>
          </table:table-cell>
          <table:table-cell table:style-name="ce77" office:value-type="float" office:value="83">
            <text:p>83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1">
            <text:p>41</text:p>
          </table:table-cell>
          <table:table-cell table:style-name="ce81" office:value-type="date" office:date-value="2005-10-18">
            <text:p>18-ott-05</text:p>
          </table:table-cell>
          <table:table-cell table:style-name="ce96" office:value-type="time" office:time-value="PT10H25M00S">
            <text:p>10.2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2">
            <text:p>42</text:p>
          </table:table-cell>
          <table:table-cell table:style-name="ce81" office:value-type="date" office:date-value="2005-11-02">
            <text:p>02-nov-05</text:p>
          </table:table-cell>
          <table:table-cell table:style-name="ce96" office:value-type="time" office:time-value="PT10H10M00S">
            <text:p>10.1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3">
            <text:p>43</text:p>
          </table:table-cell>
          <table:table-cell table:style-name="ce81" office:value-type="date" office:date-value="2005-11-16">
            <text:p>16-nov-05</text:p>
          </table:table-cell>
          <table:table-cell table:style-name="ce96" office:value-type="time" office:time-value="PT09H40M00S">
            <text:p>9.40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4">
            <text:p>44</text:p>
          </table:table-cell>
          <table:table-cell table:style-name="ce81" office:value-type="date" office:date-value="2005-11-17">
            <text:p>17-nov-05</text:p>
          </table:table-cell>
          <table:table-cell table:style-name="ce96" office:value-type="time" office:time-value="PT10H45M00S">
            <text:p>10.45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5">
            <text:p>45</text:p>
          </table:table-cell>
          <table:table-cell table:style-name="ce81" office:value-type="date" office:date-value="2005-11-18">
            <text:p>18-nov-05</text:p>
          </table:table-cell>
          <table:table-cell table:style-name="ce96" office:value-type="time" office:time-value="PT11H15M00S">
            <text:p>11.15</text:p>
          </table:table-cell>
          <table:table-cell table:style-name="ce77" office:value-type="float" office:value="81">
            <text:p>8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6">
            <text:p>46</text:p>
          </table:table-cell>
          <table:table-cell table:style-name="ce81" office:value-type="date" office:date-value="2005-11-26">
            <text:p>26-nov-05</text:p>
          </table:table-cell>
          <table:table-cell table:style-name="ce96" office:value-type="time" office:time-value="PT07H30M00S">
            <text:p>7.30</text:p>
          </table:table-cell>
          <table:table-cell table:style-name="ce77" office:value-type="float" office:value="87">
            <text:p>87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7">
            <text:p>47</text:p>
          </table:table-cell>
          <table:table-cell table:style-name="ce81" office:value-type="date" office:date-value="2005-11-26">
            <text:p>26-nov-05</text:p>
          </table:table-cell>
          <table:table-cell table:style-name="ce96" office:value-type="time" office:time-value="PT20H05M00S">
            <text:p>20.0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8">
            <text:p>48</text:p>
          </table:table-cell>
          <table:table-cell table:style-name="ce81" office:value-type="date" office:date-value="2005-11-27">
            <text:p>27-nov-05</text:p>
          </table:table-cell>
          <table:table-cell table:style-name="ce96" office:value-type="time" office:time-value="PT07H10M00S">
            <text:p>7.10</text:p>
          </table:table-cell>
          <table:table-cell table:style-name="ce77" office:value-type="float" office:value="92">
            <text:p>92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49">
            <text:p>49</text:p>
          </table:table-cell>
          <table:table-cell table:style-name="ce81" office:value-type="date" office:date-value="2005-11-28">
            <text:p>28-nov-05</text:p>
          </table:table-cell>
          <table:table-cell table:style-name="ce96" office:value-type="time" office:time-value="PT08H10M00S">
            <text:p>8.10</text:p>
          </table:table-cell>
          <table:table-cell table:style-name="ce77" office:value-type="float" office:value="80">
            <text:p>80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0">
            <text:p>50</text:p>
          </table:table-cell>
          <table:table-cell table:style-name="ce81" office:value-type="date" office:date-value="2005-11-29">
            <text:p>29-nov-05</text:p>
          </table:table-cell>
          <table:table-cell table:style-name="ce96" office:value-type="time" office:time-value="PT09H05M00S">
            <text:p>9.0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1">
            <text:p>51</text:p>
          </table:table-cell>
          <table:table-cell table:style-name="ce81" office:value-type="date" office:date-value="2005-11-30">
            <text:p>30-nov-05</text:p>
          </table:table-cell>
          <table:table-cell table:style-name="ce96" office:value-type="time" office:time-value="PT09H10M00S">
            <text:p>9.10</text:p>
          </table:table-cell>
          <table:table-cell table:style-name="ce77" office:value-type="float" office:value="87">
            <text:p>87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2">
            <text:p>52</text:p>
          </table:table-cell>
          <table:table-cell table:style-name="ce81" office:value-type="date" office:date-value="2005-12-01">
            <text:p>01-dic-05</text:p>
          </table:table-cell>
          <table:table-cell table:style-name="ce96" office:value-type="time" office:time-value="PT09H10M00S">
            <text:p>9.10</text:p>
          </table:table-cell>
          <table:table-cell table:style-name="ce77" office:value-type="float" office:value="88">
            <text:p>88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3">
            <text:p>53</text:p>
          </table:table-cell>
          <table:table-cell table:style-name="ce81" office:value-type="date" office:date-value="2005-12-02">
            <text:p>02-dic-05</text:p>
          </table:table-cell>
          <table:table-cell table:style-name="ce96" office:value-type="time" office:time-value="PT10H15M00S">
            <text:p>10.15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4">
            <text:p>54</text:p>
          </table:table-cell>
          <table:table-cell table:style-name="ce81" office:value-type="date" office:date-value="2005-12-03">
            <text:p>03-dic-05</text:p>
          </table:table-cell>
          <table:table-cell table:style-name="ce96" office:value-type="time" office:time-value="PT11H10M00S">
            <text:p>11.10</text:p>
          </table:table-cell>
          <table:table-cell table:style-name="ce77" office:value-type="float" office:value="132">
            <text:p>132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5">
            <text:p>55</text:p>
          </table:table-cell>
          <table:table-cell table:style-name="ce81" office:value-type="date" office:date-value="2005-12-04">
            <text:p>04-dic-05</text:p>
          </table:table-cell>
          <table:table-cell table:style-name="ce96" office:value-type="time" office:time-value="PT11H35M00S">
            <text:p>11.35</text:p>
          </table:table-cell>
          <table:table-cell table:style-name="ce77" office:value-type="float" office:value="95">
            <text:p>9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6">
            <text:p>56</text:p>
          </table:table-cell>
          <table:table-cell table:style-name="ce81" office:value-type="date" office:date-value="2005-12-05">
            <text:p>05-dic-05</text:p>
          </table:table-cell>
          <table:table-cell table:style-name="ce96" office:value-type="time" office:time-value="PT11H55M00S">
            <text:p>11.55</text:p>
          </table:table-cell>
          <table:table-cell table:style-name="ce77" office:value-type="float" office:value="101">
            <text:p>10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7">
            <text:p>57</text:p>
          </table:table-cell>
          <table:table-cell table:style-name="ce81" office:value-type="date" office:date-value="2005-12-06">
            <text:p>06-dic-05</text:p>
          </table:table-cell>
          <table:table-cell table:style-name="ce96" office:value-type="time" office:time-value="PT12H25M00S">
            <text:p>12.2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8">
            <text:p>58</text:p>
          </table:table-cell>
          <table:table-cell table:style-name="ce81" office:value-type="date" office:date-value="2005-12-07">
            <text:p>07-dic-05</text:p>
          </table:table-cell>
          <table:table-cell table:style-name="ce96" office:value-type="time" office:time-value="PT05H00M00S">
            <text:p>5.00</text:p>
          </table:table-cell>
          <table:table-cell table:style-name="ce77" office:value-type="float" office:value="96">
            <text:p>96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59">
            <text:p>59</text:p>
          </table:table-cell>
          <table:table-cell table:style-name="ce81" office:value-type="date" office:date-value="2005-12-08">
            <text:p>08-dic-05</text:p>
          </table:table-cell>
          <table:table-cell table:style-name="ce96" office:value-type="time" office:time-value="PT04H55M00S">
            <text:p>4.55</text:p>
          </table:table-cell>
          <table:table-cell table:style-name="ce77" office:value-type="float" office:value="84">
            <text:p>84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7" office:value-type="float" office:value="60">
            <text:p>60</text:p>
          </table:table-cell>
          <table:table-cell table:style-name="ce81" office:value-type="date" office:date-value="2005-12-17">
            <text:p>17-dic-05</text:p>
          </table:table-cell>
          <table:table-cell table:style-name="ce96" office:value-type="time" office:time-value="PT00H35M00S">
            <text:p>0.35</text:p>
          </table:table-cell>
          <table:table-cell table:style-name="ce77" office:value-type="float" office:value="85">
            <text:p>85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78" office:value-type="float" office:value="61">
            <text:p>61</text:p>
          </table:table-cell>
          <table:table-cell table:style-name="ce82" office:value-type="date" office:date-value="2005-12-28">
            <text:p>28-dic-05</text:p>
          </table:table-cell>
          <table:table-cell table:style-name="ce97" office:value-type="time" office:time-value="PT07H45M00S">
            <text:p>7.45</text:p>
          </table:table-cell>
          <table:table-cell table:style-name="ce78" office:value-type="float" office:value="91">
            <text:p>91</text:p>
          </table:table-cell>
          <table:table-cell table:style-name="ce88"/>
          <table:table-cell table:number-columns-repeated="251"/>
        </table:table-row>
        <table:table-row table:style-name="ro1">
          <table:table-cell table:style-name="ce91" table:number-columns-repeated="5"/>
          <table:table-cell table:number-columns-repeated="251"/>
        </table:table-row>
        <table:table-row table:style-name="ro1">
          <table:table-cell table:style-name="ce94"/>
          <table:table-cell table:style-name="ce95"/>
          <table:table-cell table:number-columns-repeated="254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Print_Area_7" table:base-cell-address="$'Valore futuro'.$A$1" table:cell-range-address="$T01.$A$1:.$K$68" table:range-usable-as="print-range"/>
        <table:named-range table:name="Excel_BuiltIn_Print_Titles_7" table:base-cell-address="$'Valore futuro'.$A$1" table:cell-range-address="$T01.$A$1:.$IV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 </number:text>
      <number:number number: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L. </number:text>
      <number:number number:decimal-places="0" number:min-integer-digits="1" number:grouping="true"/>
    </number:number-style>
    <number:number-style style:name="N122">
      <number:text>-L.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0" number:min-integer-digits="1" number:grouping="true"/>
    </number:number-style>
    <number:number-style style:name="N123">
      <style:text-properties fo:color="#ff0000"/>
      <number:text>-L. 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L. </number:text>
      <number:number number:decimal-places="2" number:min-integer-digits="1" number:grouping="true"/>
    </number:number-style>
    <number:number-style style:name="N124">
      <number:text>-L. 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L. </number:text>
      <number:number number:decimal-places="2" number:min-integer-digits="1" number:grouping="true"/>
    </number:number-style>
    <number:number-style style:name="N125">
      <style:text-properties fo:color="#ff0000"/>
      <number:text>-L.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L. </number:text>
      <number:number number:decimal-places="0" number:min-integer-digits="1" number:grouping="true"/>
      <number:text> </number:text>
    </number:number-style>
    <number:number-style style:name="N126P1" style:volatile="true">
      <number:text>-L. </number:text>
      <number:number number:decimal-places="0" number:min-integer-digits="1" number:grouping="true"/>
      <number:text> </number:text>
    </number:number-style>
    <number:number-style style:name="N126P2" style:volatile="true">
      <number:text> L.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L. </number:text>
      <number:number number:decimal-places="2" number:min-integer-digits="1" number:grouping="true"/>
      <number:text> </number:text>
    </number:number-style>
    <number:number-style style:name="N127P1" style:volatile="true">
      <number:text>-L. </number:text>
      <number:number number:decimal-places="2" number:min-integer-digits="1" number:grouping="true"/>
      <number:text> </number:text>
    </number:number-style>
    <number:number-style style:name="N127P2" style:volatile="true">
      <number:text> L. 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Lit. </number:text>
      <number:number number:decimal-places="0" number:min-integer-digits="1" number:grouping="true"/>
    </number:number-style>
    <number:number-style style:name="N128">
      <number:text>-Lit.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Lit. </number:text>
      <number:number number:decimal-places="0" number:min-integer-digits="1" number:grouping="true"/>
    </number:number-style>
    <number:number-style style:name="N129">
      <style:text-properties fo:color="#ff0000"/>
      <number:text>-Lit.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Lit. </number:text>
      <number:number number:decimal-places="2" number:min-integer-digits="1" number:grouping="true"/>
    </number:number-style>
    <number:number-style style:name="N130">
      <number:text>-Lit.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Lit. </number:text>
      <number:number number:decimal-places="2" number:min-integer-digits="1" number:grouping="true"/>
    </number:number-style>
    <number:number-style style:name="N131">
      <style:text-properties fo:color="#ff0000"/>
      <number:text>-Lit.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Lit. </number:text>
      <number:number number:decimal-places="0" number:min-integer-digits="1" number:grouping="true"/>
      <number:text> </number:text>
    </number:number-style>
    <number:number-style style:name="N132P1" style:volatile="true">
      <number:text>-Lit. </number:text>
      <number:number number:decimal-places="0" number:min-integer-digits="1" number:grouping="true"/>
      <number:text> </number:text>
    </number:number-style>
    <number:number-style style:name="N132P2" style:volatile="true">
      <number:text> Lit.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Lit. </number:text>
      <number:number number:decimal-places="2" number:min-integer-digits="1" number:grouping="true"/>
      <number:text> </number:text>
    </number:number-style>
    <number:number-style style:name="N133P1" style:volatile="true">
      <number:text>-Lit. </number:text>
      <number:number number:decimal-places="2" number:min-integer-digits="1" number:grouping="true"/>
      <number:text> </number:text>
    </number:number-style>
    <number:number-style style:name="N133P2" style:volatile="true">
      <number:text> Lit.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 number:grouping="true"/>
    </number:number-style>
    <number:number-style style:name="N135">
      <number:number number:decimal-places="0" number:min-integer-digits="0"/>
    </number:number-style>
    <number:number-style style:name="N136">
      <number:number number:decimal-places="0" number:min-integer-digits="0"/>
    </number:number-style>
    <number:number-style style:name="N137">
      <number:number number:decimal-places="0" number:min-integer-digits="0"/>
    </number:number-style>
    <number:number-style style:name="N138P0" style:volatile="true">
      <number:text>Sì</number:text>
    </number:number-style>
    <number:number-style style:name="N138P1" style:volatile="true">
      <number:text>Sì</number:text>
    </number:number-style>
    <number:number-style style:name="N138">
      <number:text>N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Vero</number:text>
    </number:number-style>
    <number:number-style style:name="N139P1" style:volatile="true">
      <number:text>Vero</number:text>
    </number:number-style>
    <number:number-style style:name="N139">
      <number:text>Falso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Attivo</number:text>
    </number:number-style>
    <number:number-style style:name="N140P1" style:volatile="true">
      <number:text>Attivo</number:text>
    </number:number-style>
    <number:number-style style:name="N140">
      <number:text>Disattivo</number:text>
      <style:map style:condition="value()&gt;0" style:apply-style-name="N140P0"/>
      <style:map style:condition="value()&lt;0" style:apply-style-name="N140P1"/>
    </number:number-style>
    <number:date-style style:name="N141">
      <number:month number:textual="true"/>
    </number:date-style>
    <number:time-style style:name="N142">
      <number:hours/>
    </number:time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aluta_20__28_0_29__5f_Foglio1" style:display-name="Valuta (0)_Foglio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Valuta_20__28_0_29__5f_TOTALE" style:display-name="Valuta (0)_TOTA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5"/>
    <style:style style:name="Excel_5f_BuiltIn_5f_Comma" style:display-name="Excel_BuiltIn_Comma" style:family="table-cell" style:parent-style-name="Default" style:data-style-name="N114"/>
    <draw:marker draw:name="msArrowEnd_20_5" draw:display-name="msArrowEnd 5" svg:viewBox="0 0 210 210" svg:d="m105 0 105 210h-21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6">
      <style:page-layout-properties style:num-format="1" style:print-orientation="portrait" fo:margin-top="0.7874in" fo:margin-bottom="0.5118in" fo:margin-left="0.3937in" fo:margin-right="0.3937in" style:first-page-number="continue" style:scale-to-X="1" style:table-centering="horizontal" style:writing-mode="lr-tb"/>
      <style:header-style>
        <style:header-footer-properties fo:min-height="0.2957in" fo:margin-left="0.3543in" fo:margin-right="0.3543in" fo:margin-bottom="0in"/>
      </style:header-style>
      <style:footer-style>
        <style:header-footer-properties fo:min-height="0.2957in" fo:margin-left="0.3543in" fo:margin-right="0.3543in" fo:margin-top="0.336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4">14/07/2006</text:date>, <text:time>12.56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Valore_20_futuro" style:display-name="PageStyle_Valore futur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16" style:display-name="PageStyle_16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17" style:display-name="PageStyle_17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15_5f__5f_17" style:display-name="PageStyle_15__17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entro_20_storico" style:display-name="PageStyle_Centro storico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01" style:display-name="PageStyle_T01" style:page-layout-name="pm6">
      <style:header style:display="false"/>
      <style:header-left style:display="false"/>
      <style:footer>
        <style:region-left>
          <text:p><text:span text:style-name="T2">Annuario </text:span></text:p>
          <text:p><text:span text:style-name="T2">Tab. H01 T01</text:span></text:p>
        </style:region-left>
        <style:region-center>
          <text:p><text:span text:style-name="T1">Sistema Statistico Nazionale</text:span></text:p>
          <text:p><text:span text:style-name="T1">Comune di Venezia</text:span></text:p>
          <text:p><text:span text:style-name="T1">Servizio Statistica e Ricerca</text:span></text:p>
        </style:region-center>
        <style:region-right>
          <text:p><text:span text:style-name="T2">Turismo</text:span></text:p>
          <text:p><text:span text:style-name="T2">fonte dati : Azienda di Promozione Turistica</text:span></text:p>
          <text:p><text:span text:style-name="T2">Venezia-Ufficio Statistica</text:span></text:p>
        </style:region-right>
      </style:footer>
      <style:footer-left style:display="false">
        <style:region-left>
          <text:p><text:span text:style-name="T2">Annuario </text:span></text:p>
          <text:p><text:span text:style-name="T2">Tab. H01 T01</text:span></text:p>
        </style:region-left>
        <style:region-center>
          <text:p><text:span text:style-name="T1">Sistema Statistico Nazionale</text:span></text:p>
          <text:p><text:span text:style-name="T1">Comune di Venezia</text:span></text:p>
          <text:p><text:span text:style-name="T1">Servizio Statistica e Ricerca</text:span></text:p>
        </style:region-center>
        <style:region-right>
          <text:p><text:span text:style-name="T2">Turismo</text:span></text:p>
          <text:p><text:span text:style-name="T2">fonte dati : Azienda di Promozione Turistica</text:span></text:p>
          <text:p><text:span text:style-name="T2">Venezia-Ufficio Statistica</text:span></text:p>
        </style:region-right>
      </style:footer-left>
    </style:master-page>
    <style:master-page style:name="PageStyle_5f_2003" style:display-name="PageStyle_200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2005" style:display-name="PageStyle_2005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5-19T00:40:46</meta:creation-date>
    <dc:creator>Marco Caresia</dc:creator>
    <dc:date>2006-07-14T12:56:52</dc:date>
    <meta:print-date>2006-07-14T12:40:10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0" meta:cell-count="177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49" chart:maximum="2005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 style:data-style-name="N3">
      <style:chart-properties chart:display-label="true" chart:tick-marks-major-inner="false" chart:tick-marks-major-outer="true" chart:tick-marks-minor-inner="false" chart:tick-marks-minor-outer="false" chart:logarithmic="false" chart:maximum="5000000" chart:interval-major="1000000" chart:gap-width="100" chart:overlap="0" chart:text-overlap="false" text:line-break="false" chart:label-arrangement="side-by-side" chart:visible="true" style:direction="ltr" chart:interval-minor-divisor="10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7" style:family="chart">
      <style:graphic-properties draw:stroke="solid" svg:stroke-width="0.035cm" svg:stroke-color="#000000" svg:stroke-opacity="100%"/>
    </style:style>
    <style:style style:name="ch8" style:family="chart">
      <style:chart-properties chart:symbol-type="named-symbol" chart:symbol-name="diamond" chart:symbol-width="0.176cm" chart:symbol-height="0.176cm"/>
      <style:graphic-properties draw:stroke="none" svg:stroke-width="0cm" svg:stroke-color="#000080" svg:stroke-opacity="100%" draw:fill="solid" draw:fill-color="#9999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9" style:family="chart">
      <style:chart-properties chart:symbol-type="named-symbol" chart:symbol-name="square" chart:symbol-width="0.176cm" chart:symbol-height="0.176cm"/>
      <style:graphic-properties draw:stroke="none" svg:stroke-width="0cm" svg:stroke-color="#ff00ff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0" style:family="chart">
      <style:graphic-properties draw:stroke="none" svg:stroke-width="0.035cm" svg:stroke-color="#000000" svg:stroke-opacity="100%" draw:fill="none" draw:fill-color="#000000"/>
    </style:style>
    <style:style style:name="ch11" style:family="chart">
      <style:graphic-properties draw:stroke="none" draw:fill-color="#999999"/>
    </style:style>
  </office:automatic-styles>
  <office:body>
    <office:chart>
      <chart:chart svg:width="24.4cm" svg:height="14.502cm" chart:class="chart:scatter" chart:style-name="ch1">
        <chart:title svg:x="9.68cm" svg:y="0.29cm" chart:style-name="ch2">
          <text:p>Movimenti centro storico</text:p>
        </chart:title>
        <chart:legend chart:legend-position="start" svg:x="0.488cm" svg:y="6.68cm" chart:style-name="ch3"/>
        <chart:plot-area chart:style-name="ch4" table:cell-range-address="T01.$A$5:.$C$62" chart:data-source-has-labels="row" chart:table-number-list="6" svg:x="4.278cm" svg:y="1.353cm" svg:width="19.634cm" svg:height="12.859cm">
          <chart:axis chart:dimension="x" chart:name="primary-x" chart:style-name="ch5">
            <chart:categories table:cell-range-address="local-table.A2:.A58"/>
          </chart:axis>
          <chart:axis chart:dimension="y" chart:name="primary-y" chart:style-name="ch6">
            <chart:grid chart:style-name="ch7" chart:class="major"/>
          </chart:axis>
          <chart:series chart:style-name="ch8">
            <chart:domain/>
            <chart:data-point chart:repeated="57"/>
          </chart:series>
          <chart:series chart:style-name="ch9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NO</text:p>
              </table:table-cell>
              <table:table-cell office:value-type="string">
                <text:p>ARRIVI 1</text:p>
              </table:table-cell>
              <table:table-cell office:value-type="string">
                <text:p>PRESENZE 1</text:p>
              </table:table-cell>
            </table:table-row>
          </table:table-header-rows>
          <table:table-rows>
            <table:table-row>
              <table:table-cell office:value-type="string">
                <text:p>Riga 6</text:p>
              </table:table-cell>
              <table:table-cell office:value-type="float" office:value="1949">
                <text:p>1949</text:p>
              </table:table-cell>
              <table:table-cell office:value-type="float" office:value="382760">
                <text:p>382760</text:p>
              </table:table-cell>
              <table:table-cell office:value-type="float" office:value="985085">
                <text:p>985085</text:p>
              </table:table-cell>
            </table:table-row>
            <table:table-row>
              <table:table-cell office:value-type="string">
                <text:p>Riga 7</text:p>
              </table:table-cell>
              <table:table-cell office:value-type="float" office:value="1950">
                <text:p>1950</text:p>
              </table:table-cell>
              <table:table-cell office:value-type="float" office:value="456871">
                <text:p>456871</text:p>
              </table:table-cell>
              <table:table-cell office:value-type="float" office:value="1097366">
                <text:p>1097366</text:p>
              </table:table-cell>
            </table:table-row>
            <table:table-row>
              <table:table-cell office:value-type="string">
                <text:p>Riga 8</text:p>
              </table:table-cell>
              <table:table-cell office:value-type="float" office:value="1951">
                <text:p>1951</text:p>
              </table:table-cell>
              <table:table-cell office:value-type="float" office:value="475614">
                <text:p>475614</text:p>
              </table:table-cell>
              <table:table-cell office:value-type="float" office:value="1128699">
                <text:p>1128699</text:p>
              </table:table-cell>
            </table:table-row>
            <table:table-row>
              <table:table-cell office:value-type="string">
                <text:p>Riga 9</text:p>
              </table:table-cell>
              <table:table-cell office:value-type="float" office:value="1952">
                <text:p>1952</text:p>
              </table:table-cell>
              <table:table-cell office:value-type="float" office:value="526803">
                <text:p>526803</text:p>
              </table:table-cell>
              <table:table-cell office:value-type="float" office:value="1209733">
                <text:p>1209733</text:p>
              </table:table-cell>
            </table:table-row>
            <table:table-row>
              <table:table-cell office:value-type="string">
                <text:p>Riga 10</text:p>
              </table:table-cell>
              <table:table-cell office:value-type="float" office:value="1953">
                <text:p>1953</text:p>
              </table:table-cell>
              <table:table-cell office:value-type="float" office:value="562724">
                <text:p>562724</text:p>
              </table:table-cell>
              <table:table-cell office:value-type="float" office:value="1259477">
                <text:p>1259477</text:p>
              </table:table-cell>
            </table:table-row>
            <table:table-row>
              <table:table-cell office:value-type="string">
                <text:p>Riga 11</text:p>
              </table:table-cell>
              <table:table-cell office:value-type="float" office:value="1954">
                <text:p>1954</text:p>
              </table:table-cell>
              <table:table-cell office:value-type="float" office:value="590077">
                <text:p>590077</text:p>
              </table:table-cell>
              <table:table-cell office:value-type="float" office:value="1317402">
                <text:p>1317402</text:p>
              </table:table-cell>
            </table:table-row>
            <table:table-row>
              <table:table-cell office:value-type="string">
                <text:p>Riga 12</text:p>
              </table:table-cell>
              <table:table-cell office:value-type="float" office:value="1955">
                <text:p>1955</text:p>
              </table:table-cell>
              <table:table-cell office:value-type="float" office:value="654681">
                <text:p>654681</text:p>
              </table:table-cell>
              <table:table-cell office:value-type="float" office:value="1420749">
                <text:p>1420749</text:p>
              </table:table-cell>
            </table:table-row>
            <table:table-row>
              <table:table-cell office:value-type="string">
                <text:p>Riga 13</text:p>
              </table:table-cell>
              <table:table-cell office:value-type="float" office:value="1956">
                <text:p>1956</text:p>
              </table:table-cell>
              <table:table-cell office:value-type="float" office:value="659955">
                <text:p>659955</text:p>
              </table:table-cell>
              <table:table-cell office:value-type="float" office:value="1468555">
                <text:p>1468555</text:p>
              </table:table-cell>
            </table:table-row>
            <table:table-row>
              <table:table-cell office:value-type="string">
                <text:p>Riga 14</text:p>
              </table:table-cell>
              <table:table-cell office:value-type="float" office:value="1957">
                <text:p>1957</text:p>
              </table:table-cell>
              <table:table-cell office:value-type="float" office:value="663991">
                <text:p>663991</text:p>
              </table:table-cell>
              <table:table-cell office:value-type="float" office:value="1539111">
                <text:p>1539111</text:p>
              </table:table-cell>
            </table:table-row>
            <table:table-row>
              <table:table-cell office:value-type="string">
                <text:p>Riga 15</text:p>
              </table:table-cell>
              <table:table-cell office:value-type="float" office:value="1958">
                <text:p>1958</text:p>
              </table:table-cell>
              <table:table-cell office:value-type="float" office:value="659467">
                <text:p>659467</text:p>
              </table:table-cell>
              <table:table-cell office:value-type="float" office:value="1489286">
                <text:p>1489286</text:p>
              </table:table-cell>
            </table:table-row>
            <table:table-row>
              <table:table-cell office:value-type="string">
                <text:p>Riga 16</text:p>
              </table:table-cell>
              <table:table-cell office:value-type="float" office:value="1959">
                <text:p>1959</text:p>
              </table:table-cell>
              <table:table-cell office:value-type="float" office:value="669357">
                <text:p>669357</text:p>
              </table:table-cell>
              <table:table-cell office:value-type="float" office:value="1503674">
                <text:p>1503674</text:p>
              </table:table-cell>
            </table:table-row>
            <table:table-row>
              <table:table-cell office:value-type="string">
                <text:p>Riga 17</text:p>
              </table:table-cell>
              <table:table-cell office:value-type="float" office:value="1960">
                <text:p>1960</text:p>
              </table:table-cell>
              <table:table-cell office:value-type="float" office:value="691646">
                <text:p>691646</text:p>
              </table:table-cell>
              <table:table-cell office:value-type="float" office:value="1563427">
                <text:p>1563427</text:p>
              </table:table-cell>
            </table:table-row>
            <table:table-row>
              <table:table-cell office:value-type="string">
                <text:p>Riga 18</text:p>
              </table:table-cell>
              <table:table-cell office:value-type="float" office:value="1961">
                <text:p>1961</text:p>
              </table:table-cell>
              <table:table-cell office:value-type="float" office:value="698567">
                <text:p>698567</text:p>
              </table:table-cell>
              <table:table-cell office:value-type="float" office:value="1575724">
                <text:p>1575724</text:p>
              </table:table-cell>
            </table:table-row>
            <table:table-row>
              <table:table-cell office:value-type="string">
                <text:p>Riga 19</text:p>
              </table:table-cell>
              <table:table-cell office:value-type="float" office:value="1962">
                <text:p>1962</text:p>
              </table:table-cell>
              <table:table-cell office:value-type="float" office:value="741475">
                <text:p>741475</text:p>
              </table:table-cell>
              <table:table-cell office:value-type="float" office:value="1714792">
                <text:p>1714792</text:p>
              </table:table-cell>
            </table:table-row>
            <table:table-row>
              <table:table-cell office:value-type="string">
                <text:p>Riga 20</text:p>
              </table:table-cell>
              <table:table-cell office:value-type="float" office:value="1963">
                <text:p>1963</text:p>
              </table:table-cell>
              <table:table-cell office:value-type="float" office:value="759975">
                <text:p>759975</text:p>
              </table:table-cell>
              <table:table-cell office:value-type="float" office:value="1731440">
                <text:p>1731440</text:p>
              </table:table-cell>
            </table:table-row>
            <table:table-row>
              <table:table-cell office:value-type="string">
                <text:p>Riga 21</text:p>
              </table:table-cell>
              <table:table-cell office:value-type="float" office:value="1964">
                <text:p>1964</text:p>
              </table:table-cell>
              <table:table-cell office:value-type="float" office:value="752754">
                <text:p>752754</text:p>
              </table:table-cell>
              <table:table-cell office:value-type="float" office:value="1696536">
                <text:p>1696536</text:p>
              </table:table-cell>
            </table:table-row>
            <table:table-row>
              <table:table-cell office:value-type="string">
                <text:p>Riga 22</text:p>
              </table:table-cell>
              <table:table-cell office:value-type="float" office:value="1965">
                <text:p>1965</text:p>
              </table:table-cell>
              <table:table-cell office:value-type="float" office:value="787687">
                <text:p>787687</text:p>
              </table:table-cell>
              <table:table-cell office:value-type="float" office:value="1720660">
                <text:p>1720660</text:p>
              </table:table-cell>
            </table:table-row>
            <table:table-row>
              <table:table-cell office:value-type="string">
                <text:p>Riga 23</text:p>
              </table:table-cell>
              <table:table-cell office:value-type="float" office:value="1966">
                <text:p>1966</text:p>
              </table:table-cell>
              <table:table-cell office:value-type="float" office:value="852972">
                <text:p>852972</text:p>
              </table:table-cell>
              <table:table-cell office:value-type="float" office:value="1843605">
                <text:p>1843605</text:p>
              </table:table-cell>
            </table:table-row>
            <table:table-row>
              <table:table-cell office:value-type="string">
                <text:p>Riga 24</text:p>
              </table:table-cell>
              <table:table-cell office:value-type="float" office:value="1967">
                <text:p>1967</text:p>
              </table:table-cell>
              <table:table-cell office:value-type="float" office:value="799367">
                <text:p>799367</text:p>
              </table:table-cell>
              <table:table-cell office:value-type="float" office:value="1677371">
                <text:p>1677371</text:p>
              </table:table-cell>
            </table:table-row>
            <table:table-row>
              <table:table-cell office:value-type="string">
                <text:p>Riga 25</text:p>
              </table:table-cell>
              <table:table-cell office:value-type="float" office:value="1968">
                <text:p>1968</text:p>
              </table:table-cell>
              <table:table-cell office:value-type="float" office:value="807175">
                <text:p>807175</text:p>
              </table:table-cell>
              <table:table-cell office:value-type="float" office:value="1701816">
                <text:p>1701816</text:p>
              </table:table-cell>
            </table:table-row>
            <table:table-row>
              <table:table-cell office:value-type="string">
                <text:p>Riga 26</text:p>
              </table:table-cell>
              <table:table-cell office:value-type="float" office:value="1969">
                <text:p>1969</text:p>
              </table:table-cell>
              <table:table-cell office:value-type="float" office:value="877414">
                <text:p>877414</text:p>
              </table:table-cell>
              <table:table-cell office:value-type="float" office:value="1836467">
                <text:p>1836467</text:p>
              </table:table-cell>
            </table:table-row>
            <table:table-row>
              <table:table-cell office:value-type="string">
                <text:p>Riga 27</text:p>
              </table:table-cell>
              <table:table-cell office:value-type="float" office:value="1970">
                <text:p>1970</text:p>
              </table:table-cell>
              <table:table-cell office:value-type="float" office:value="946127">
                <text:p>946127</text:p>
              </table:table-cell>
              <table:table-cell office:value-type="float" office:value="1940239">
                <text:p>1940239</text:p>
              </table:table-cell>
            </table:table-row>
            <table:table-row>
              <table:table-cell office:value-type="string">
                <text:p>Riga 28</text:p>
              </table:table-cell>
              <table:table-cell office:value-type="float" office:value="1971">
                <text:p>1971</text:p>
              </table:table-cell>
              <table:table-cell office:value-type="float" office:value="929112">
                <text:p>929112</text:p>
              </table:table-cell>
              <table:table-cell office:value-type="float" office:value="1901208">
                <text:p>1901208</text:p>
              </table:table-cell>
            </table:table-row>
            <table:table-row>
              <table:table-cell office:value-type="string">
                <text:p>Riga 29</text:p>
              </table:table-cell>
              <table:table-cell office:value-type="float" office:value="1972">
                <text:p>1972</text:p>
              </table:table-cell>
              <table:table-cell office:value-type="float" office:value="956289">
                <text:p>956289</text:p>
              </table:table-cell>
              <table:table-cell office:value-type="float" office:value="1968892">
                <text:p>1968892</text:p>
              </table:table-cell>
            </table:table-row>
            <table:table-row>
              <table:table-cell office:value-type="string">
                <text:p>Riga 30</text:p>
              </table:table-cell>
              <table:table-cell office:value-type="float" office:value="1973">
                <text:p>1973</text:p>
              </table:table-cell>
              <table:table-cell office:value-type="float" office:value="915504">
                <text:p>915504</text:p>
              </table:table-cell>
              <table:table-cell office:value-type="float" office:value="1857713">
                <text:p>1857713</text:p>
              </table:table-cell>
            </table:table-row>
            <table:table-row>
              <table:table-cell office:value-type="string">
                <text:p>Riga 31</text:p>
              </table:table-cell>
              <table:table-cell office:value-type="float" office:value="1974">
                <text:p>1974</text:p>
              </table:table-cell>
              <table:table-cell office:value-type="float" office:value="876722">
                <text:p>876722</text:p>
              </table:table-cell>
              <table:table-cell office:value-type="float" office:value="1801564">
                <text:p>1801564</text:p>
              </table:table-cell>
            </table:table-row>
            <table:table-row>
              <table:table-cell office:value-type="string">
                <text:p>Riga 32</text:p>
              </table:table-cell>
              <table:table-cell office:value-type="float" office:value="1975">
                <text:p>1975</text:p>
              </table:table-cell>
              <table:table-cell office:value-type="float" office:value="928170">
                <text:p>928170</text:p>
              </table:table-cell>
              <table:table-cell office:value-type="float" office:value="1859826">
                <text:p>1859826</text:p>
              </table:table-cell>
            </table:table-row>
            <table:table-row>
              <table:table-cell office:value-type="string">
                <text:p>Riga 33</text:p>
              </table:table-cell>
              <table:table-cell office:value-type="float" office:value="1976">
                <text:p>1976</text:p>
              </table:table-cell>
              <table:table-cell office:value-type="float" office:value="928001">
                <text:p>928001</text:p>
              </table:table-cell>
              <table:table-cell office:value-type="float" office:value="1920411">
                <text:p>1920411</text:p>
              </table:table-cell>
            </table:table-row>
            <table:table-row>
              <table:table-cell office:value-type="string">
                <text:p>Riga 34</text:p>
              </table:table-cell>
              <table:table-cell office:value-type="float" office:value="1977">
                <text:p>1977</text:p>
              </table:table-cell>
              <table:table-cell office:value-type="float" office:value="1016239">
                <text:p>1016239</text:p>
              </table:table-cell>
              <table:table-cell office:value-type="float" office:value="2076229">
                <text:p>2076229</text:p>
              </table:table-cell>
            </table:table-row>
            <table:table-row>
              <table:table-cell office:value-type="string">
                <text:p>Riga 35</text:p>
              </table:table-cell>
              <table:table-cell office:value-type="float" office:value="1978">
                <text:p>1978</text:p>
              </table:table-cell>
              <table:table-cell office:value-type="float" office:value="1061416">
                <text:p>1061416</text:p>
              </table:table-cell>
              <table:table-cell office:value-type="float" office:value="2179730">
                <text:p>2179730</text:p>
              </table:table-cell>
            </table:table-row>
            <table:table-row>
              <table:table-cell office:value-type="string">
                <text:p>Riga 36</text:p>
              </table:table-cell>
              <table:table-cell office:value-type="float" office:value="1979">
                <text:p>1979</text:p>
              </table:table-cell>
              <table:table-cell office:value-type="float" office:value="1100905">
                <text:p>1100905</text:p>
              </table:table-cell>
              <table:table-cell office:value-type="float" office:value="2294975">
                <text:p>2294975</text:p>
              </table:table-cell>
            </table:table-row>
            <table:table-row>
              <table:table-cell office:value-type="string">
                <text:p>Riga 37</text:p>
              </table:table-cell>
              <table:table-cell office:value-type="float" office:value="1980">
                <text:p>1980</text:p>
              </table:table-cell>
              <table:table-cell office:value-type="float" office:value="1175109">
                <text:p>1175109</text:p>
              </table:table-cell>
              <table:table-cell office:value-type="float" office:value="2487687">
                <text:p>2487687</text:p>
              </table:table-cell>
            </table:table-row>
            <table:table-row>
              <table:table-cell office:value-type="string">
                <text:p>Riga 38</text:p>
              </table:table-cell>
              <table:table-cell office:value-type="float" office:value="1981">
                <text:p>1981</text:p>
              </table:table-cell>
              <table:table-cell office:value-type="float" office:value="1191827">
                <text:p>1191827</text:p>
              </table:table-cell>
              <table:table-cell office:value-type="float" office:value="2574363">
                <text:p>2574363</text:p>
              </table:table-cell>
            </table:table-row>
            <table:table-row>
              <table:table-cell office:value-type="string">
                <text:p>Riga 39</text:p>
              </table:table-cell>
              <table:table-cell office:value-type="float" office:value="1982">
                <text:p>1982</text:p>
              </table:table-cell>
              <table:table-cell office:value-type="float" office:value="1210113">
                <text:p>1210113</text:p>
              </table:table-cell>
              <table:table-cell office:value-type="float" office:value="2604204">
                <text:p>2604204</text:p>
              </table:table-cell>
            </table:table-row>
            <table:table-row>
              <table:table-cell office:value-type="string">
                <text:p>Riga 40</text:p>
              </table:table-cell>
              <table:table-cell office:value-type="float" office:value="1983">
                <text:p>1983</text:p>
              </table:table-cell>
              <table:table-cell office:value-type="float" office:value="1251736">
                <text:p>1251736</text:p>
              </table:table-cell>
              <table:table-cell office:value-type="float" office:value="2655181">
                <text:p>2655181</text:p>
              </table:table-cell>
            </table:table-row>
            <table:table-row>
              <table:table-cell office:value-type="string">
                <text:p>Riga 41</text:p>
              </table:table-cell>
              <table:table-cell office:value-type="float" office:value="1984">
                <text:p>1984</text:p>
              </table:table-cell>
              <table:table-cell office:value-type="float" office:value="1335968">
                <text:p>1335968</text:p>
              </table:table-cell>
              <table:table-cell office:value-type="float" office:value="2846007">
                <text:p>2846007</text:p>
              </table:table-cell>
            </table:table-row>
            <table:table-row>
              <table:table-cell office:value-type="string">
                <text:p>Riga 42</text:p>
              </table:table-cell>
              <table:table-cell office:value-type="float" office:value="1985">
                <text:p>1985</text:p>
              </table:table-cell>
              <table:table-cell office:value-type="float" office:value="1291878">
                <text:p>1291878</text:p>
              </table:table-cell>
              <table:table-cell office:value-type="float" office:value="2768655">
                <text:p>2768655</text:p>
              </table:table-cell>
            </table:table-row>
            <table:table-row>
              <table:table-cell office:value-type="string">
                <text:p>Riga 43</text:p>
              </table:table-cell>
              <table:table-cell office:value-type="float" office:value="1986">
                <text:p>1986</text:p>
              </table:table-cell>
              <table:table-cell office:value-type="float" office:value="1118419">
                <text:p>1118419</text:p>
              </table:table-cell>
              <table:table-cell office:value-type="float" office:value="2457695">
                <text:p>2457695</text:p>
              </table:table-cell>
            </table:table-row>
            <table:table-row>
              <table:table-cell office:value-type="string">
                <text:p>Riga 44</text:p>
              </table:table-cell>
              <table:table-cell office:value-type="float" office:value="1987">
                <text:p>1987</text:p>
              </table:table-cell>
              <table:table-cell office:value-type="float" office:value="1058956">
                <text:p>1058956</text:p>
              </table:table-cell>
              <table:table-cell office:value-type="float" office:value="2324636">
                <text:p>2324636</text:p>
              </table:table-cell>
            </table:table-row>
            <table:table-row>
              <table:table-cell office:value-type="string">
                <text:p>Riga 45</text:p>
              </table:table-cell>
              <table:table-cell office:value-type="float" office:value="1988">
                <text:p>1988</text:p>
              </table:table-cell>
              <table:table-cell office:value-type="float" office:value="1119213">
                <text:p>1119213</text:p>
              </table:table-cell>
              <table:table-cell office:value-type="float" office:value="2392981">
                <text:p>2392981</text:p>
              </table:table-cell>
            </table:table-row>
            <table:table-row>
              <table:table-cell office:value-type="string">
                <text:p>Riga 46</text:p>
              </table:table-cell>
              <table:table-cell office:value-type="float" office:value="1989">
                <text:p>1989</text:p>
              </table:table-cell>
              <table:table-cell office:value-type="float" office:value="1235001">
                <text:p>1235001</text:p>
              </table:table-cell>
              <table:table-cell office:value-type="float" office:value="2662670">
                <text:p>2662670</text:p>
              </table:table-cell>
            </table:table-row>
            <table:table-row>
              <table:table-cell office:value-type="string">
                <text:p>Riga 47</text:p>
              </table:table-cell>
              <table:table-cell office:value-type="float" office:value="1990">
                <text:p>1990</text:p>
              </table:table-cell>
              <table:table-cell office:value-type="float" office:value="1250649">
                <text:p>1250649</text:p>
              </table:table-cell>
              <table:table-cell office:value-type="float" office:value="2760068">
                <text:p>2760068</text:p>
              </table:table-cell>
            </table:table-row>
            <table:table-row>
              <table:table-cell office:value-type="string">
                <text:p>Riga 48</text:p>
              </table:table-cell>
              <table:table-cell office:value-type="float" office:value="1991">
                <text:p>1991</text:p>
              </table:table-cell>
              <table:table-cell office:value-type="float" office:value="1111456">
                <text:p>1111456</text:p>
              </table:table-cell>
              <table:table-cell office:value-type="float" office:value="2508595">
                <text:p>2508595</text:p>
              </table:table-cell>
            </table:table-row>
            <table:table-row>
              <table:table-cell office:value-type="string">
                <text:p>Riga 49</text:p>
              </table:table-cell>
              <table:table-cell office:value-type="float" office:value="1992">
                <text:p>1992</text:p>
              </table:table-cell>
              <table:table-cell office:value-type="float" office:value="1208946">
                <text:p>1208946</text:p>
              </table:table-cell>
              <table:table-cell office:value-type="float" office:value="2680179">
                <text:p>2680179</text:p>
              </table:table-cell>
            </table:table-row>
            <table:table-row>
              <table:table-cell office:value-type="string">
                <text:p>Riga 50</text:p>
              </table:table-cell>
              <table:table-cell office:value-type="float" office:value="1993">
                <text:p>1993</text:p>
              </table:table-cell>
              <table:table-cell office:value-type="float" office:value="1274205">
                <text:p>1274205</text:p>
              </table:table-cell>
              <table:table-cell office:value-type="float" office:value="2872298">
                <text:p>2872298</text:p>
              </table:table-cell>
            </table:table-row>
            <table:table-row>
              <table:table-cell office:value-type="string">
                <text:p>Riga 51</text:p>
              </table:table-cell>
              <table:table-cell office:value-type="float" office:value="1994">
                <text:p>1994</text:p>
              </table:table-cell>
              <table:table-cell office:value-type="float" office:value="1402974">
                <text:p>1402974</text:p>
              </table:table-cell>
              <table:table-cell office:value-type="float" office:value="3063046">
                <text:p>3063046</text:p>
              </table:table-cell>
            </table:table-row>
            <table:table-row>
              <table:table-cell office:value-type="string">
                <text:p>Riga 52</text:p>
              </table:table-cell>
              <table:table-cell office:value-type="float" office:value="1995">
                <text:p>1995</text:p>
              </table:table-cell>
              <table:table-cell office:value-type="float" office:value="1449052">
                <text:p>1449052</text:p>
              </table:table-cell>
              <table:table-cell office:value-type="float" office:value="3234870">
                <text:p>3234870</text:p>
              </table:table-cell>
            </table:table-row>
            <table:table-row>
              <table:table-cell office:value-type="string">
                <text:p>Riga 53</text:p>
              </table:table-cell>
              <table:table-cell office:value-type="float" office:value="1996">
                <text:p>1996</text:p>
              </table:table-cell>
              <table:table-cell office:value-type="float" office:value="1471708">
                <text:p>1471708</text:p>
              </table:table-cell>
              <table:table-cell office:value-type="float" office:value="3288115">
                <text:p>3288115</text:p>
              </table:table-cell>
            </table:table-row>
            <table:table-row>
              <table:table-cell office:value-type="string">
                <text:p>Riga 54</text:p>
              </table:table-cell>
              <table:table-cell office:value-type="float" office:value="1997">
                <text:p>1997</text:p>
              </table:table-cell>
              <table:table-cell office:value-type="float" office:value="1443394">
                <text:p>1443394</text:p>
              </table:table-cell>
              <table:table-cell office:value-type="float" office:value="3325556">
                <text:p>3325556</text:p>
              </table:table-cell>
            </table:table-row>
            <table:table-row>
              <table:table-cell office:value-type="string">
                <text:p>Riga 55</text:p>
              </table:table-cell>
              <table:table-cell office:value-type="float" office:value="1998">
                <text:p>1998</text:p>
              </table:table-cell>
              <table:table-cell office:value-type="float" office:value="1482502">
                <text:p>1482502</text:p>
              </table:table-cell>
              <table:table-cell office:value-type="float" office:value="3444938">
                <text:p>3444938</text:p>
              </table:table-cell>
            </table:table-row>
            <table:table-row>
              <table:table-cell office:value-type="string">
                <text:p>Riga 56</text:p>
              </table:table-cell>
              <table:table-cell office:value-type="float" office:value="1999">
                <text:p>1999</text:p>
              </table:table-cell>
              <table:table-cell office:value-type="float" office:value="1451447">
                <text:p>1451447</text:p>
              </table:table-cell>
              <table:table-cell office:value-type="float" office:value="3459323">
                <text:p>3459323</text:p>
              </table:table-cell>
            </table:table-row>
            <table:table-row>
              <table:table-cell office:value-type="string">
                <text:p>Riga 57</text:p>
              </table:table-cell>
              <table:table-cell office:value-type="float" office:value="2000">
                <text:p>2000</text:p>
              </table:table-cell>
              <table:table-cell office:value-type="float" office:value="1503913">
                <text:p>1503913</text:p>
              </table:table-cell>
              <table:table-cell office:value-type="float" office:value="3562728">
                <text:p>3562728</text:p>
              </table:table-cell>
            </table:table-row>
            <table:table-row>
              <table:table-cell office:value-type="string">
                <text:p>Riga 58</text:p>
              </table:table-cell>
              <table:table-cell office:value-type="float" office:value="2001">
                <text:p>2001</text:p>
              </table:table-cell>
              <table:table-cell office:value-type="float" office:value="1554874">
                <text:p>1554874</text:p>
              </table:table-cell>
              <table:table-cell office:value-type="float" office:value="3728713">
                <text:p>3728713</text:p>
              </table:table-cell>
            </table:table-row>
            <table:table-row>
              <table:table-cell office:value-type="string">
                <text:p>Riga 59</text:p>
              </table:table-cell>
              <table:table-cell office:value-type="float" office:value="2002">
                <text:p>2002</text:p>
              </table:table-cell>
              <table:table-cell office:value-type="float" office:value="1481866">
                <text:p>1481866</text:p>
              </table:table-cell>
              <table:table-cell office:value-type="float" office:value="3587434">
                <text:p>3587434</text:p>
              </table:table-cell>
            </table:table-row>
            <table:table-row>
              <table:table-cell office:value-type="string">
                <text:p>Riga 60</text:p>
              </table:table-cell>
              <table:table-cell office:value-type="float" office:value="2003">
                <text:p>2003</text:p>
              </table:table-cell>
              <table:table-cell office:value-type="float" office:value="1546867">
                <text:p>1546867</text:p>
              </table:table-cell>
              <table:table-cell office:value-type="float" office:value="3829285">
                <text:p>3829285</text:p>
              </table:table-cell>
            </table:table-row>
            <table:table-row>
              <table:table-cell office:value-type="string">
                <text:p>Riga 61</text:p>
              </table:table-cell>
              <table:table-cell office:value-type="float" office:value="2004">
                <text:p>2004</text:p>
              </table:table-cell>
              <table:table-cell office:value-type="float" office:value="1746591">
                <text:p>1746591</text:p>
              </table:table-cell>
              <table:table-cell office:value-type="float" office:value="4435241">
                <text:p>4435241</text:p>
              </table:table-cell>
            </table:table-row>
            <table:table-row>
              <table:table-cell office:value-type="string">
                <text:p>Riga 62</text:p>
              </table:table-cell>
              <table:table-cell office:value-type="float" office:value="2005">
                <text:p>2005</text:p>
              </table:table-cell>
              <table:table-cell office:value-type="float" office:value="1902478">
                <text:p>1902478</text:p>
              </table:table-cell>
              <table:table-cell office:value-type="float" office:value="4925182">
                <text:p>492518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